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8in"/>
    </style:style>
    <style:style style:name="co2" style:family="table-column">
      <style:table-column-properties fo:break-before="auto" style:column-width="5.6917in"/>
    </style:style>
    <style:style style:name="co3" style:family="table-column">
      <style:table-column-properties fo:break-before="auto" style:column-width="2.1492in"/>
    </style:style>
    <style:style style:name="co4" style:family="table-column">
      <style:table-column-properties fo:break-before="auto" style:column-width="5.2654in"/>
    </style:style>
    <style:style style:name="co5"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10.2717in" fo:break-before="auto" style:use-optimal-row-height="true"/>
    </style:style>
    <style:style style:name="ro4" style:family="table-row">
      <style:table-row-properties style:row-height="23.7043in" fo:break-before="auto" style:use-optimal-row-height="true"/>
    </style:style>
    <style:style style:name="ro5" style:family="table-row">
      <style:table-row-properties style:row-height="0.228in" fo:break-before="auto" style:use-optimal-row-height="true"/>
    </style:style>
    <style:style style:name="ro6"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cell-protect="none" style:print-content="true" style:text-align-source="value-type" style:repeat-content="false" fo:wrap-option="wrap" style:direction="ltr" style:rotation-angle="0" style:rotation-align="none" style:shrink-to-fit="false" style:vertical-align="bottom"/>
      <style:paragraph-properties fo:margin-left="0in" style:writing-mode="page"/>
    </style:style>
  </office:automatic-styles>
  <office:body>
    <office:spreadsheet>
      <table:table table:name="Sheet1" table:style-name="ta1" table:print="false">
        <table:table-column table:style-name="co1" table:number-columns-repeated="3" table:default-cell-style-name="Excel_20_Built-in_20_Normal"/>
        <table:table-column table:style-name="co2" table:default-cell-style-name="Excel_20_Built-in_20_Normal"/>
        <table:table-column table:style-name="co3" table:default-cell-style-name="Default"/>
        <table:table-column table:style-name="co1" table:number-columns-repeated="5" table:default-cell-style-name="Default"/>
        <table:table-column table:style-name="co4" table:default-cell-style-name="Excel_20_Built-in_20_Normal"/>
        <table:table-column table:style-name="co1" table:number-columns-repeated="1013" table:default-cell-style-name="Excel_20_Built-in_20_Normal"/>
        <table:table-row table:style-name="ro1">
          <table:table-cell office:value-type="string">
            <text:p>Project</text:p>
          </table:table-cell>
          <table:table-cell office:value-type="string">
            <text:p>File</text:p>
          </table:table-cell>
          <table:table-cell office:value-type="string">
            <text:p>Key</text:p>
          </table:table-cell>
          <table:table-cell table:number-columns-repeated="7"/>
          <table:table-cell office:value-type="string">
            <text:p>.es-mx</text:p>
          </table:table-cell>
          <table:table-cell table:number-columns-repeated="1013"/>
        </table:table-row>
        <table:table-row table:style-name="ro1">
          <table:table-cell office:value-type="string">
            <text:p>GCBM</text:p>
          </table:table-cell>
          <table:table-cell office:value-type="string">
            <text:p>Properties\Resources</text:p>
          </table:table-cell>
          <table:table-cell office:value-type="string">
            <text:p>Error</text:p>
          </table:table-cell>
          <table:table-cell office:value-type="string">
            <text:p><text:s/>[ERRO] </text:p>
          </table:table-cell>
          <table:table-cell table:number-columns-repeated="6"/>
          <table:table-cell office:value-type="string">
            <text:p><text:s/>[ERROR]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3DCoverError</text:p>
          </table:table-cell>
          <table:table-cell office:value-type="string">
            <text:p><text:s/>[ERRO] Falha ao efetuar download da capa (3D)!</text:p>
          </table:table-cell>
          <table:table-cell table:number-columns-repeated="6"/>
          <table:table-cell office:value-type="string">
            <text:p><text:s/>[ERROR] ¡Error al descargar la portada (3D)!</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DiscCoverError</text:p>
          </table:table-cell>
          <table:table-cell office:value-type="string">
            <text:p><text:s/>[ERRO] Falha ao efetuar download da capa (Disco)!</text:p>
          </table:table-cell>
          <table:table-cell table:number-columns-repeated="6"/>
          <table:table-cell office:value-type="string">
            <text:p><text:s/>[ERROR] ¡Error al descargar la portada (disc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NotNintendoGameCubeFile</text:p>
          </table:table-cell>
          <table:table-cell office:value-type="string">
            <text:p><text:s/>[ERRO] Não é um arquivo de Nintendo GameCube.</text:p>
          </table:table-cell>
          <table:table-cell table:number-columns-repeated="6"/>
          <table:table-cell office:value-type="string">
            <text:p><text:s/>[ERROR] No es un archivo de Nintendo GameCub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HashesAreNotSame</text:p>
          </table:table-cell>
          <table:table-cell office:value-type="string">
            <text:p><text:s/>[INFO] Os hashes não são os mesmos!</text:p>
          </table:table-cell>
          <table:table-cell table:number-columns-repeated="6"/>
          <table:table-cell office:value-type="string">
            <text:p><text:s/>[INFO] ¡Los hashes no son los mism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learTemp_String1</text:p>
          </table:table-cell>
          <table:table-cell office:value-type="string">
            <text:p><text:s/>[INFO] Não foi possível limpar a pasta temporária!</text:p>
          </table:table-cell>
          <table:table-cell table:number-columns-repeated="6"/>
          <table:table-cell office:value-type="string">
            <text:p><text:s/>[INFO] ¡No se pudo limpiar la carpeta temporal!</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quiredDirectories_String3</text:p>
          </table:table-cell>
          <table:table-cell office:value-type="string">
            <text:p><text:s/>[INFO] Utilizando diretório temporário personalizado!</text:p>
          </table:table-cell>
          <table:table-cell table:number-columns-repeated="6"/>
          <table:table-cell office:value-type="string">
            <text:p><text:s/>[INFO] ¡Usando un directorio temporal personaliz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FoundIsoGcmFiles</text:p>
          </table:table-cell>
          <table:table-cell office:value-type="string">
            <text:p><text:s/>[INFO] Arquivo(s) ISO/GCM encontrado(s): </text:p>
          </table:table-cell>
          <table:table-cell table:number-columns-repeated="6"/>
          <table:table-cell office:value-type="string">
            <text:p><text:s/>[INFO] Archivos ISO/GCM encontrados: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3DCover</text:p>
          </table:table-cell>
          <table:table-cell office:value-type="string">
            <text:p><text:s/>[INFO] Baixando capas (3D)... </text:p>
          </table:table-cell>
          <table:table-cell table:number-columns-repeated="6"/>
          <table:table-cell office:value-type="string">
            <text:p><text:s/>[INFO] Descargando portadas (3D)...</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DiscCover</text:p>
          </table:table-cell>
          <table:table-cell office:value-type="string">
            <text:p><text:s/>[INFO] Baixando capas (Disco)... </text:p>
          </table:table-cell>
          <table:table-cell table:number-columns-repeated="6"/>
          <table:table-cell office:value-type="string">
            <text:p><text:s/>[INFO] Descargando portadas (Disc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CurrentProgramDirectory</text:p>
          </table:table-cell>
          <table:table-cell office:value-type="string">
            <text:p><text:s/>[INFO] Diretório atual do programa: </text:p>
          </table:table-cell>
          <table:table-cell table:number-columns-repeated="6"/>
          <table:table-cell office:value-type="string">
            <text:p><text:s/>[INFO] Directorio del programa actual: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quiredDirectories_String2</text:p>
          </table:table-cell>
          <table:table-cell office:value-type="string">
            <text:p><text:s/>[INFO] O diretório temporário padrão já existe... ignorando criação!</text:p>
          </table:table-cell>
          <table:table-cell table:number-columns-repeated="6"/>
          <table:table-cell office:value-type="string">
            <text:p><text:s/>[INFO] El directorio temporal predeterminado ya existe... ¡ignorando su creació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quiredDirectories_String5</text:p>
          </table:table-cell>
          <table:table-cell office:value-type="string">
            <text:p><text:s/>[INFO] Os diretórios de capas já existem... ignorando criação!</text:p>
          </table:table-cell>
          <table:table-cell table:number-columns-repeated="6"/>
          <table:table-cell office:value-type="string">
            <text:p><text:s/>[INFO] Los directorios de portadas ya existen... ignorando su creació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quiredDirectories_String4</text:p>
          </table:table-cell>
          <table:table-cell office:value-type="string">
            <text:p><text:s/>[INFO] Os diretórios de capas foram criados...</text:p>
          </table:table-cell>
          <table:table-cell table:number-columns-repeated="6"/>
          <table:table-cell office:value-type="string">
            <text:p><text:s/>[INFO] Los directorios de skins fueron cread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quiredDirectories_String1</text:p>
          </table:table-cell>
          <table:table-cell office:value-type="string">
            <text:p><text:s/>[INFO] O diretório temporário padrão foi criado...</text:p>
          </table:table-cell>
          <table:table-cell table:number-columns-repeated="6"/>
          <table:table-cell office:value-type="string">
            <text:p><text:s/>[INFO] Se ha creado el directorio temporal predetermin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CLRVersion</text:p>
          </table:table-cell>
          <table:table-cell office:value-type="string">
            <text:p><text:s/>CLR Versão: </text:p>
          </table:table-cell>
          <table:table-cell table:number-columns-repeated="6"/>
          <table:table-cell office:value-type="string">
            <text:p><text:s/>CLR Versión: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validDrive_String6</text:p>
          </table:table-cell>
          <table:table-cell office:value-type="string">
            <text:p><text:s/>como armazenamento de BACKUP para arquivos ISO/GCM.</text:p>
          </table:table-cell>
          <table:table-cell table:number-columns-repeated="6"/>
          <table:table-cell office:value-type="string">
            <text:p><text:s/>como almacenamiento de RESPALDO para archivos ISO/GCM.</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WorkingSet</text:p>
          </table:table-cell>
          <table:table-cell office:value-type="string">
            <text:p><text:s/>Conjunto de Trabalho: </text:p>
          </table:table-cell>
          <table:table-cell table:number-columns-repeated="6"/>
          <table:table-cell office:value-type="string">
            <text:p><text:s/>Conjunto de Trabajo: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ProgramName</text:p>
          </table:table-cell>
          <table:table-cell office:value-type="string">
            <text:p><text:s/>Nome do Programa: </text:p>
          </table:table-cell>
          <table:table-cell table:number-columns-repeated="6"/>
          <table:table-cell office:value-type="string">
            <text:p><text:s/>Nombre del Programa: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OSVersion</text:p>
          </table:table-cell>
          <table:table-cell office:value-type="string">
            <text:p><text:s/>OS Versão: </text:p>
          </table:table-cell>
          <table:table-cell table:number-columns-repeated="6"/>
          <table:table-cell office:value-type="string">
            <text:p><text:s/>OS Versión: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GcbmLogCreated</text:p>
          </table:table-cell>
          <table:table-cell office:value-type="string">
            <text:p><text:s/>gcbm.log é criado.</text:p>
          </table:table-cell>
          <table:table-cell table:number-columns-repeated="6"/>
          <table:table-cell office:value-type="string">
            <text:p><text:s/>Se crea gcbm.log.</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LogicalUnits</text:p>
          </table:table-cell>
          <table:table-cell office:value-type="string">
            <text:p><text:s/>Unidades Lógicas: </text:p>
          </table:table-cell>
          <table:table-cell table:number-columns-repeated="6"/>
          <table:table-cell office:value-type="string">
            <text:p><text:s/>Unidades Lógicas: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gisterHeaderLog_ApplicationVersion</text:p>
          </table:table-cell>
          <table:table-cell office:value-type="string">
            <text:p><text:s/>Versão da Aplicação: </text:p>
          </table:table-cell>
          <table:table-cell table:number-columns-repeated="6"/>
          <table:table-cell office:value-type="string">
            <text:p><text:s/>Versión de la aplicación: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ProcessTaskDelay_String3</text:p>
          </table:table-cell>
          <table:table-cell office:value-type="string">
            <text:p>Algumas funções que dependem desse arquivo não irão funcionar até seja efetuado o download do arquivo!</text:p>
          </table:table-cell>
          <table:table-cell table:number-columns-repeated="6"/>
          <table:table-cell office:value-type="string">
            <text:p>¡Algunas funciones que dependen de este archivo no funcionarán hasta que se descargue el arch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adImage_String3</text:p>
          </table:table-cell>
          <table:table-cell office:value-type="string">
            <text:p>Arquivo '{0}' não encontrado!</text:p>
          </table:table-cell>
          <table:table-cell table:number-columns-repeated="6"/>
          <table:table-cell office:value-type="string">
            <text:p>¡Archivo '{0}' no encontr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MetaXml_String1</text:p>
          </table:table-cell>
          <table:table-cell office:value-type="string">
            <text:p>Arquivo 'meta.xml' inválido ou danificado!</text:p>
          </table:table-cell>
          <table:table-cell table:number-columns-repeated="6"/>
          <table:table-cell office:value-type="string">
            <text:p>¡Archivo 'meta.xml' no válido o dañ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ttention</text:p>
          </table:table-cell>
          <table:table-cell office:value-type="string">
            <text:p>ATENÇÃO!</text:p>
          </table:table-cell>
          <table:table-cell table:number-columns-repeated="6"/>
          <table:table-cell office:value-type="string">
            <text:p>¡Atención!</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blAttentionImageNotFound.Text</text:p>
          </table:table-cell>
          <table:table-cell office:value-type="string">
            <text:p>ATENÇÃO!</text:p>
          </table:table-cell>
          <table:table-cell table:number-columns-repeated="6"/>
          <table:table-cell office:value-type="string">
            <text:p>¡ATENCIÓN!</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NetStatus.Text</text:p>
          </table:table-cell>
          <table:table-cell office:value-type="string">
            <text:p>Conexão com a Internet desativada!</text:p>
          </table:table-cell>
          <table:table-cell table:number-columns-repeated="6"/>
          <table:table-cell office:value-type="string">
            <text:p>¡Conexión a Internet desactivad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NetworkCheck_NetStatus_Offline</text:p>
          </table:table-cell>
          <table:table-cell office:value-type="string">
            <text:p>Conexão com a internet desativada!</text:p>
          </table:table-cell>
          <table:table-cell table:number-columns-repeated="6"/>
          <table:table-cell office:value-type="string">
            <text:p>¡Conexión a Internet desactivad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NetworkCheck_NetStatus_Online</text:p>
          </table:table-cell>
          <table:table-cell office:value-type="string">
            <text:p>Conexão com a internet estabelecida!</text:p>
          </table:table-cell>
          <table:table-cell table:number-columns-repeated="6"/>
          <table:table-cell office:value-type="string">
            <text:p>¡Conexión a Internet establecid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MetaXml_String2</text:p>
          </table:table-cell>
          <table:table-cell office:value-type="string">
            <text:p>Dados gravados com sucesso!</text:p>
          </table:table-cell>
          <table:table-cell table:number-columns-repeated="6"/>
          <table:table-cell office:value-type="string">
            <text:p>¡Datos guardados exitosament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TrasnferredDisc2</text:p>
          </table:table-cell>
          <table:table-cell office:value-type="string">
            <text:p>Disco 2 transferido com sucesso!</text:p>
          </table:table-cell>
          <table:table-cell table:number-columns-repeated="6"/>
          <table:table-cell office:value-type="string">
            <text:p>¡El disco 2 se ha transferido con éxi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lphinEmulator_Not_Found_String_1</text:p>
          </table:table-cell>
          <table:table-cell office:value-type="string">
            <text:p>Emulador não encontrado!</text:p>
          </table:table-cell>
          <table:table-cell table:number-columns-repeated="6"/>
          <table:table-cell office:value-type="string">
            <text:p>¡Emulador no encontr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adImage_String4</text:p>
          </table:table-cell>
          <table:table-cell office:value-type="string">
            <text:p>ERRO!</text:p>
          </table:table-cell>
          <table:table-cell table:number-columns-repeated="6"/>
          <table:table-cell office:value-type="string">
            <text:p>¡ERRO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validDrive_String1</text:p>
          </table:table-cell>
          <table:table-cell office:value-type="string">
            <text:p>Este não é um dispositivo válido!</text:p>
          </table:table-cell>
          <table:table-cell table:number-columns-repeated="6"/>
          <table:table-cell office:value-type="string">
            <text:p>¡Este no es un dispositivo váli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alogResultDeleteGame_ReallyDeleteFile_String2</text:p>
          </table:table-cell>
          <table:table-cell office:value-type="string">
            <text:p>Esse procedimento é irreversível e não será possivel recuperar o(s) arquivo(s)!</text:p>
          </table:table-cell>
          <table:table-cell table:number-columns-repeated="6"/>
          <table:table-cell office:value-type="string">
            <text:p>¡Este procedimiento es irreversible y no será posible recuperar los archivos!</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blImageNotFound.Text</text:p>
          </table:table-cell>
          <table:table-cell office:value-type="string">
            <text:p>Imagem não encontrada! Você pode salvar usando a imagem mostrada acima, selecionar uma nova imagem ou remover completamente a imagem. Tamanho para a imagem: 128 (largura) x 48 (altura).</text:p>
          </table:table-cell>
          <table:table-cell table:number-columns-repeated="6"/>
          <table:table-cell office:value-type="string">
            <text:p>¡Imagen no encontrada! Puede guardar utilizando la imagen mostrada arriba, seleccionar una nueva imagen o eliminar la imagen por completo. Tamaño de la imagen: 128 (ancho) x 48 (al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GameInstalled</text:p>
          </table:table-cell>
          <table:table-cell office:value-type="string">
            <text:p>Jogo instalado com sucesso!</text:p>
          </table:table-cell>
          <table:table-cell table:number-columns-repeated="6"/>
          <table:table-cell office:value-type="string">
            <text:p>¡Juego instalado con éxi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pyTask_String4</text:p>
          </table:table-cell>
          <table:table-cell office:value-type="string">
            <text:p>Jogo instalado!</text:p>
          </table:table-cell>
          <table:table-cell table:number-columns-repeated="6"/>
          <table:table-cell office:value-type="string">
            <text:p>¡Juego instal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adImage_String1</text:p>
          </table:table-cell>
          <table:table-cell office:value-type="string">
            <text:p>A imagem é muito pequena!</text:p>
          </table:table-cell>
          <table:table-cell table:number-columns-repeated="6"/>
          <table:table-cell office:value-type="string">
            <text:p>¡La imagen es demasiado pequeñ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EmptyGamesList</text:p>
          </table:table-cell>
          <table:table-cell office:value-type="string">
            <text:p>A lista de jogos está vazia!</text:p>
          </table:table-cell>
          <table:table-cell table:number-columns-repeated="6"/>
          <table:table-cell office:value-type="string">
            <text:p>¡La lista de juegos está vací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FilterDatabase_String1</text:p>
          </table:table-cell>
          <table:table-cell office:value-type="string">
            <text:p>A lista da Base de Dados está vazia!</text:p>
          </table:table-cell>
          <table:table-cell table:number-columns-repeated="6"/>
          <table:table-cell office:value-type="string">
            <text:p>¡La lista de la Base de Datos está vací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GameListExportedCSV</text:p>
          </table:table-cell>
          <table:table-cell office:value-type="string">
            <text:p>Lista de jogos exportada para CSV!</text:p>
          </table:table-cell>
          <table:table-cell table:number-columns-repeated="6"/>
          <table:table-cell office:value-type="string">
            <text:p>¡Lista de juegos exportada a CSV!</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GameListExportedTXT</text:p>
          </table:table-cell>
          <table:table-cell office:value-type="string">
            <text:p>Lista de jogos exportada para TXT!</text:p>
          </table:table-cell>
          <table:table-cell table:number-columns-repeated="6"/>
          <table:table-cell office:value-type="string">
            <text:p>¡Lista de juegos exportada a TXT!</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cordExportedFailed</text:p>
          </table:table-cell>
          <table:table-cell office:value-type="string">
            <text:p>Nenhum dado disponível para ser exportado!</text:p>
          </table:table-cell>
          <table:table-cell table:number-columns-repeated="6"/>
          <table:table-cell office:value-type="string">
            <text:p>¡No hay datos disponibles para exporta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learLogNotFound</text:p>
          </table:table-cell>
          <table:table-cell office:value-type="string">
            <text:p>Não existem dados de registro para limpar!</text:p>
          </table:table-cell>
          <table:table-cell table:number-columns-repeated="6"/>
          <table:table-cell office:value-type="string">
            <text:p>¡No hay datos para borrar en el registr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ProcessTaskDelay_String1</text:p>
          </table:table-cell>
          <table:table-cell office:value-type="string">
            <text:p>O arquivo 'wiitdb.xml' não foi encontrado!</text:p>
          </table:table-cell>
          <table:table-cell table:number-columns-repeated="6"/>
          <table:table-cell office:value-type="string">
            <text:p>¡No se encontró el archivo 'wiitdb.xml'!</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NoInternetConnectionFound_String1</text:p>
          </table:table-cell>
          <table:table-cell office:value-type="string">
            <text:p>Nenhuma conexão com a internet encontrada!</text:p>
          </table:table-cell>
          <table:table-cell table:number-columns-repeated="6"/>
          <table:table-cell office:value-type="string">
            <text:p>¡No se ha encontrado ninguna conexión a Internet!</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UnableWriteDataDisk</text:p>
          </table:table-cell>
          <table:table-cell office:value-type="string">
            <text:p>Não foi possível gravar os dados no disco!</text:p>
          </table:table-cell>
          <table:table-cell table:number-columns-repeated="6"/>
          <table:table-cell office:value-type="string">
            <text:p>¡No se pudieron escribir datos en el disc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learTemp_String2</text:p>
          </table:table-cell>
          <table:table-cell office:value-type="string">
            <text:p>Não foi possível limpar a pasta temporária!</text:p>
          </table:table-cell>
          <table:table-cell table:number-columns-repeated="6"/>
          <table:table-cell office:value-type="string">
            <text:p>¡No se pudo limpiar la carpeta temporal!</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annotOpenTwoInstances</text:p>
          </table:table-cell>
          <table:table-cell office:value-type="string">
            <text:p>Não é possível abrir duas instâncias deste programa!</text:p>
          </table:table-cell>
          <table:table-cell table:number-columns-repeated="6"/>
          <table:table-cell office:value-type="string">
            <text:p>¡No se pueden abrir dos instancias de este program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ProcessTaskDelay_String2</text:p>
          </table:table-cell>
          <table:table-cell office:value-type="string">
            <text:p>Por favor, faça o download do arquivo!</text:p>
          </table:table-cell>
          <table:table-cell table:number-columns-repeated="6"/>
          <table:table-cell office:value-type="string">
            <text:p>¡Por favor descarga el arch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frmMain_Resize_Program</text:p>
          </table:table-cell>
          <table:table-cell office:value-type="string">
            <text:p>Programa sendo executado em segundo plano!</text:p>
          </table:table-cell>
          <table:table-cell table:number-columns-repeated="6"/>
          <table:table-cell office:value-type="string">
            <text:p>¡Programa ejecutándose en segundo plan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UnknownRegion</text:p>
          </table:table-cell>
          <table:table-cell office:value-type="string">
            <text:p>Região desconhecida!</text:p>
          </table:table-cell>
          <table:table-cell table:number-columns-repeated="6"/>
          <table:table-cell office:value-type="string">
            <text:p>¡Región desconocid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cordExportedSuccessfully</text:p>
          </table:table-cell>
          <table:table-cell office:value-type="string">
            <text:p>Registro exportado com sucesso!</text:p>
          </table:table-cell>
          <table:table-cell table:number-columns-repeated="6"/>
          <table:table-cell office:value-type="string">
            <text:p>¡Registro exportado con éxi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electGameFromList</text:p>
          </table:table-cell>
          <table:table-cell office:value-type="string">
            <text:p>Por favor, selecione um jogo da lista!</text:p>
          </table:table-cell>
          <table:table-cell table:number-columns-repeated="6"/>
          <table:table-cell office:value-type="string">
            <text:p>¡Selecciona un juego de la list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electTargetDrive</text:p>
          </table:table-cell>
          <table:table-cell office:value-type="string">
            <text:p>Por favor, selecione uma unidade de destino!</text:p>
          </table:table-cell>
          <table:table-cell table:number-columns-repeated="6"/>
          <table:table-cell office:value-type="string">
            <text:p>¡Selecciona una unidad de destin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pyTask_String3</text:p>
          </table:table-cell>
          <table:table-cell office:value-type="string">
            <text:p>Tranferência finalizada!</text:p>
          </table:table-cell>
          <table:table-cell table:number-columns-repeated="6"/>
          <table:table-cell office:value-type="string">
            <text:p>¡Transferencia complet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pyTask_String6</text:p>
          </table:table-cell>
          <table:table-cell office:value-type="string">
            <text:p>Transferência finalizada!</text:p>
          </table:table-cell>
          <table:table-cell table:number-columns-repeated="6"/>
          <table:table-cell office:value-type="string">
            <text:p>¡Transferencia complet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PluginDisplay_String1</text:p>
          </table:table-cell>
          <table:table-cell office:value-type="string">
            <text:p>Tem certeza de que deseja excluir o plugin?</text:p>
          </table:table-cell>
          <table:table-cell table:number-columns-repeated="6"/>
          <table:table-cell office:value-type="string">
            <text:p>¿Estás seguro de que desea eliminar el complemen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adImage_String2</text:p>
          </table:table-cell>
          <table:table-cell office:value-type="string">
            <text:p>Várias imagens FST?\r\nPor favor, envie-me informações sobre esta imagem.</text:p>
          </table:table-cell>
          <table:table-cell table:number-columns-repeated="6"/>
          <table:table-cell office:value-type="string">
            <text:p>¿Múltiples imágenes FST?\r\nEnvíenme información sobre esta image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OverwriteWiiTDBBody</text:p>
          </table:table-cell>
          <table:table-cell office:value-type="string">
            <text:p>Deseja substituir o arquivo WiiTDB.xml atual? Deseja substituir o WiiTDB atual.</text:p>
          </table:table-cell>
          <table:table-cell table:number-columns-repeated="6"/>
          <table:table-cell office:value-type="string">
            <text:p>¿Quieres sobreescribir el archivo WiiTDB.xml actual? ¿Quieres sobreescribir el WiiTDB actual?</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learLog</text:p>
          </table:table-cell>
          <table:table-cell office:value-type="string">
            <text:p>Deseja realmente limpar os dados de registro?</text:p>
          </table:table-cell>
          <table:table-cell table:number-columns-repeated="6"/>
          <table:table-cell office:value-type="string">
            <text:p>¿Realmente desea limpiar los datos del registr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alogResultDeleteGame_ReallyDeleteFile_String1</text:p>
          </table:table-cell>
          <table:table-cell office:value-type="string">
            <text:p>Deseja realmente excluir o(s) arquivo(s) ? </text:p>
          </table:table-cell>
          <table:table-cell table:number-columns-repeated="6"/>
          <table:table-cell office:value-type="string">
            <text:p>¿Realmente deseas eliminar el/los archivos?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OverwriteWiiTDBCaption</text:p>
          </table:table-cell>
          <table:table-cell office:value-type="string">
            <text:p>"Substituir WiiTDB.xml?"</text:p>
          </table:table-cell>
          <table:table-cell table:number-columns-repeated="6"/>
          <table:table-cell office:value-type="string">
            <text:p>¿Sobreescribir WiiTDB.xml?</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2.Text</text:p>
          </table:table-cell>
          <table:table-cell office:value-type="string">
            <text:p>(Día/Mes/Año)</text:p>
          </table:table-cell>
          <table:table-cell table:number-columns-repeated="6"/>
          <table:table-cell office:value-type="string">
            <text:p>(Día/Mes/Año)</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DateGlobal.Text</text:p>
          </table:table-cell>
          <table:table-cell office:value-type="string">
            <text:p>(Dia/Mês/Ano)</text:p>
          </table:table-cell>
          <table:table-cell table:number-columns-repeated="6"/>
          <table:table-cell office:value-type="string">
            <text:p>(Día/Mes/Añ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AdjustNamingStyle.Items1</text:p>
          </table:table-cell>
          <table:table-cell office:value-type="string">
            <text:p>[Código do Jogo]</text:p>
          </table:table-cell>
          <table:table-cell table:number-columns-repeated="6"/>
          <table:table-cell office:value-type="string">
            <text:p>[Código del Jueg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antOpenImage</text:p>
          </table:table-cell>
          <table:table-cell office:value-type="string">
            <text:p>[ERRO] Não foi possível abrir o arquivo de imagem.</text:p>
          </table:table-cell>
          <table:table-cell table:number-columns-repeated="6"/>
          <table:table-cell office:value-type="string">
            <text:p>[ERROR] No se pudo abrir el archivo de image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splayFilesSelected_Found_String1</text:p>
          </table:table-cell>
          <table:table-cell office:value-type="string">
            <text:p><text:s/>[INFO] Encontrado(s) </text:p>
          </table:table-cell>
          <table:table-cell table:number-columns-repeated="6"/>
          <table:table-cell office:value-type="string">
            <text:p>[INFO] Encontrado</text:p>
          </table:table-cell>
          <table:table-cell table:number-columns-repeated="1013"/>
        </table:table-row>
        <table:table-row table:style-name="ro1">
          <table:table-cell office:value-type="string">
            <text:p>GCBM</text:p>
          </table:table-cell>
          <table:table-cell office:value-type="string">
            <text:p>Properties\Resources</text:p>
          </table:table-cell>
          <table:table-cell office:value-type="string">
            <text:p>Info</text:p>
          </table:table-cell>
          <table:table-cell office:value-type="string">
            <text:p><text:s/>[INFO] </text:p>
          </table:table-cell>
          <table:table-cell table:number-columns-repeated="6"/>
          <table:table-cell office:value-type="string">
            <text:p>[INFORMACIÓ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ingWiiTDB_String3</text:p>
          </table:table-cell>
          <table:table-cell office:value-type="string">
            <text:p>&gt;&gt; Processo concluído!</text:p>
          </table:table-cell>
          <table:table-cell table:number-columns-repeated="6"/>
          <table:table-cell office:value-type="string">
            <text:p>&gt;&gt; ¡Proceso termin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ingWiiTDB_String1</text:p>
          </table:table-cell>
          <table:table-cell office:value-type="string">
            <text:p>&gt;&gt; Baixando WiiTDB.zip ... </text:p>
          </table:table-cell>
          <table:table-cell table:number-columns-repeated="6"/>
          <table:table-cell office:value-type="string">
            <text:p>&gt;&gt; Descargando WiiTDB.zip...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nvertElfDol_String4</text:p>
          </table:table-cell>
          <table:table-cell office:value-type="string">
            <text:p>&gt;&gt; Status [ERRO]: Formato de arquivo não reconhecido!</text:p>
          </table:table-cell>
          <table:table-cell table:number-columns-repeated="6"/>
          <table:table-cell office:value-type="string">
            <text:p>&gt;&gt; Estado [ERROR]: ¡Formato de archivo no reconoci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nvertElfDol_String3</text:p>
          </table:table-cell>
          <table:table-cell office:value-type="string">
            <text:p>&gt;&gt; Status: Completo!</text:p>
          </table:table-cell>
          <table:table-cell table:number-columns-repeated="6"/>
          <table:table-cell office:value-type="string">
            <text:p>&gt;&gt; Estado: ¡Complet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nvertElfDol_String2</text:p>
          </table:table-cell>
          <table:table-cell office:value-type="string">
            <text:p>&gt;&gt; Status: Não respondendo!</text:p>
          </table:table-cell>
          <table:table-cell table:number-columns-repeated="6"/>
          <table:table-cell office:value-type="string">
            <text:p>&gt;&gt; Estado: ¡No respond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nvertElfDol_String1</text:p>
          </table:table-cell>
          <table:table-cell office:value-type="string">
            <text:p>&gt;&gt; Status: Trabalhando...</text:p>
          </table:table-cell>
          <table:table-cell table:number-columns-repeated="6"/>
          <table:table-cell office:value-type="string">
            <text:p>&gt;&gt; Estado: Trabajan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wnloadingWiiTDB_String2</text:p>
          </table:table-cell>
          <table:table-cell office:value-type="string">
            <text:p>&gt;&gt; Extraindo WiiTDB.xml ...</text:p>
          </table:table-cell>
          <table:table-cell table:number-columns-repeated="6"/>
          <table:table-cell office:value-type="string">
            <text:p>&gt;&gt; Extrayendo WiiTDB.xml...</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DatabaseTotal.Text</text:p>
          </table:table-cell>
          <table:table-cell office:value-type="string">
            <text:p>0 Total</text:p>
          </table:table-cell>
          <table:table-cell table:number-columns-repeated="6"/>
          <table:table-cell office:value-type="string">
            <text:p>0 Total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4</text:p>
          </table:table-cell>
          <table:table-cell office:value-type="string">
            <text:p>1 hora</text:p>
          </table:table-cell>
          <table:table-cell table:number-columns-repeated="6"/>
          <table:table-cell office:value-type="string">
            <text:p>1 hor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1</text:p>
          </table:table-cell>
          <table:table-cell office:value-type="string">
            <text:p>10 minutos</text:p>
          </table:table-cell>
          <table:table-cell table:number-columns-repeated="6"/>
          <table:table-cell office:value-type="string">
            <text:p>10 minut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pyTask_String5</text:p>
          </table:table-cell>
          <table:table-cell office:value-type="string">
            <text:p>100% Completo!</text:p>
          </table:table-cell>
          <table:table-cell table:number-columns-repeated="6"/>
          <table:table-cell office:value-type="string">
            <text:p>100% complet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2</text:p>
          </table:table-cell>
          <table:table-cell office:value-type="string">
            <text:p>15 minutos</text:p>
          </table:table-cell>
          <table:table-cell table:number-columns-repeated="6"/>
          <table:table-cell office:value-type="string">
            <text:p>15 minut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5</text:p>
          </table:table-cell>
          <table:table-cell office:value-type="string">
            <text:p>2 horas</text:p>
          </table:table-cell>
          <table:table-cell table:number-columns-repeated="6"/>
          <table:table-cell office:value-type="string">
            <text:p>2 hora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6</text:p>
          </table:table-cell>
          <table:table-cell office:value-type="string">
            <text:p>3 horas</text:p>
          </table:table-cell>
          <table:table-cell table:number-columns-repeated="6"/>
          <table:table-cell office:value-type="string">
            <text:p>3 hora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3</text:p>
          </table:table-cell>
          <table:table-cell office:value-type="string">
            <text:p>30 minutos</text:p>
          </table:table-cell>
          <table:table-cell table:number-columns-repeated="6"/>
          <table:table-cell office:value-type="string">
            <text:p>30 minut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7</text:p>
          </table:table-cell>
          <table:table-cell office:value-type="string">
            <text:p>4 horas</text:p>
          </table:table-cell>
          <table:table-cell table:number-columns-repeated="6"/>
          <table:table-cell office:value-type="string">
            <text:p>4 hora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VerificationInterval.Items</text:p>
          </table:table-cell>
          <table:table-cell office:value-type="string">
            <text:p>5 minutos</text:p>
          </table:table-cell>
          <table:table-cell table:number-columns-repeated="6"/>
          <table:table-cell office:value-type="string">
            <text:p>5 minut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plashFinished</text:p>
          </table:table-cell>
          <table:table-cell office:value-type="string">
            <text:p>Finalizado.</text:p>
          </table:table-cell>
          <table:table-cell table:number-columns-repeated="6"/>
          <table:table-cell office:value-type="string">
            <text:p>Acab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7.Text</text:p>
          </table:table-cell>
          <table:table-cell office:value-type="string">
            <text:p>Acesso AHB:</text:p>
          </table:table-cell>
          <table:table-cell table:number-columns-repeated="6"/>
          <table:table-cell office:value-type="string">
            <text:p>Acceso AHB:</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btnClose.Text</text:p>
          </table:table-cell>
          <table:table-cell office:value-type="string">
            <text:p>OK</text:p>
          </table:table-cell>
          <table:table-cell table:number-columns-repeated="6"/>
          <table:table-cell office:value-type="string">
            <text:p>Aceptar</text:p>
          </table:table-cell>
          <table:table-cell table:number-columns-repeated="1013"/>
        </table:table-row>
        <table:table-row table:style-name="ro2">
          <table:table-cell office:value-type="string">
            <text:p>GCBM</text:p>
          </table:table-cell>
          <table:table-cell office:value-type="string">
            <text:p>frmRenameISO</text:p>
          </table:table-cell>
          <table:table-cell office:value-type="string">
            <text:p>btnConfirm.Text</text:p>
          </table:table-cell>
          <table:table-cell office:value-type="string">
            <text:p>OK</text:p>
          </table:table-cell>
          <table:table-cell table:number-columns-repeated="6"/>
          <table:table-cell office:value-type="string">
            <text:p>Acept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btnOK.Text</text:p>
          </table:table-cell>
          <table:table-cell office:value-type="string">
            <text:p>OK</text:p>
          </table:table-cell>
          <table:table-cell table:number-columns-repeated="6"/>
          <table:table-cell office:value-type="string">
            <text:p>Acepta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boutBox_String1</text:p>
          </table:table-cell>
          <table:table-cell office:value-type="string">
            <text:p>Sobre {0}</text:p>
          </table:table-cell>
          <table:table-cell table:number-columns-repeated="6"/>
          <table:table-cell office:value-type="string">
            <text:p>Acerca de {0}</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MenuAbout.Text</text:p>
          </table:table-cell>
          <table:table-cell office:value-type="string">
            <text:p>Sobre o GameCube Backup Manager</text:p>
          </table:table-cell>
          <table:table-cell table:number-columns-repeated="6"/>
          <table:table-cell office:value-type="string">
            <text:p>Acerca de GameCube Backup Manager</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this.Text</text:p>
          </table:table-cell>
          <table:table-cell office:value-type="string">
            <text:p>Sobre...</text:p>
          </table:table-cell>
          <table:table-cell table:number-columns-repeated="6"/>
          <table:table-cell office:value-type="string">
            <text:p>Acerca de...</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EnableCoverPanel.Text</text:p>
          </table:table-cell>
          <table:table-cell office:value-type="string">
            <text:p>Habilitar</text:p>
          </table:table-cell>
          <table:table-cell table:number-columns-repeated="6"/>
          <table:table-cell office:value-type="string">
            <text:p>Activar</text:p>
          </table:table-cell>
          <table:table-cell table:number-columns-repeated="1013"/>
        </table:table-row>
        <table:table-row table:style-name="ro2">
          <table:table-cell office:value-type="string">
            <text:p>GCBM</text:p>
          </table:table-cell>
          <table:table-cell office:value-type="string">
            <text:p>frmDownloadGameTDB</text:p>
          </table:table-cell>
          <table:table-cell office:value-type="string">
            <text:p>$this.Text</text:p>
          </table:table-cell>
          <table:table-cell office:value-type="string">
            <text:p>Atualizando Banco de Dados</text:p>
          </table:table-cell>
          <table:table-cell table:number-columns-repeated="6"/>
          <table:table-cell office:value-type="string">
            <text:p>Actualización de Base de Dat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DatabaseUpdateGameTDB.Text</text:p>
          </table:table-cell>
          <table:table-cell office:value-type="string">
            <text:p>Atualização do GameTDB</text:p>
          </table:table-cell>
          <table:table-cell table:number-columns-repeated="6"/>
          <table:table-cell office:value-type="string">
            <text:p>Actualización de GameTDB</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Updates.Text</text:p>
          </table:table-cell>
          <table:table-cell office:value-type="string">
            <text:p>Atualizações</text:p>
          </table:table-cell>
          <table:table-cell table:number-columns-repeated="6"/>
          <table:table-cell office:value-type="string">
            <text:p>Actualizac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CommentsExactCopy.Text</text:p>
          </table:table-cell>
          <table:table-cell office:value-type="string">
            <text:p>O estilo de nomeação atualmente funciona somente com a cópia exata de arquivos (1:1), e pode utilizar tanto o nome interno, quanto o nome comercial (via wiitdb.xml). Essa opção pode ser configurada pelo usuário, na aba 'Títulos'. No modo de cópia exata (1:1), os discos 1 e 2 sempre serão arnazenados na mesma pasta.</text:p>
          </table:table-cell>
          <table:table-cell table:number-columns-repeated="6"/>
          <table:table-cell office:value-type="string">
            <text:p>Actualmente, el estilo de nombre solo funciona con una copia exacta de los archivos (1:1) y puede usar tanto el nombre interno como el nombre comercial (a través de wiitdb.xml). Esta opción puede ser configurada por el usuario, en la pestaña 'Títulos'. En el modo de copia exacta (1:1), los discos 1 y 2 siempre se almacenarán en la misma carpeta.</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blAboutProgramName.Text</text:p>
          </table:table-cell>
          <table:table-cell office:value-type="string">
            <text:p>GameCube Backup Manager</text:p>
          </table:table-cell>
          <table:table-cell table:number-columns-repeated="6"/>
          <table:table-cell office:value-type="string">
            <text:p>Administrador de copia de seguridad de GameCube</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ManageApp.Text</text:p>
          </table:table-cell>
          <table:table-cell office:value-type="string">
            <text:p>Gerenciar APP's</text:p>
          </table:table-cell>
          <table:table-cell table:number-columns-repeated="6"/>
          <table:table-cell office:value-type="string">
            <text:p>Administrar APP's</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tbThanks.Text</text:p>
          </table:table-cell>
          <table:table-cell office:value-type="string">
            <text:p>Agradecimentos</text:p>
          </table:table-cell>
          <table:table-cell table:number-columns-repeated="6"/>
          <table:table-cell office:value-type="string">
            <text:p>Agradecimient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UpdateFileLog.Text</text:p>
          </table:table-cell>
          <table:table-cell office:value-type="string">
            <text:p>Anexar atualizações no arquivo de registro</text:p>
          </table:table-cell>
          <table:table-cell table:number-columns-repeated="6"/>
          <table:table-cell office:value-type="string">
            <text:p>Agregar actualizaciones al archivo de registr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GeneralPartitions.Text</text:p>
          </table:table-cell>
          <table:table-cell office:value-type="string">
            <text:p>Ajustar diretórios dos jogos</text:p>
          </table:table-cell>
          <table:table-cell table:number-columns-repeated="6"/>
          <table:table-cell office:value-type="string">
            <text:p>Ajustar directorios de jueg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Update.Text</text:p>
          </table:table-cell>
          <table:table-cell office:value-type="string">
            <text:p>Configurações de Atualização</text:p>
          </table:table-cell>
          <table:table-cell table:number-columns-repeated="6"/>
          <table:table-cell office:value-type="string">
            <text:p>Ajustes de actualizaci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2</text:p>
          </table:table-cell>
          <table:table-cell office:value-type="string">
            <text:p>Alemão</text:p>
          </table:table-cell>
          <table:table-cell table:number-columns-repeated="6"/>
          <table:table-cell office:value-type="string">
            <text:p>Alemá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Alignment.Text</text:p>
          </table:table-cell>
          <table:table-cell office:value-type="string">
            <text:p>Alinhamento:</text:p>
          </table:table-cell>
          <table:table-cell table:number-columns-repeated="6"/>
          <table:table-cell office:value-type="string">
            <text:p>Alineación:</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Abort.Text</text:p>
          </table:table-cell>
          <table:table-cell office:value-type="string">
            <text:p>Pare</text:p>
          </table:table-cell>
          <table:table-cell table:number-columns-repeated="6"/>
          <table:table-cell office:value-type="string">
            <text:p>Alt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AbortDestination.Text</text:p>
          </table:table-cell>
          <table:table-cell office:value-type="string">
            <text:p>Pare</text:p>
          </table:table-cell>
          <table:table-cell table:number-columns-repeated="6"/>
          <table:table-cell office:value-type="string">
            <text:p>Alt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btnApply.Text</text:p>
          </table:table-cell>
          <table:table-cell office:value-type="string">
            <text:p>Aplicar</text:p>
          </table:table-cell>
          <table:table-cell table:number-columns-repeated="6"/>
          <table:table-cell office:value-type="string">
            <text:p>Aplic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File.Text</text:p>
          </table:table-cell>
          <table:table-cell office:value-type="string">
            <text:p>Arquivo</text:p>
          </table:table-cell>
          <table:table-cell table:number-columns-repeated="6"/>
          <table:table-cell office:value-type="string">
            <text:p>Arch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splayFilesSelected_Found_String2</text:p>
          </table:table-cell>
          <table:table-cell office:value-type="string">
            <text:p><text:s/>arquivo(s) com extensão .</text:p>
          </table:table-cell>
          <table:table-cell table:number-columns-repeated="6"/>
          <table:table-cell office:value-type="string">
            <text:p>Archivo(s) con extensión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GeneralFiles.Text</text:p>
          </table:table-cell>
          <table:table-cell office:value-type="string">
            <text:p>Arquivos</text:p>
          </table:table-cell>
          <table:table-cell table:number-columns-repeated="6"/>
          <table:table-cell office:value-type="string">
            <text:p>Archiv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abMainDisc.Text</text:p>
          </table:table-cell>
          <table:table-cell office:value-type="string">
            <text:p>Arquivos (Destino)</text:p>
          </table:table-cell>
          <table:table-cell table:number-columns-repeated="6"/>
          <table:table-cell office:value-type="string">
            <text:p>Archivos (Destin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FilesDestinationUnit</text:p>
          </table:table-cell>
          <table:table-cell office:value-type="string">
            <text:p>Arquivos (Destino) - Unidade (</text:p>
          </table:table-cell>
          <table:table-cell table:number-columns-repeated="6"/>
          <table:table-cell office:value-type="string">
            <text:p>Archivos (Destino) - Unidad (</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abMainFile.Text</text:p>
          </table:table-cell>
          <table:table-cell office:value-type="string">
            <text:p>Arquivos (Origem)</text:p>
          </table:table-cell>
          <table:table-cell table:number-columns-repeated="6"/>
          <table:table-cell office:value-type="string">
            <text:p>Archivos (Fuente)</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Extract7z.Text</text:p>
          </table:table-cell>
          <table:table-cell office:value-type="string">
            <text:p>Arquivos 7Zip (*.7z;*.7zip)</text:p>
          </table:table-cell>
          <table:table-cell table:number-columns-repeated="6"/>
          <table:table-cell office:value-type="string">
            <text:p>Archivos 7Zip (*.7z;*.7zip)</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ExtractBZip2.Text</text:p>
          </table:table-cell>
          <table:table-cell office:value-type="string">
            <text:p>Arquivos BZip2 (*.bz;*.bzip2)</text:p>
          </table:table-cell>
          <table:table-cell table:number-columns-repeated="6"/>
          <table:table-cell office:value-type="string">
            <text:p>Archivos BZip2 (*.bz;*.bzip2)</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ExtractNwb.Text</text:p>
          </table:table-cell>
          <table:table-cell office:value-type="string">
            <text:p>Arquivos NWB (*.nwb)</text:p>
          </table:table-cell>
          <table:table-cell table:number-columns-repeated="6"/>
          <table:table-cell office:value-type="string">
            <text:p>Archivos NWB (*.nwb)</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ofdBanner.Filter</text:p>
          </table:table-cell>
          <table:table-cell office:value-type="string">
            <text:p>Arquivos PNG|*.png</text:p>
          </table:table-cell>
          <table:table-cell table:number-columns-repeated="6"/>
          <table:table-cell office:value-type="string">
            <text:p>Archivos PNG|*.png</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ExtractRar.Text</text:p>
          </table:table-cell>
          <table:table-cell office:value-type="string">
            <text:p>Arquivos RAR (*.rar)</text:p>
          </table:table-cell>
          <table:table-cell table:number-columns-repeated="6"/>
          <table:table-cell office:value-type="string">
            <text:p>Archivos RAR (*.r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ExtractSplitFile.Text</text:p>
          </table:table-cell>
          <table:table-cell office:value-type="string">
            <text:p>Arquivos divididos (*.001)</text:p>
          </table:table-cell>
          <table:table-cell table:number-columns-repeated="6"/>
          <table:table-cell office:value-type="string">
            <text:p>Archivos separados (*.001)</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ofdXml.Filter</text:p>
          </table:table-cell>
          <table:table-cell office:value-type="string">
            <text:p>Arquivos XML|meta.xml</text:p>
          </table:table-cell>
          <table:table-cell table:number-columns-repeated="6"/>
          <table:table-cell office:value-type="string">
            <text:p>Archivos XML|meta.xml</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ExtractZip.Text</text:p>
          </table:table-cell>
          <table:table-cell office:value-type="string">
            <text:p>Arquivos Zip (*.zip)</text:p>
          </table:table-cell>
          <table:table-cell table:number-columns-repeated="6"/>
          <table:table-cell office:value-type="string">
            <text:p>Archivos Zip (*.zip)</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NoInternetConnectionFound_String2</text:p>
          </table:table-cell>
          <table:table-cell office:value-type="string">
            <text:p>Verifique se a conexão está ativada nas configurações do programa.</text:p>
          </table:table-cell>
          <table:table-cell table:number-columns-repeated="6"/>
          <table:table-cell office:value-type="string">
            <text:p>Asegúrese de que la conexión esté habilitada en la configuración del programa.</text:p>
          </table:table-cell>
          <table:table-cell table:number-columns-repeated="1013"/>
        </table:table-row>
        <table:table-row table:style-name="ro2">
          <table:table-cell office:value-type="string">
            <text:p>GCBM</text:p>
          </table:table-cell>
          <table:table-cell office:value-type="string">
            <text:p>frmRenameISO</text:p>
          </table:table-cell>
          <table:table-cell office:value-type="string">
            <text:p>label2.Text</text:p>
          </table:table-cell>
          <table:table-cell table:number-columns-repeated="7"/>
          <table:table-cell office:value-type="string">
            <text:p>ATENCIÓN: Si quieres utilizar el método de transferencia de depuración (Scrub), ¡NO dejes espacios en blanco en el nombre del archiv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DolphinAudio.Text</text:p>
          </table:table-cell>
          <table:table-cell office:value-type="string">
            <text:p>Áudio</text:p>
          </table:table-cell>
          <table:table-cell table:number-columns-repeated="6"/>
          <table:table-cell office:value-type="string">
            <text:p>Audi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GeneralFileSize.Items</text:p>
          </table:table-cell>
          <table:table-cell office:value-type="string">
            <text:p>Automático</text:p>
          </table:table-cell>
          <table:table-cell table:number-columns-repeated="6"/>
          <table:table-cell office:value-type="string">
            <text:p>Automátic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ScrubAlign.Items</text:p>
          </table:table-cell>
          <table:table-cell office:value-type="string">
            <text:p>Automático</text:p>
          </table:table-cell>
          <table:table-cell table:number-columns-repeated="6"/>
          <table:table-cell office:value-type="string">
            <text:p>Automático</text:p>
          </table:table-cell>
          <table:table-cell table:number-columns-repeated="1013"/>
        </table:table-row>
        <table:table-row table:style-name="ro1">
          <table:table-cell office:value-type="string">
            <text:p>GCBM</text:p>
          </table:table-cell>
          <table:table-cell office:value-type="string">
            <text:p>Properties\Resources</text:p>
          </table:table-cell>
          <table:table-cell office:value-type="string">
            <text:p>Notice</text:p>
          </table:table-cell>
          <table:table-cell office:value-type="string">
            <text:p>AVISO</text:p>
          </table:table-cell>
          <table:table-cell table:number-columns-repeated="6"/>
          <table:table-cell office:value-type="string">
            <text:p>AVIS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Help.Text</text:p>
          </table:table-cell>
          <table:table-cell office:value-type="string">
            <text:p>Ajuda</text:p>
          </table:table-cell>
          <table:table-cell table:number-columns-repeated="6"/>
          <table:table-cell office:value-type="string">
            <text:p>Ayudar</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8.Text</text:p>
          </table:table-cell>
          <table:table-cell office:value-type="string">
            <text:p>Bandera:</text:p>
          </table:table-cell>
          <table:table-cell table:number-columns-repeated="6"/>
          <table:table-cell office:value-type="string">
            <text:p>Bander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abMainDatabase.Text</text:p>
          </table:table-cell>
          <table:table-cell office:value-type="string">
            <text:p>Base de Dados</text:p>
          </table:table-cell>
          <table:table-cell table:number-columns-repeated="6"/>
          <table:table-cell office:value-type="string">
            <text:p>Base de Dat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ClearLog.Text</text:p>
          </table:table-cell>
          <table:table-cell office:value-type="string">
            <text:p>Limpar log</text:p>
          </table:table-cell>
          <table:table-cell table:number-columns-repeated="6"/>
          <table:table-cell office:value-type="string">
            <text:p>Borrar registr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grpSearch.Text</text:p>
          </table:table-cell>
          <table:table-cell office:value-type="string">
            <text:p>Pesquisar</text:p>
          </table:table-cell>
          <table:table-cell table:number-columns-repeated="6"/>
          <table:table-cell office:value-type="string">
            <text:p>Busc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VerifyUpdate.Text</text:p>
          </table:table-cell>
          <table:table-cell office:value-type="string">
            <text:p>Verificar se há Atualizações</text:p>
          </table:table-cell>
          <table:table-cell table:number-columns-repeated="6"/>
          <table:table-cell office:value-type="string">
            <text:p>Buscar Actualizac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UpdateVerifyStart.Text</text:p>
          </table:table-cell>
          <table:table-cell office:value-type="string">
            <text:p>Verificar atualizações ao iniciar</text:p>
          </table:table-cell>
          <table:table-cell table:number-columns-repeated="6"/>
          <table:table-cell office:value-type="string">
            <text:p>Buscar actualizaciones al inici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Recursiva.Text</text:p>
          </table:table-cell>
          <table:table-cell office:value-type="string">
            <text:p>Pesquisar diretórios recursivamente (apenas para a janela "Arquivos (Origem)")</text:p>
          </table:table-cell>
          <table:table-cell table:number-columns-repeated="6"/>
          <table:table-cell office:value-type="string">
            <text:p>Buscar directorios recursivamente (solo para la ventana "Archivos (Fuente)")</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archOnGameSpot.Text</text:p>
          </table:table-cell>
          <table:table-cell office:value-type="string">
            <text:p>Pesquisar no GameSpot</text:p>
          </table:table-cell>
          <table:table-cell table:number-columns-repeated="6"/>
          <table:table-cell office:value-type="string">
            <text:p>Buscar en GameSpot</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archOnGoogle.Text</text:p>
          </table:table-cell>
          <table:table-cell office:value-type="string">
            <text:p>Pesquisar no Google</text:p>
          </table:table-cell>
          <table:table-cell table:number-columns-repeated="6"/>
          <table:table-cell office:value-type="string">
            <text:p>Buscar en Google</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archOnVGChartz.Text</text:p>
          </table:table-cell>
          <table:table-cell office:value-type="string">
            <text:p>Pesquisar no VGChartz</text:p>
          </table:table-cell>
          <table:table-cell table:number-columns-repeated="6"/>
          <table:table-cell office:value-type="string">
            <text:p>Buscar en VGChartz</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SearchOnWikipedia.Text</text:p>
          </table:table-cell>
          <table:table-cell office:value-type="string">
            <text:p>Pesquisar na Wikipedia</text:p>
          </table:table-cell>
          <table:table-cell table:number-columns-repeated="6"/>
          <table:table-cell office:value-type="string">
            <text:p>Buscar en Wikipedi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archOnYoutube.Text</text:p>
          </table:table-cell>
          <table:table-cell office:value-type="string">
            <text:p>Pesquisar no YouTube</text:p>
          </table:table-cell>
          <table:table-cell table:number-columns-repeated="6"/>
          <table:table-cell office:value-type="string">
            <text:p>Buscar en YouTube</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archOnGameTDB.Text</text:p>
          </table:table-cell>
          <table:table-cell office:value-type="string">
            <text:p>Pesquisar no GameTDB</text:p>
          </table:table-cell>
          <table:table-cell table:number-columns-repeated="6"/>
          <table:table-cell office:value-type="string">
            <text:p>Buscar juego TDB</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btnSearch.Text</text:p>
          </table:table-cell>
          <table:table-cell office:value-type="string">
            <text:p>Procurar...</text:p>
          </table:table-cell>
          <table:table-cell table:number-columns-repeated="6"/>
          <table:table-cell office:value-type="string">
            <text:p>Busc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MD5.Text</text:p>
          </table:table-cell>
          <table:table-cell office:value-type="string">
            <text:p>Calcular assinatura MD5 durante transferências</text:p>
          </table:table-cell>
          <table:table-cell table:number-columns-repeated="6"/>
          <table:table-cell office:value-type="string">
            <text:p>Calcular la firma MD5 durante las transferencia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UpdateBetaChannel.Text</text:p>
          </table:table-cell>
          <table:table-cell office:value-type="string">
            <text:p>Alterar para atualizações do canal BETA</text:p>
          </table:table-cell>
          <table:table-cell table:number-columns-repeated="6"/>
          <table:table-cell office:value-type="string">
            <text:p>Cambiar a actualizaciones del canal BETA</text:p>
          </table:table-cell>
          <table:table-cell table:number-columns-repeated="1013"/>
        </table:table-row>
        <table:table-row table:style-name="ro2">
          <table:table-cell office:value-type="string">
            <text:p>GCBM</text:p>
          </table:table-cell>
          <table:table-cell office:value-type="string">
            <text:p>tools\frmConvertELFtoDOL</text:p>
          </table:table-cell>
          <table:table-cell office:value-type="string">
            <text:p>btnCancel.Text</text:p>
          </table:table-cell>
          <table:table-cell office:value-type="string">
            <text:p>Cancelar</text:p>
          </table:table-cell>
          <table:table-cell table:number-columns-repeated="6"/>
          <table:table-cell office:value-type="string">
            <text:p>Cancelar</text:p>
          </table:table-cell>
          <table:table-cell table:number-columns-repeated="1013"/>
        </table:table-row>
        <table:table-row table:style-name="ro2">
          <table:table-cell office:value-type="string">
            <text:p>GCBM</text:p>
          </table:table-cell>
          <table:table-cell office:value-type="string">
            <text:p>frmRenameISO</text:p>
          </table:table-cell>
          <table:table-cell office:value-type="string">
            <text:p>btnCancel.Text</text:p>
          </table:table-cell>
          <table:table-cell office:value-type="string">
            <text:p>Cancelar</text:p>
          </table:table-cell>
          <table:table-cell table:number-columns-repeated="6"/>
          <table:table-cell office:value-type="string">
            <text:p>Cancel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btnCancel.Text</text:p>
          </table:table-cell>
          <table:table-cell office:value-type="string">
            <text:p>Cancelar</text:p>
          </table:table-cell>
          <table:table-cell table:number-columns-repeated="6"/>
          <table:table-cell office:value-type="string">
            <text:p>Cancelar</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btnTaskCancel.Text</text:p>
          </table:table-cell>
          <table:table-cell office:value-type="string">
            <text:p>Cancelar Transferência</text:p>
          </table:table-cell>
          <table:table-cell table:number-columns-repeated="6"/>
          <table:table-cell office:value-type="string">
            <text:p>Cancelar Transferenci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groupBox1.Text</text:p>
          </table:table-cell>
          <table:table-cell office:value-type="string">
            <text:p>BoxArt</text:p>
          </table:table-cell>
          <table:table-cell table:number-columns-repeated="6"/>
          <table:table-cell office:value-type="string">
            <text:p>Carátul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LoadDatabase.Text</text:p>
          </table:table-cell>
          <table:table-cell office:value-type="string">
            <text:p>Carregar Banco de Dados ao iniciar programa (aumenta o tempo de inicio do programa)</text:p>
          </table:table-cell>
          <table:table-cell table:number-columns-repeated="6"/>
          <table:table-cell office:value-type="string">
            <text:p>Cargar base de datos al iniciar el programa (aumenta el tiempo de inici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LoadDatabase.Text</text:p>
          </table:table-cell>
          <table:table-cell office:value-type="string">
            <text:p>Carregar banco de dados na inicialização.</text:p>
          </table:table-cell>
          <table:table-cell table:number-columns-repeated="6"/>
          <table:table-cell office:value-type="string">
            <text:p>Cargar Base de Datos no inicializad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pTitlesCoverFolder.Text</text:p>
          </table:table-cell>
          <table:table-cell office:value-type="string">
            <text:p>Pasta das capas (Cache -&gt; Origem)</text:p>
          </table:table-cell>
          <table:table-cell table:number-columns-repeated="6"/>
          <table:table-cell office:value-type="string">
            <text:p>Carpeta de portadas (Caché -&gt; Orige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GeneralTemporaryFolder.Text</text:p>
          </table:table-cell>
          <table:table-cell office:value-type="string">
            <text:p>Pasta temporária</text:p>
          </table:table-cell>
          <table:table-cell table:number-columns-repeated="6"/>
          <table:table-cell office:value-type="string">
            <text:p>Carpeta temporal</text:p>
          </table:table-cell>
          <table:table-cell table:number-columns-repeated="1013"/>
        </table:table-row>
        <table:table-row table:style-name="ro2">
          <table:table-cell office:value-type="string">
            <text:p>GCBM</text:p>
          </table:table-cell>
          <table:table-cell office:value-type="string">
            <text:p>frmDownloadGameTDB</text:p>
          </table:table-cell>
          <table:table-cell office:value-type="string">
            <text:p>btnCancelWork.Text</text:p>
          </table:table-cell>
          <table:table-cell office:value-type="string">
            <text:p>Fechar</text:p>
          </table:table-cell>
          <table:table-cell table:number-columns-repeated="6"/>
          <table:table-cell office:value-type="string">
            <text:p>Cerrar</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btnClose.Text</text:p>
          </table:table-cell>
          <table:table-cell office:value-type="string">
            <text:p>Fechar</text:p>
          </table:table-cell>
          <table:table-cell table:number-columns-repeated="6"/>
          <table:table-cell office:value-type="string">
            <text:p>Cerrar</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btnClose.Text</text:p>
          </table:table-cell>
          <table:table-cell office:value-type="string">
            <text:p>Fechar</text:p>
          </table:table-cell>
          <table:table-cell table:number-columns-repeated="6"/>
          <table:table-cell office:value-type="string">
            <text:p>Cerrar</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btnClose.Text</text:p>
          </table:table-cell>
          <table:table-cell office:value-type="string">
            <text:p>Fechar</text:p>
          </table:table-cell>
          <table:table-cell table:number-columns-repeated="6"/>
          <table:table-cell office:value-type="string">
            <text:p>Cerr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11</text:p>
          </table:table-cell>
          <table:table-cell office:value-type="string">
            <text:p>Chinês Simplificado</text:p>
          </table:table-cell>
          <table:table-cell table:number-columns-repeated="6"/>
          <table:table-cell office:value-type="string">
            <text:p>Chino Simplifica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10</text:p>
          </table:table-cell>
          <table:table-cell office:value-type="string">
            <text:p>Chinês Tradicional</text:p>
          </table:table-cell>
          <table:table-cell table:number-columns-repeated="6"/>
          <table:table-cell office:value-type="string">
            <text:p>Chino Tradicional</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Pass.Text</text:p>
          </table:table-cell>
          <table:table-cell office:value-type="string">
            <text:p>Senha:</text:p>
          </table:table-cell>
          <table:table-cell table:number-columns-repeated="6"/>
          <table:table-cell office:value-type="string">
            <text:p>Clave:</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Comments.Text</text:p>
          </table:table-cell>
          <table:table-cell office:value-type="string">
            <text:p>OBSERVAÇÕES:</text:p>
          </table:table-cell>
          <table:table-cell table:number-columns-repeated="6"/>
          <table:table-cell office:value-type="string">
            <text:p>COMENTARI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MainPlugins.Text</text:p>
          </table:table-cell>
          <table:table-cell office:value-type="string">
            <text:p>Plugins</text:p>
          </table:table-cell>
          <table:table-cell table:number-columns-repeated="6"/>
          <table:table-cell office:value-type="string">
            <text:p>Complement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plashPopulatingDrives</text:p>
          </table:table-cell>
          <table:table-cell office:value-type="string">
            <text:p>Preenchendo a lista de unidades...</text:p>
          </table:table-cell>
          <table:table-cell table:number-columns-repeated="6"/>
          <table:table-cell office:value-type="string">
            <text:p>Completando la lista de unidad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LevelLog.Items2</text:p>
          </table:table-cell>
          <table:table-cell office:value-type="string">
            <text:p>Completo</text:p>
          </table:table-cell>
          <table:table-cell table:number-columns-repeated="6"/>
          <table:table-cell office:value-type="string">
            <text:p>Complet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CoverFull.Text</text:p>
          </table:table-cell>
          <table:table-cell office:value-type="string">
            <text:p>Completo</text:p>
          </table:table-cell>
          <table:table-cell table:number-columns-repeated="6"/>
          <table:table-cell office:value-type="string">
            <text:p>Comple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plashNetworkCheck</text:p>
          </table:table-cell>
          <table:table-cell office:value-type="string">
            <text:p>Verificando conexão com a internet...</text:p>
          </table:table-cell>
          <table:table-cell table:number-columns-repeated="6"/>
          <table:table-cell office:value-type="string">
            <text:p>Comprobando la conexión a Internet...</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NetVerify.Text</text:p>
          </table:table-cell>
          <table:table-cell office:value-type="string">
            <text:p>Verificar conexão com a internet ao iniciar programa</text:p>
          </table:table-cell>
          <table:table-cell table:number-columns-repeated="6"/>
          <table:table-cell office:value-type="string">
            <text:p>Comprobar la conexión a Internet al iniciar el program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HashMD5.Text</text:p>
          </table:table-cell>
          <table:table-cell office:value-type="string">
            <text:p>Verificar selecionado(s)</text:p>
          </table:table-cell>
          <table:table-cell table:number-columns-repeated="6"/>
          <table:table-cell office:value-type="string">
            <text:p>Comprobar 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HashSHA1.Text</text:p>
          </table:table-cell>
          <table:table-cell office:value-type="string">
            <text:p>Verificar selecionado(s)</text:p>
          </table:table-cell>
          <table:table-cell table:number-columns-repeated="6"/>
          <table:table-cell office:value-type="string">
            <text:p>Comprobar 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ListHashSHA1.Text</text:p>
          </table:table-cell>
          <table:table-cell office:value-type="string">
            <text:p>Verificar selecionado(s)</text:p>
          </table:table-cell>
          <table:table-cell table:number-columns-repeated="6"/>
          <table:table-cell office:value-type="string">
            <text:p>Comprobar 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AllHashMD5.Text</text:p>
          </table:table-cell>
          <table:table-cell office:value-type="string">
            <text:p>Verificar todos</text:p>
          </table:table-cell>
          <table:table-cell table:number-columns-repeated="6"/>
          <table:table-cell office:value-type="string">
            <text:p>Comprobar tod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AllHashSHA1.Text</text:p>
          </table:table-cell>
          <table:table-cell office:value-type="string">
            <text:p>Verificar todos</text:p>
          </table:table-cell>
          <table:table-cell table:number-columns-repeated="6"/>
          <table:table-cell office:value-type="string">
            <text:p>Comprobar tod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CoverTransfer.Text</text:p>
          </table:table-cell>
          <table:table-cell office:value-type="string">
            <text:p>Configuração do carregador USB (Transferir Capas -&gt; Destino)</text:p>
          </table:table-cell>
          <table:table-cell table:number-columns-repeated="6"/>
          <table:table-cell office:value-type="string">
            <text:p>Configuración del cargador USB (Transferir Portadas -&gt; Destin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his.Text</text:p>
          </table:table-cell>
          <table:table-cell office:value-type="string">
            <text:p>Configurações</text:p>
          </table:table-cell>
          <table:table-cell table:number-columns-repeated="6"/>
          <table:table-cell office:value-type="string">
            <text:p>Configuracione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ConfigurationMain.Text</text:p>
          </table:table-cell>
          <table:table-cell office:value-type="string">
            <text:p>Configurações...</text:p>
          </table:table-cell>
          <table:table-cell table:number-columns-repeated="6"/>
          <table:table-cell office:value-type="string">
            <text:p>Configuracione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plashDirectories</text:p>
          </table:table-cell>
          <table:table-cell office:value-type="string">
            <text:p>Configurando diretórios necessários...</text:p>
          </table:table-cell>
          <table:table-cell table:number-columns-repeated="6"/>
          <table:table-cell office:value-type="string">
            <text:p>Configurando los directorios requerid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Dolphin.Text</text:p>
          </table:table-cell>
          <table:table-cell office:value-type="string">
            <text:p>Configurar Emulador</text:p>
          </table:table-cell>
          <table:table-cell table:number-columns-repeated="6"/>
          <table:table-cell office:value-type="string">
            <text:p>Configurar emulado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boutTranslatorContact</text:p>
          </table:table-cell>
          <table:table-cell office:value-type="string">
            <text:p>Contato: </text:p>
          </table:table-cell>
          <table:table-cell table:number-columns-repeated="6"/>
          <table:table-cell office:value-type="string">
            <text:p>Contacto: </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4.Text</text:p>
          </table:table-cell>
          <table:table-cell office:value-type="string">
            <text:p>CONTENIDO:</text:p>
          </table:table-cell>
          <table:table-cell table:number-columns-repeated="6"/>
          <table:table-cell office:value-type="string">
            <text:p>CONTENIDO:</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Content.Text</text:p>
          </table:table-cell>
          <table:table-cell office:value-type="string">
            <text:p>CONTEÚDO:</text:p>
          </table:table-cell>
          <table:table-cell table:number-columns-repeated="6"/>
          <table:table-cell office:value-type="string">
            <text:p>CONTENIDO:</text:p>
          </table:table-cell>
          <table:table-cell table:number-columns-repeated="1013"/>
        </table:table-row>
        <table:table-row table:style-name="ro2">
          <table:table-cell office:value-type="string">
            <text:p>GCBM</text:p>
          </table:table-cell>
          <table:table-cell office:value-type="string">
            <text:p>tools\frmConvertELFtoDOL</text:p>
          </table:table-cell>
          <table:table-cell office:value-type="string">
            <text:p>btnConvertELF.Text</text:p>
          </table:table-cell>
          <table:table-cell office:value-type="string">
            <text:p>Converter</text:p>
          </table:table-cell>
          <table:table-cell table:number-columns-repeated="6"/>
          <table:table-cell office:value-type="string">
            <text:p>Convertir</text:p>
          </table:table-cell>
          <table:table-cell table:number-columns-repeated="1013"/>
        </table:table-row>
        <table:table-row table:style-name="ro2">
          <table:table-cell office:value-type="string">
            <text:p>GCBM</text:p>
          </table:table-cell>
          <table:table-cell office:value-type="string">
            <text:p>tools\frmConvertELFtoDOL</text:p>
          </table:table-cell>
          <table:table-cell office:value-type="string">
            <text:p>$this.Text</text:p>
          </table:table-cell>
          <table:table-cell office:value-type="string">
            <text:p>Converter ELF -&gt; DOL</text:p>
          </table:table-cell>
          <table:table-cell table:number-columns-repeated="6"/>
          <table:table-cell office:value-type="string">
            <text:p>Convertir ELF -&gt; DOL</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ElfDol.Text</text:p>
          </table:table-cell>
          <table:table-cell office:value-type="string">
            <text:p>Converter ELF -&gt; DOL</text:p>
          </table:table-cell>
          <table:table-cell table:number-columns-repeated="6"/>
          <table:table-cell office:value-type="string">
            <text:p>Convertir ELF -&gt; DOL</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17.Text</text:p>
          </table:table-cell>
          <table:table-cell office:value-type="string">
            <text:p>Copia um ou mais arquivos de um local (origem) para outro (destino). O arquivo não é comprimido, não faz parte de nenhum recipiente e nem tem o garbage (lixo) removido.</text:p>
          </table:table-cell>
          <table:table-cell table:number-columns-repeated="6"/>
          <table:table-cell office:value-type="string">
            <text:p>Copia uno o más archivos de una ubicación (fuente) a otra (destino). El archivo no está comprimido, no forma parte de ningún contenedor y no se eliminan datos basura.</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abelCopyright.Text</text:p>
          </table:table-cell>
          <table:table-cell office:value-type="string">
            <text:p>Copyright</text:p>
          </table:table-cell>
          <table:table-cell table:number-columns-repeated="6"/>
          <table:table-cell office:value-type="string">
            <text:p>Copyright</text:p>
          </table:table-cell>
          <table:table-cell table:number-columns-repeated="1013"/>
        </table:table-row>
        <table:table-row table:style-name="ro2">
          <table:table-cell office:value-type="string">
            <text:p>GCBM</text:p>
          </table:table-cell>
          <table:table-cell office:value-type="string">
            <text:p>frmSplashScreen</text:p>
          </table:table-cell>
          <table:table-cell office:value-type="string">
            <text:p>tsslCurrentYear.Text</text:p>
          </table:table-cell>
          <table:table-cell office:value-type="string">
            <text:p>Copyright © 2019 - </text:p>
          </table:table-cell>
          <table:table-cell table:number-columns-repeated="6"/>
          <table:table-cell office:value-type="string">
            <text:p>Copyright © 2019 -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9</text:p>
          </table:table-cell>
          <table:table-cell office:value-type="string">
            <text:p>Coreano</text:p>
          </table:table-cell>
          <table:table-cell table:number-columns-repeated="6"/>
          <table:table-cell office:value-type="string">
            <text:p>Corean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fbd.Description</text:p>
          </table:table-cell>
          <table:table-cell office:value-type="string">
            <text:p>Crie ou selecione um diretório:</text:p>
          </table:table-cell>
          <table:table-cell table:number-columns-repeated="6"/>
          <table:table-cell office:value-type="string">
            <text:p>Crea o selecciona un directori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CreatePackage.Text</text:p>
          </table:table-cell>
          <table:table-cell office:value-type="string">
            <text:p>Criar Pacote APP</text:p>
          </table:table-cell>
          <table:table-cell table:number-columns-repeated="6"/>
          <table:table-cell office:value-type="string">
            <text:p>Crear Paquete APP</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groupBox1.Text</text:p>
          </table:table-cell>
          <table:table-cell office:value-type="string">
            <text:p>Criar/Editar</text:p>
          </table:table-cell>
          <table:table-cell table:number-columns-repeated="6"/>
          <table:table-cell office:value-type="string">
            <text:p>Crear/Edit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1.Text</text:p>
          </table:table-cell>
          <table:table-cell office:value-type="string">
            <text:p>Clique no ícone ao lado e selecione uma pasta para listar todos os arquivos ISO e GCM contidos em seu interior.</text:p>
          </table:table-cell>
          <table:table-cell table:number-columns-repeated="6"/>
          <table:table-cell office:value-type="string">
            <text:p>Da clic en el icono de al lado y seleccióna una carpeta para mostrar todos los archivos ISO y GCM que contien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GCBM_TranslatedBy</text:p>
          </table:table-cell>
          <table:table-cell office:value-type="string">
            <text:p>Laete Meireles</text:p>
          </table:table-cell>
          <table:table-cell table:number-columns-repeated="6"/>
          <table:table-cell office:value-type="string">
            <text:p>Demian Medin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DoneScrubbing</text:p>
          </table:table-cell>
          <table:table-cell office:value-type="string">
            <text:p>Esfoliação finalizada...</text:p>
          </table:table-cell>
          <table:table-cell table:number-columns-repeated="6"/>
          <table:table-cell office:value-type="string">
            <text:p>Depuración terminad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GeneralScrub.Text</text:p>
          </table:table-cell>
          <table:table-cell office:value-type="string">
            <text:p>Scrub</text:p>
          </table:table-cell>
          <table:table-cell table:number-columns-repeated="6"/>
          <table:table-cell office:value-type="string">
            <text:p>Depur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DisableCoverPanel.Text</text:p>
          </table:table-cell>
          <table:table-cell office:value-type="string">
            <text:p>Desabilitar</text:p>
          </table:table-cell>
          <table:table-cell table:number-columns-repeated="6"/>
          <table:table-cell office:value-type="string">
            <text:p>Desactiva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Database_Developer</text:p>
          </table:table-cell>
          <table:table-cell office:value-type="string">
            <text:p>Desenvolvedor</text:p>
          </table:table-cell>
          <table:table-cell table:number-columns-repeated="6"/>
          <table:table-cell office:value-type="string">
            <text:p>Desarrollador</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10.Text</text:p>
          </table:table-cell>
          <table:table-cell office:value-type="string">
            <text:p>Desenvolvedor:</text:p>
          </table:table-cell>
          <table:table-cell table:number-columns-repeated="6"/>
          <table:table-cell office:value-type="string">
            <text:p>Desarrollador:</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2.Text</text:p>
          </table:table-cell>
          <table:table-cell office:value-type="string">
            <text:p>Desenvolvedor:</text:p>
          </table:table-cell>
          <table:table-cell table:number-columns-repeated="6"/>
          <table:table-cell office:value-type="string">
            <text:p>Desarrollador:</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6.Text</text:p>
          </table:table-cell>
          <table:table-cell office:value-type="string">
            <text:p>Desenvolvedor:</text:p>
          </table:table-cell>
          <table:table-cell table:number-columns-repeated="6"/>
          <table:table-cell office:value-type="string">
            <text:p>Desarrollador:</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Developer.Text</text:p>
          </table:table-cell>
          <table:table-cell table:number-columns-repeated="7"/>
          <table:table-cell office:value-type="string">
            <text:p>DESARROLLADOR:</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Developer.Text</text:p>
          </table:table-cell>
          <table:table-cell office:value-type="string">
            <text:p>DESENVOLVEDOR:</text:p>
          </table:table-cell>
          <table:table-cell table:number-columns-repeated="6"/>
          <table:table-cell office:value-type="string">
            <text:p>DESARROLLADOR:</text:p>
          </table:table-cell>
          <table:table-cell table:number-columns-repeated="1013"/>
        </table:table-row>
        <table:table-row table:style-name="ro2">
          <table:table-cell office:value-type="string">
            <text:p>GCBM</text:p>
          </table:table-cell>
          <table:table-cell office:value-type="string">
            <text:p>frmDownloadGameTDB</text:p>
          </table:table-cell>
          <table:table-cell office:value-type="string">
            <text:p>lblDownload.Text</text:p>
          </table:table-cell>
          <table:table-cell office:value-type="string">
            <text:p>Baixando WiiTDB.zip</text:p>
          </table:table-cell>
          <table:table-cell table:number-columns-repeated="6"/>
          <table:table-cell office:value-type="string">
            <text:p>Descargando WiiTDB.zip</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chkTransferAllRegions.Text</text:p>
          </table:table-cell>
          <table:table-cell office:value-type="string">
            <text:p>Transferir capas de todas as regiões</text:p>
          </table:table-cell>
          <table:table-cell table:number-columns-repeated="6"/>
          <table:table-cell office:value-type="string">
            <text:p>Descargar skins de todas las reg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btnTitleDownload.Text</text:p>
          </table:table-cell>
          <table:table-cell office:value-type="string">
            <text:p>Download titles.txt</text:p>
          </table:table-cell>
          <table:table-cell table:number-columns-repeated="6"/>
          <table:table-cell office:value-type="string">
            <text:p>Descargar titles.txt</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textBoxDescription.Text</text:p>
          </table:table-cell>
          <table:table-cell office:value-type="string">
            <text:p>Descrição</text:p>
          </table:table-cell>
          <table:table-cell table:number-columns-repeated="6"/>
          <table:table-cell office:value-type="string">
            <text:p>Descripción</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5.Text</text:p>
          </table:table-cell>
          <table:table-cell office:value-type="string">
            <text:p>Descrição (Curta):</text:p>
          </table:table-cell>
          <table:table-cell table:number-columns-repeated="6"/>
          <table:table-cell office:value-type="string">
            <text:p>Descripción (corta):</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6.Text</text:p>
          </table:table-cell>
          <table:table-cell office:value-type="string">
            <text:p>Descrição (Longa):</text:p>
          </table:table-cell>
          <table:table-cell table:number-columns-repeated="6"/>
          <table:table-cell office:value-type="string">
            <text:p>Descripción (larga):</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11.Text</text:p>
          </table:table-cell>
          <table:table-cell office:value-type="string">
            <text:p>Descrição:</text:p>
          </table:table-cell>
          <table:table-cell table:number-columns-repeated="6"/>
          <table:table-cell office:value-type="string">
            <text:p>Descripción:</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bAppAhbAccess.Items</text:p>
          </table:table-cell>
          <table:table-cell office:value-type="string">
            <text:p>DESATIVADO</text:p>
          </table:table-cell>
          <table:table-cell table:number-columns-repeated="6"/>
          <table:table-cell office:value-type="string">
            <text:p>DESHABILIT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bAppNoReloadIOS.Items</text:p>
          </table:table-cell>
          <table:table-cell office:value-type="string">
            <text:p>DESATIVADO</text:p>
          </table:table-cell>
          <table:table-cell table:number-columns-repeated="6"/>
          <table:table-cell office:value-type="string">
            <text:p>DESHABILIT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bMountUSB.Items</text:p>
          </table:table-cell>
          <table:table-cell office:value-type="string">
            <text:p>DESATIVADO</text:p>
          </table:table-cell>
          <table:table-cell table:number-columns-repeated="6"/>
          <table:table-cell office:value-type="string">
            <text:p>DESHABILIT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bPortUSB.Items</text:p>
          </table:table-cell>
          <table:table-cell office:value-type="string">
            <text:p>DESATIVADO</text:p>
          </table:table-cell>
          <table:table-cell table:number-columns-repeated="6"/>
          <table:table-cell office:value-type="string">
            <text:p>DESHABILITA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Screensaver.Text</text:p>
          </table:table-cell>
          <table:table-cell office:value-type="string">
            <text:p>Desativar o protetor de tela (Screensaver)</text:p>
          </table:table-cell>
          <table:table-cell table:number-columns-repeated="6"/>
          <table:table-cell office:value-type="string">
            <text:p>Deshabilitar el protector de pantalla (Screensave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Splash.Text</text:p>
          </table:table-cell>
          <table:table-cell office:value-type="string">
            <text:p>Desativar a tela de bem-vindo ao iniciar programa (Splashscreen)</text:p>
          </table:table-cell>
          <table:table-cell table:number-columns-repeated="6"/>
          <table:table-cell office:value-type="string">
            <text:p>Deshabilitar la pantalla de inicio (Splashscree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Welcome.Text</text:p>
          </table:table-cell>
          <table:table-cell table:number-columns-repeated="7"/>
          <table:table-cell office:value-type="string">
            <text:p>Deshabilitar la pantalla de inicio (Splashscree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PluginDisplay_String2</text:p>
          </table:table-cell>
          <table:table-cell office:value-type="string">
            <text:p>Desinstalar</text:p>
          </table:table-cell>
          <table:table-cell table:number-columns-repeated="6"/>
          <table:table-cell office:value-type="string">
            <text:p>Desinstal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grpDetailsDestiny.Text</text:p>
          </table:table-cell>
          <table:table-cell office:value-type="string">
            <text:p>Detalhes</text:p>
          </table:table-cell>
          <table:table-cell table:number-columns-repeated="6"/>
          <table:table-cell office:value-type="string">
            <text:p>Detalles</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grpDetailsSource.Text</text:p>
          </table:table-cell>
          <table:table-cell table:number-columns-repeated="7"/>
          <table:table-cell office:value-type="string">
            <text:p>Detalles</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groupBox1.Text</text:p>
          </table:table-cell>
          <table:table-cell office:value-type="string">
            <text:p>Detalhes do Arquivo</text:p>
          </table:table-cell>
          <table:table-cell table:number-columns-repeated="6"/>
          <table:table-cell office:value-type="string">
            <text:p>Detalles del Archivo</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groupBox2.Text</text:p>
          </table:table-cell>
          <table:table-cell office:value-type="string">
            <text:p>Detalhes do Jogo</text:p>
          </table:table-cell>
          <table:table-cell table:number-columns-repeated="6"/>
          <table:table-cell office:value-type="string">
            <text:p>Detalles del Juego</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groupBox3.Text</text:p>
          </table:table-cell>
          <table:table-cell office:value-type="string">
            <text:p>Detalhes do Banner</text:p>
          </table:table-cell>
          <table:table-cell table:number-columns-repeated="6"/>
          <table:table-cell office:value-type="string">
            <text:p>Detalles del rótul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CoverDisc.Text</text:p>
          </table:table-cell>
          <table:table-cell office:value-type="string">
            <text:p>Disco</text:p>
          </table:table-cell>
          <table:table-cell table:number-columns-repeated="6"/>
          <table:table-cell office:value-type="string">
            <text:p>Disc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ISOInfo_String1</text:p>
          </table:table-cell>
          <table:table-cell office:value-type="string">
            <text:p>Disco primário: (disc1)</text:p>
          </table:table-cell>
          <table:table-cell table:number-columns-repeated="6"/>
          <table:table-cell office:value-type="string">
            <text:p>Disco principal: (disco1)</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ISOInfo_String2</text:p>
          </table:table-cell>
          <table:table-cell office:value-type="string">
            <text:p>Disco secundário: (disc2)</text:p>
          </table:table-cell>
          <table:table-cell table:number-columns-repeated="6"/>
          <table:table-cell office:value-type="string">
            <text:p>Disco secundario: (disco2)</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TypeDisc.Text</text:p>
          </table:table-cell>
          <table:table-cell office:value-type="string">
            <text:p>Disco...</text:p>
          </table:table-cell>
          <table:table-cell table:number-columns-repeated="6"/>
          <table:table-cell office:value-type="string">
            <text:p>Disco...</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tbDonate.Text</text:p>
          </table:table-cell>
          <table:table-cell office:value-type="string">
            <text:p>Doações</text:p>
          </table:table-cell>
          <table:table-cell table:number-columns-repeated="6"/>
          <table:table-cell office:value-type="string">
            <text:p>Donac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rbDSPHLE.Text</text:p>
          </table:table-cell>
          <table:table-cell office:value-type="string">
            <text:p>DSP HLE (padrão)</text:p>
          </table:table-cell>
          <table:table-cell table:number-columns-repeated="6"/>
          <table:table-cell office:value-type="string">
            <text:p>DSP HLE (estándar)</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Publisher.Text</text:p>
          </table:table-cell>
          <table:table-cell table:number-columns-repeated="7"/>
          <table:table-cell office:value-type="string">
            <text:p>EDITOR:</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Publisher.Text</text:p>
          </table:table-cell>
          <table:table-cell office:value-type="string">
            <text:p>EDITORA:</text:p>
          </table:table-cell>
          <table:table-cell table:number-columns-repeated="6"/>
          <table:table-cell office:value-type="string">
            <text:p>EDITO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istHash_String1</text:p>
          </table:table-cell>
          <table:table-cell office:value-type="string">
            <text:p>O </text:p>
          </table:table-cell>
          <table:table-cell table:number-columns-repeated="6"/>
          <table:table-cell office:value-type="string">
            <text:p>El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erverReported3DCoverNotFound</text:p>
          </table:table-cell>
          <table:table-cell office:value-type="string">
            <text:p>O servidor informou: Capa 3D não encontrada!</text:p>
          </table:table-cell>
          <table:table-cell table:number-columns-repeated="6"/>
          <table:table-cell office:value-type="string">
            <text:p>El servidor informa: ¡No se encontró la portada 3D!</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erverReportedDiscCoverNotFound</text:p>
          </table:table-cell>
          <table:table-cell office:value-type="string">
            <text:p>O servidor informou: Capa Disco não encontrada!</text:p>
          </table:table-cell>
          <table:table-cell table:number-columns-repeated="6"/>
          <table:table-cell office:value-type="string">
            <text:p>El servidor informa: ¡No se encontró la portada del disc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erverReportedOneCoverOrBothNotFound</text:p>
          </table:table-cell>
          <table:table-cell office:value-type="string">
            <text:p>O servidor informou: Uma das capas (ou ambas) não foi localizada!</text:p>
          </table:table-cell>
          <table:table-cell table:number-columns-repeated="6"/>
          <table:table-cell office:value-type="string">
            <text:p>El servidor informa: ¡No se encontró una de las portadas (o amba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validDrive_String2</text:p>
          </table:table-cell>
          <table:table-cell office:value-type="string">
            <text:p>O sistema de arquivos detectado é: </text:p>
          </table:table-cell>
          <table:table-cell table:number-columns-repeated="6"/>
          <table:table-cell office:value-type="string">
            <text:p>El sistema de archivos detectado es: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31.Text</text:p>
          </table:table-cell>
          <table:table-cell office:value-type="string">
            <text:p>Remove dados desnecessários (garbage) substituindo por um valor de byte constante (0xff ou 0x00). O arquivo tem um tamanho menor, porém, mantendo a integridade dos dados.</text:p>
          </table:table-cell>
          <table:table-cell table:number-columns-repeated="6"/>
          <table:table-cell office:value-type="string">
            <text:p>Elimina datos innecesarios (basura) reemplazándolos con un valor de byte constante (0xff o 0x00). El archivo tiene un tamaño más pequeño, sin embargo, mantiene la integridad de los dat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moveGameDisc.Text</text:p>
          </table:table-cell>
          <table:table-cell office:value-type="string">
            <text:p>Apagar</text:p>
          </table:table-cell>
          <table:table-cell table:number-columns-repeated="6"/>
          <table:table-cell office:value-type="string">
            <text:p>Elimin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moveGameList.Text</text:p>
          </table:table-cell>
          <table:table-cell office:value-type="string">
            <text:p>Apagar</text:p>
          </table:table-cell>
          <table:table-cell table:number-columns-repeated="6"/>
          <table:table-cell office:value-type="string">
            <text:p>Eliminar</text:p>
          </table:table-cell>
          <table:table-cell table:number-columns-repeated="1013"/>
        </table:table-row>
        <table:table-row table:style-name="ro2">
          <table:table-cell office:value-type="string">
            <text:p>GCBM</text:p>
          </table:table-cell>
          <table:table-cell office:value-type="string">
            <text:p>frmRenameISO</text:p>
          </table:table-cell>
          <table:table-cell office:value-type="string">
            <text:p>chkRenameISO.Text</text:p>
          </table:table-cell>
          <table:table-cell office:value-type="string">
            <text:p>Remover automaticamente espaços em branco e manter nome original</text:p>
          </table:table-cell>
          <table:table-cell table:number-columns-repeated="6"/>
          <table:table-cell office:value-type="string">
            <text:p>Eliminar automáticamente los espacios vacíos y conservar el nombre original</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CoverSynchronizeDelete.Text</text:p>
          </table:table-cell>
          <table:table-cell office:value-type="string">
            <text:p>Deletar capas para jogos que não estão na lista</text:p>
          </table:table-cell>
          <table:table-cell table:number-columns-repeated="6"/>
          <table:table-cell office:value-type="string">
            <text:p>Eliminar skins de juegos que no están en la lis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ofdDolphin.Filter</text:p>
          </table:table-cell>
          <table:table-cell office:value-type="string">
            <text:p>Dolphin Emulador|dolphin.exe</text:p>
          </table:table-cell>
          <table:table-cell table:number-columns-repeated="6"/>
          <table:table-cell office:value-type="string">
            <text:p>Emulador Dolphin|dolphin.ex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splayFilesSelected_Found_String3</text:p>
          </table:table-cell>
          <table:table-cell office:value-type="string">
            <text:p>Encontrado(s) </text:p>
          </table:table-cell>
          <table:table-cell table:number-columns-repeated="6"/>
          <table:table-cell office:value-type="string">
            <text:p>Encontr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heckUSBGXFlow_String3</text:p>
          </table:table-cell>
          <table:table-cell office:value-type="string">
            <text:p>Depois, na mesma aba, vá em 'Configuração do carregador USB (Transferir Capas)' e ajuste os diretórios das capas (Disco, 2D, 3D e Completo) do USB Loader GX ou WiiFlow em 'Configuração do carregador USB (Transferir Capas)', apontando para os respectivos diretórios dentro do dispositivo de destino.</text:p>
          </table:table-cell>
          <table:table-cell table:number-columns-repeated="6"/>
          <table:table-cell office:value-type="string">
            <text:p>Entonces, en la misma pestaña, ve a la configuración del 'cargador de USB (Transferir Portadas)' y ajusta los directorios de las mismas (Disco, 2D, 3D y Completa) de USB Loader GX o de WiiFlow en la 'configuración del cargador de USB (Transferir Portadas)', en los directorios respectivos del dispositivo que correspond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MetaXml_String_ERRO</text:p>
          </table:table-cell>
          <table:table-cell office:value-type="string">
            <text:p>ERRO</text:p>
          </table:table-cell>
          <table:table-cell table:number-columns-repeated="6"/>
          <table:table-cell office:value-type="string">
            <text:p>ERRO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estinyDrive_AvailableSpace</text:p>
          </table:table-cell>
          <table:table-cell office:value-type="string">
            <text:p>Espaço disponível: </text:p>
          </table:table-cell>
          <table:table-cell table:number-columns-repeated="6"/>
          <table:table-cell office:value-type="string">
            <text:p>Espacio disponible: </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SpaceAvailabeOnDevice.Text</text:p>
          </table:table-cell>
          <table:table-cell office:value-type="string">
            <text:p>Espaço disponível: </text:p>
          </table:table-cell>
          <table:table-cell table:number-columns-repeated="6"/>
          <table:table-cell office:value-type="string">
            <text:p>Espacio disponible: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estinyDrive_TotalSpace</text:p>
          </table:table-cell>
          <table:table-cell office:value-type="string">
            <text:p>Espaço total: </text:p>
          </table:table-cell>
          <table:table-cell table:number-columns-repeated="6"/>
          <table:table-cell office:value-type="string">
            <text:p>Espacio total: </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SpaceTotalOnDevice.Text</text:p>
          </table:table-cell>
          <table:table-cell office:value-type="string">
            <text:p>Espaço total: </text:p>
          </table:table-cell>
          <table:table-cell table:number-columns-repeated="6"/>
          <table:table-cell office:value-type="string">
            <text:p>Espacio total: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3</text:p>
          </table:table-cell>
          <table:table-cell office:value-type="string">
            <text:p>Espanhol</text:p>
          </table:table-cell>
          <table:table-cell table:number-columns-repeated="6"/>
          <table:table-cell office:value-type="string">
            <text:p>Español</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GCBM_Language</text:p>
          </table:table-cell>
          <table:table-cell office:value-type="string">
            <text:p>Portuguese [Brazil]</text:p>
          </table:table-cell>
          <table:table-cell table:number-columns-repeated="6"/>
          <table:table-cell office:value-type="string">
            <text:p>Español [México]</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lblTransferStatus.Text</text:p>
          </table:table-cell>
          <table:table-cell office:value-type="string">
            <text:p>Aguardando...</text:p>
          </table:table-cell>
          <table:table-cell table:number-columns-repeated="6"/>
          <table:table-cell office:value-type="string">
            <text:p>Esperan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Complete</text:p>
          </table:table-cell>
          <table:table-cell office:value-type="string">
            <text:p>Status: Completo!</text:p>
          </table:table-cell>
          <table:table-cell table:number-columns-repeated="6"/>
          <table:table-cell office:value-type="string">
            <text:p>Estado: ¡Completa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Unresponsive</text:p>
          </table:table-cell>
          <table:table-cell office:value-type="string">
            <text:p>Status: Não respondendo!</text:p>
          </table:table-cell>
          <table:table-cell table:number-columns-repeated="6"/>
          <table:table-cell office:value-type="string">
            <text:p>Estado: ¡No respond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Scrubbing</text:p>
          </table:table-cell>
          <table:table-cell office:value-type="string">
            <text:p>Status: Scrubbing... </text:p>
          </table:table-cell>
          <table:table-cell table:number-columns-repeated="6"/>
          <table:table-cell office:value-type="string">
            <text:p>Estado: Depurando...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reateGamesFolderNow</text:p>
          </table:table-cell>
          <table:table-cell office:value-type="string">
            <text:p>Este é um dispositivo válido, mas não existe pasta GAMES, criar pasta agora?</text:p>
          </table:table-cell>
          <table:table-cell table:number-columns-repeated="6"/>
          <table:table-cell office:value-type="string">
            <text:p>Este es un dispositivo válido pero no hay una carpeta GAMES, ¿crearla ahor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Nomenclature.Text</text:p>
          </table:table-cell>
          <table:table-cell office:value-type="string">
            <text:p>Estilo de nomeação:</text:p>
          </table:table-cell>
          <table:table-cell table:number-columns-repeated="6"/>
          <table:table-cell office:value-type="string">
            <text:p>Estilo de nomenclatura:</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rbEurope.Text</text:p>
          </table:table-cell>
          <table:table-cell office:value-type="string">
            <text:p>Europa</text:p>
          </table:table-cell>
          <table:table-cell table:number-columns-repeated="6"/>
          <table:table-cell office:value-type="string">
            <text:p>Europa</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Rating.Text</text:p>
          </table:table-cell>
          <table:table-cell table:number-columns-repeated="7"/>
          <table:table-cell office:value-type="string">
            <text:p>EVALUACIÓN:</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Rating.Text</text:p>
          </table:table-cell>
          <table:table-cell office:value-type="string">
            <text:p>AVALIAÇÃO:</text:p>
          </table:table-cell>
          <table:table-cell table:number-columns-repeated="6"/>
          <table:table-cell office:value-type="string">
            <text:p>EVALUACIÓN:</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exportarListaToolStripMenuItem.Text</text:p>
          </table:table-cell>
          <table:table-cell office:value-type="string">
            <text:p>Exportar lista como...</text:p>
          </table:table-cell>
          <table:table-cell table:number-columns-repeated="6"/>
          <table:table-cell office:value-type="string">
            <text:p>Exportar lista com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ExportList.Text</text:p>
          </table:table-cell>
          <table:table-cell office:value-type="string">
            <text:p>Exportar lista de jogos</text:p>
          </table:table-cell>
          <table:table-cell table:number-columns-repeated="6"/>
          <table:table-cell office:value-type="string">
            <text:p>Exportar lista de jueg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GeneralExtract.Text</text:p>
          </table:table-cell>
          <table:table-cell office:value-type="string">
            <text:p>Extrair sempre que necessário.</text:p>
          </table:table-cell>
          <table:table-cell table:number-columns-repeated="6"/>
          <table:table-cell office:value-type="string">
            <text:p>Extraer siempre que sea necesario.</text:p>
          </table:table-cell>
          <table:table-cell table:number-columns-repeated="1013"/>
        </table:table-row>
        <table:table-row table:style-name="ro2">
          <table:table-cell office:value-type="string">
            <text:p>GCBM</text:p>
          </table:table-cell>
          <table:table-cell office:value-type="string">
            <text:p>frmDownloadGameTDB</text:p>
          </table:table-cell>
          <table:table-cell office:value-type="string">
            <text:p>lblExtracting.Text</text:p>
          </table:table-cell>
          <table:table-cell office:value-type="string">
            <text:p>Extraindo WiiTDB.xml</text:p>
          </table:table-cell>
          <table:table-cell table:number-columns-repeated="6"/>
          <table:table-cell office:value-type="string">
            <text:p>Extrayendo WiiTDB.xml</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4.Text</text:p>
          </table:table-cell>
          <table:table-cell office:value-type="string">
            <text:p>Data Lançamento:</text:p>
          </table:table-cell>
          <table:table-cell table:number-columns-repeated="6"/>
          <table:table-cell office:value-type="string">
            <text:p>Fecha de Lanzamiento:</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7.Text</text:p>
          </table:table-cell>
          <table:table-cell office:value-type="string">
            <text:p>Data do Apploader:</text:p>
          </table:table-cell>
          <table:table-cell table:number-columns-repeated="6"/>
          <table:table-cell office:value-type="string">
            <text:p>Fecha del Apploader:</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Date.Text</text:p>
          </table:table-cell>
          <table:table-cell table:number-columns-repeated="7"/>
          <table:table-cell office:value-type="string">
            <text:p>FECH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7.Text</text:p>
          </table:table-cell>
          <table:table-cell office:value-type="string">
            <text:p>Filtro:</text:p>
          </table:table-cell>
          <table:table-cell table:number-columns-repeated="6"/>
          <table:table-cell office:value-type="string">
            <text:p>Filtr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SignatureMD5.Text</text:p>
          </table:table-cell>
          <table:table-cell office:value-type="string">
            <text:p>Assinatura MD5</text:p>
          </table:table-cell>
          <table:table-cell table:number-columns-repeated="6"/>
          <table:table-cell office:value-type="string">
            <text:p>Firma MD5</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SignatureSHA1.Text</text:p>
          </table:table-cell>
          <table:table-cell office:value-type="string">
            <text:p>Assinatura SHA-1</text:p>
          </table:table-cell>
          <table:table-cell table:number-columns-repeated="6"/>
          <table:table-cell office:value-type="string">
            <text:p>Firma SHA-1</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ListSignatureSHA1.Text</text:p>
          </table:table-cell>
          <table:table-cell office:value-type="string">
            <text:p>Assinatura SHA-1</text:p>
          </table:table-cell>
          <table:table-cell table:number-columns-repeated="6"/>
          <table:table-cell office:value-type="string">
            <text:p>Firma SHA-1</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2.Text</text:p>
          </table:table-cell>
          <table:table-cell office:value-type="string">
            <text:p>Formato do Arquivo:</text:p>
          </table:table-cell>
          <table:table-cell table:number-columns-repeated="6"/>
          <table:table-cell office:value-type="string">
            <text:p>Formato de Archiv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pNomenclatureFolderFormat.Text</text:p>
          </table:table-cell>
          <table:table-cell office:value-type="string">
            <text:p>Formato das pastas</text:p>
          </table:table-cell>
          <table:table-cell table:number-columns-repeated="6"/>
          <table:table-cell office:value-type="string">
            <text:p>Formato de carpe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Format.Text</text:p>
          </table:table-cell>
          <table:table-cell office:value-type="string">
            <text:p>Formato:</text:p>
          </table:table-cell>
          <table:table-cell table:number-columns-repeated="6"/>
          <table:table-cell office:value-type="string">
            <text:p>Format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1</text:p>
          </table:table-cell>
          <table:table-cell office:value-type="string">
            <text:p>Francês</text:p>
          </table:table-cell>
          <table:table-cell table:number-columns-repeated="6"/>
          <table:table-cell office:value-type="string">
            <text:p>Francé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28.Text</text:p>
          </table:table-cell>
          <table:table-cell office:value-type="string">
            <text:p>FST (FileSystem Table) é um sistema de arquivos extraído para um diretório que contém todos os arquivos reais e virtuais de um arquivo. O Nintendont usa os arquivos FST para criar uma imagem ISO virtual interna e carregar o jogo através dessa ISO virtual.</text:p>
          </table:table-cell>
          <table:table-cell table:number-columns-repeated="6"/>
          <table:table-cell office:value-type="string">
            <text:p>FST (FileSystem Table) es un sistema de archivos extraído a un directorio, que contiene todos los archivos reales y virtuales. Nintendont usa los archivos FST para crear una imagen ISO virtual interna y cargar el juego desde ella.</text:p>
          </table:table-cell>
          <table:table-cell table:number-columns-repeated="1013"/>
        </table:table-row>
        <table:table-row table:style-name="ro3">
          <table:table-cell office:value-type="string">
            <text:p>GCBM</text:p>
          </table:table-cell>
          <table:table-cell office:value-type="string">
            <text:p>frmAboutBox</text:p>
          </table:table-cell>
          <table:table-cell office:value-type="string">
            <text:p>rtbAboutDonations.Text</text:p>
          </table:table-cell>
          <table:table-cell office:value-type="string">
            <text:p>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GameCube Backup Manager é um software gratuito.</text:p>
            <text:p/>
            <text:p>Muito esforço foi e será feito para torná-lo o mais estável e rico em recursos possível. Se você achar útil e quiser mostrar seu apreço, sinta-se à vontade para me enviar um dólar ou dois. Qualquer dinheiro recebido vai me ajudar muito!</text:p>
            <text:p/>
            <text:p>Você também pode enviar doações para laetemn@gmail.com via PayPal se o link acima não funcionar para você.</text:p>
            <text:p/>
            <text:p>Não se esqueça de me enviar um e-mail para que eu possa agradecer.</text:p>
          </table:table-cell>
          <table:table-cell table:number-columns-repeated="6"/>
          <table:table-cell table:style-name="ce1" office:value-type="string">
            <text:p>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GameCube Backup Manager es un software gratuito._x000D_</text:p>
            <text:p>_x000D_</text:p>
            <text:p>Se ha realizado y se realizará un gran esfuerzo para que sea lo más estable y rico en funciones posible. Si lo encuentra útil y quiere mostrar su aprecio, siéntase libre de dejarme un dólar o dos. ¡Cualquier dinero recibido me ayudará mucho!_x000D_</text:p>
            <text:p>_x000D_</text:p>
            <text:p>También puede enviar donaciones a laetemn@gmail.com a través de PayPal si el enlace anterior no le funciona._x000D_</text:p>
            <text:p>_x000D_</text:p>
            <text:p>No olvides enviarme un correo electrónico para que pueda agradecerte.</text:p>
          </table:table-cell>
          <table:table-cell table:number-columns-repeated="1013"/>
        </table:table-row>
        <table:table-row table:style-name="ro4">
          <table:table-cell office:value-type="string">
            <text:p>GCBM</text:p>
          </table:table-cell>
          <table:table-cell office:value-type="string">
            <text:p>frmAboutBox</text:p>
          </table:table-cell>
          <table:table-cell office:value-type="string">
            <text:p>rtbAboutGameTDB.Text</text:p>
          </table:table-cell>
          <table:table-cell office:value-type="string">
            <text:p>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GameTDB é um banco de dados colaborativo de jogos para qualquer pessoa contribuir e qualquer pessoa usar em qualquer projeto de jogo.</text:p>
            <text:p/>
            <text:p>No site você pode navegar no banco de dados, baixá-lo e contribuir com ele adicionando informações do jogo e fazendo upload de capas.</text:p>
            <text:p/>
            <text:p>No seu Wii ou no seu computador, você pode usar o GameTDB para fazer o seguinte:</text:p>
            <text:p/>
            <text:p>- exibir títulos apropriados para o seu jogo ("Wii Sports" em vez de "SPORTS PACK FOR REVOLUTION"), sem nunca ter que renomear você mesmo.</text:p>
            <text:p/>
            <text:p>- exiba a arte da capa que corresponde à sua região.</text:p>
            <text:p/>
            <text:p>- exibir informações adicionais sobre seus jogos (jogadores, modos online, acessórios, editora, desenvolvedora...).</text:p>
            <text:p/>
            <text:p>- se você tiver uma grande biblioteca, você classifica os jogos a frio, por exemplo, pelo número de jogadores para agrupar rapidamente seus títulos multijogador.</text:p>
            <text:p/>
            <text:p>- procure jogos de GameCube e Wii, por editora, desenvolvedora, que correspondam a uma determinada classificação ou lançados em um determinado ano.</text:p>
          </table:table-cell>
          <table:table-cell table:number-columns-repeated="6"/>
          <table:table-cell table:style-name="ce1" office:value-type="string">
            <text:p>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GameTDB es una base de datos de juegos colaborativos para que cualquiera pueda contribuir y cualquiera pueda usar en cualquier proyecto de juego._x000D_</text:p>
            <text:p>_x000D_</text:p>
            <text:p>En el sitio web, puede navegar por la base de datos, descargarla y contribuir agregando información del juego y cargando portadas._x000D_</text:p>
            <text:p>_x000D_</text:p>
            <text:p>En tu Wii o tu computadora, puedes usar GameTDB para hacer lo siguiente:_x000D_</text:p>
            <text:p>_x000D_</text:p>
            <text:p>- muestra títulos apropiados para tu juego ("Wii Sports" en lugar de "SPORTS PACK FOR REVOLUTION"), sin tener que cambiarte el nombre._x000D_</text:p>
            <text:p>_x000D_</text:p>
            <text:p>- mostrar la portada que coincida con su región._x000D_</text:p>
            <text:p>_x000D_</text:p>
            <text:p>- mostrar información adicional sobre tus juegos (jugadores, modos en línea, accesorios, editor, desarrollador...)._x000D_</text:p>
            <text:p>_x000D_</text:p>
            <text:p>- si tiene una gran biblioteca, clasifica los juegos en frío, por ejemplo, por número de jugadores para agrupar rápidamente sus títulos multijugador._x000D_</text:p>
            <text:p>_x000D_</text:p>
            <text:p>_x000D_</text:p>
            <text:p>_x000D_</text:p>
            <text:p>- busque juegos de GameCube y Wii, por editor, desarrollador, que coincidan con una calificación determinada o lanzados en un año determina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General.Text</text:p>
          </table:table-cell>
          <table:table-cell office:value-type="string">
            <text:p>Geral</text:p>
          </table:table-cell>
          <table:table-cell table:number-columns-repeated="6"/>
          <table:table-cell office:value-type="string">
            <text:p>General</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Genre.Text</text:p>
          </table:table-cell>
          <table:table-cell table:number-columns-repeated="7"/>
          <table:table-cell office:value-type="string">
            <text:p>GÉNERO:</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Genre.Text</text:p>
          </table:table-cell>
          <table:table-cell office:value-type="string">
            <text:p>GÊNERO:</text:p>
          </table:table-cell>
          <table:table-cell table:number-columns-repeated="6"/>
          <table:table-cell office:value-type="string">
            <text:p>GÉNER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BurnMedia.Text</text:p>
          </table:table-cell>
          <table:table-cell office:value-type="string">
            <text:p>Gravar Mídia CD/DVD</text:p>
          </table:table-cell>
          <table:table-cell table:number-columns-repeated="6"/>
          <table:table-cell office:value-type="string">
            <text:p>Grabar CD/DVD</text:p>
          </table:table-cell>
          <table:table-cell table:number-columns-repeated="1013"/>
        </table:table-row>
        <table:table-row table:style-name="ro4">
          <table:table-cell office:value-type="string">
            <text:p>GCBM</text:p>
          </table:table-cell>
          <table:table-cell office:value-type="string">
            <text:p>frmAboutBox</text:p>
          </table:table-cell>
          <table:table-cell office:value-type="string">
            <text:p>rtbAboutThanks.Text</text:p>
          </table:table-cell>
          <table:table-cell office:value-type="string">
            <text:p>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Obrigado às seguintes pessoas pelos testes, traduções e ajuda geral durante o desenvolvimento:</text:p>
            <text:p/>
            <text:p>- Sjohnson1021 - Desenvolvedor e Mantenedor</text:p>
            <text:p>- Valclark Junior - Testes / Experiência do usuário</text:p>
            <text:p>- Dolphin Emulator Team - Informações do GameCube / Wii / RVZ</text:p>
            <text:p>- Wiimm </text:p>
            <text:p>- WIT (Wiimms ISO Tools)</text:p>
            <text:p>- Wii Brew</text:p>
            <text:p/>
            <text:p>Um agradecimento especial às pessoas que ajudaram a traduzir este programa para os mais diversos idiomas, permitindo que pessoas de todo o mundo possam usufruir de seus recursos. </text:p>
            <text:p/>
            <text:p>Além de todos os envolvidos na comunidade de preservação de jogos.</text:p>
            <text:p/>
            <text:p/>
            <text:p>Além de todos os envolvidos na comunidade de preservação de jogos.</text:p>
          </table:table-cell>
          <table:table-cell table:number-columns-repeated="6"/>
          <table:table-cell table:style-name="ce1" office:value-type="string">
            <text:p>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Gracias a las siguientes personas por las pruebas, la traducción y la ayuda general durante el desarrollo:_x000D_</text:p>
            <text:p>_x000D_</text:p>
            <text:p>- Valclark Junior - Pruebas / Experiencia de usuario_x000D_</text:p>
            <text:p>- Equipo Dolphin Emulator - Información de GameCube / Wii / RVZ_x000D_</text:p>
            <text:p>- Wiim_x000D_</text:p>
            <text:p>- WIT (herramientas Wiimms ISO)_x000D_</text:p>
            <text:p>- Cerveza de Wii_x000D_</text:p>
            <text:p>- DDinghoya - traductor oficial de idioma coreano_x000D_</text:p>
            <text:p>_x000D_</text:p>
            <text:p>Además de todos los involucrados en la comunidad de preservación de juegos.</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btnSave.Text</text:p>
          </table:table-cell>
          <table:table-cell office:value-type="string">
            <text:p>Salvar</text:p>
          </table:table-cell>
          <table:table-cell table:number-columns-repeated="6"/>
          <table:table-cell office:value-type="string">
            <text:p>Guardar</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bAppAhbAccess.Items1</text:p>
          </table:table-cell>
          <table:table-cell office:value-type="string">
            <text:p>ATIVADO</text:p>
          </table:table-cell>
          <table:table-cell table:number-columns-repeated="6"/>
          <table:table-cell office:value-type="string">
            <text:p>HABILIT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bAppNoReloadIOS.Items1</text:p>
          </table:table-cell>
          <table:table-cell office:value-type="string">
            <text:p>ATIVADO</text:p>
          </table:table-cell>
          <table:table-cell table:number-columns-repeated="6"/>
          <table:table-cell office:value-type="string">
            <text:p>HABILIT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chkEnableArguments.Text</text:p>
          </table:table-cell>
          <table:table-cell office:value-type="string">
            <text:p>Habilitar argumentos</text:p>
          </table:table-cell>
          <table:table-cell table:number-columns-repeated="6"/>
          <table:table-cell office:value-type="string">
            <text:p>Habilitar argument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CoverEnableTransfer.Text</text:p>
          </table:table-cell>
          <table:table-cell office:value-type="string">
            <text:p>Ativar transferência de capas entre dispositivos</text:p>
          </table:table-cell>
          <table:table-cell table:number-columns-repeated="6"/>
          <table:table-cell office:value-type="string">
            <text:p>Habilitar la transferencia de skins entre dispositiv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Notify.Text</text:p>
          </table:table-cell>
          <table:table-cell office:value-type="string">
            <text:p>Ativar notificações da barra de tarefas (notificações padrão continuarão a serem exibidas normalmente)</text:p>
          </table:table-cell>
          <table:table-cell table:number-columns-repeated="6"/>
          <table:table-cell office:value-type="string">
            <text:p>Habilitar las notificaciones en la barra de tareas (las notificaciones ordinarias aparecerán normalment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istHash_String2</text:p>
          </table:table-cell>
          <table:table-cell office:value-type="string">
            <text:p>hash do arquivo: </text:p>
          </table:table-cell>
          <table:table-cell table:number-columns-repeated="6"/>
          <table:table-cell office:value-type="string">
            <text:p>hash de archivo: </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ToolDatabase.Text</text:p>
          </table:table-cell>
          <table:table-cell office:value-type="string">
            <text:p>Ferramentas</text:p>
          </table:table-cell>
          <table:table-cell table:number-columns-repeated="6"/>
          <table:table-cell office:value-type="string">
            <text:p>Herramienta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ToolLog.Text</text:p>
          </table:table-cell>
          <table:table-cell office:value-type="string">
            <text:p>Ferramentas</text:p>
          </table:table-cell>
          <table:table-cell table:number-columns-repeated="6"/>
          <table:table-cell office:value-type="string">
            <text:p>Herramienta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Tools.Text</text:p>
          </table:table-cell>
          <table:table-cell office:value-type="string">
            <text:p>Ferramentas</text:p>
          </table:table-cell>
          <table:table-cell table:number-columns-repeated="6"/>
          <table:table-cell office:value-type="string">
            <text:p>Herramienta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ToolsGameDisc.Text</text:p>
          </table:table-cell>
          <table:table-cell office:value-type="string">
            <text:p>Ferramentas</text:p>
          </table:table-cell>
          <table:table-cell table:number-columns-repeated="6"/>
          <table:table-cell office:value-type="string">
            <text:p>Herramienta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ToolsGameList.Text</text:p>
          </table:table-cell>
          <table:table-cell office:value-type="string">
            <text:p>Ferramentas</text:p>
          </table:table-cell>
          <table:table-cell table:number-columns-repeated="6"/>
          <table:table-cell office:value-type="string">
            <text:p>Herramienta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5</text:p>
          </table:table-cell>
          <table:table-cell office:value-type="string">
            <text:p>Holandês</text:p>
          </table:table-cell>
          <table:table-cell table:number-columns-repeated="6"/>
          <table:table-cell office:value-type="string">
            <text:p>Holandé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Database_IDGameCode</text:p>
          </table:table-cell>
          <table:table-cell office:value-type="string">
            <text:p>ID (Código do Jogo)</text:p>
          </table:table-cell>
          <table:table-cell table:number-columns-repeated="6"/>
          <table:table-cell office:value-type="string">
            <text:p>ID (Código del Jueg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29.Text</text:p>
          </table:table-cell>
          <table:table-cell office:value-type="string">
            <text:p>Disc ID:</text:p>
          </table:table-cell>
          <table:table-cell table:number-columns-repeated="6"/>
          <table:table-cell office:value-type="string">
            <text:p>ID del Disco:</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4.Text</text:p>
          </table:table-cell>
          <table:table-cell office:value-type="string">
            <text:p>ID do Jogo:</text:p>
          </table:table-cell>
          <table:table-cell table:number-columns-repeated="6"/>
          <table:table-cell office:value-type="string">
            <text:p>ID del Jueg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4.Text</text:p>
          </table:table-cell>
          <table:table-cell office:value-type="string">
            <text:p>Game ID:</text:p>
          </table:table-cell>
          <table:table-cell table:number-columns-repeated="6"/>
          <table:table-cell office:value-type="string">
            <text:p>ID del Jueg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GameID.Text</text:p>
          </table:table-cell>
          <table:table-cell office:value-type="string">
            <text:p>ID do jogo:</text:p>
          </table:table-cell>
          <table:table-cell table:number-columns-repeated="6"/>
          <table:table-cell office:value-type="string">
            <text:p>ID del Jueg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boutCurrentLanguage</text:p>
          </table:table-cell>
          <table:table-cell office:value-type="string">
            <text:p>Idioma Atual: </text:p>
          </table:table-cell>
          <table:table-cell table:number-columns-repeated="6"/>
          <table:table-cell office:value-type="string">
            <text:p>Idioma Actual: </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blAboutCurrentLanguage.Text</text:p>
          </table:table-cell>
          <table:table-cell office:value-type="string">
            <text:p>Idioma Atual: </text:p>
          </table:table-cell>
          <table:table-cell table:number-columns-repeated="6"/>
          <table:table-cell office:value-type="string">
            <text:p>Idioma Actual: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TitleLanguage.Text</text:p>
          </table:table-cell>
          <table:table-cell office:value-type="string">
            <text:p>Idioma dos títulos</text:p>
          </table:table-cell>
          <table:table-cell table:number-columns-repeated="6"/>
          <table:table-cell office:value-type="string">
            <text:p>Idioma de los títulos</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8.Text</text:p>
          </table:table-cell>
          <table:table-cell office:value-type="string">
            <text:p>Idioma:</text:p>
          </table:table-cell>
          <table:table-cell table:number-columns-repeated="6"/>
          <table:table-cell office:value-type="string">
            <text:p>Idioma:</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Language.Text</text:p>
          </table:table-cell>
          <table:table-cell office:value-type="string">
            <text:p>IDIOMA:</text:p>
          </table:table-cell>
          <table:table-cell table:number-columns-repeated="6"/>
          <table:table-cell office:value-type="string">
            <text:p>IDIOM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Language.Text</text:p>
          </table:table-cell>
          <table:table-cell office:value-type="string">
            <text:p>Idioma:</text:p>
          </table:table-cell>
          <table:table-cell table:number-columns-repeated="6"/>
          <table:table-cell office:value-type="string">
            <text:p>Idiom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Language.Text</text:p>
          </table:table-cell>
          <table:table-cell office:value-type="string">
            <text:p>Idiomas</text:p>
          </table:table-cell>
          <table:table-cell table:number-columns-repeated="6"/>
          <table:table-cell office:value-type="string">
            <text:p>Idioma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GetAllDrives_Inactive</text:p>
          </table:table-cell>
          <table:table-cell office:value-type="string">
            <text:p>Inativo</text:p>
          </table:table-cell>
          <table:table-cell table:number-columns-repeated="6"/>
          <table:table-cell office:value-type="string">
            <text:p>Inactiv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cbDiscDrive.Items</text:p>
          </table:table-cell>
          <table:table-cell office:value-type="string">
            <text:p>Inativo</text:p>
          </table:table-cell>
          <table:table-cell table:number-columns-repeated="6"/>
          <table:table-cell office:value-type="string">
            <text:p>Inact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formation</text:p>
          </table:table-cell>
          <table:table-cell office:value-type="string">
            <text:p>Informação</text:p>
          </table:table-cell>
          <table:table-cell table:number-columns-repeated="6"/>
          <table:table-cell office:value-type="string">
            <text:p>Información</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this.Text</text:p>
          </table:table-cell>
          <table:table-cell office:value-type="string">
            <text:p>Informações Adicionais</text:p>
          </table:table-cell>
          <table:table-cell table:number-columns-repeated="6"/>
          <table:table-cell office:value-type="string">
            <text:p>Información Adicional</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grpInfo.Text</text:p>
          </table:table-cell>
          <table:table-cell office:value-type="string">
            <text:p>Informações Adicionais</text:p>
          </table:table-cell>
          <table:table-cell table:number-columns-repeated="6"/>
          <table:table-cell office:value-type="string">
            <text:p>Información Adicional</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InfoGame.Text</text:p>
          </table:table-cell>
          <table:table-cell office:value-type="string">
            <text:p>Informações do Jogo</text:p>
          </table:table-cell>
          <table:table-cell table:number-columns-repeated="6"/>
          <table:table-cell office:value-type="string">
            <text:p>Información del Jueg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Info.Text</text:p>
          </table:table-cell>
          <table:table-cell office:value-type="string">
            <text:p>Informações detalhadas (do jogo selecionado)</text:p>
          </table:table-cell>
          <table:table-cell table:number-columns-repeated="6"/>
          <table:table-cell office:value-type="string">
            <text:p>Información detallada (del juego selecciona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LevelLog.Items</text:p>
          </table:table-cell>
          <table:table-cell office:value-type="string">
            <text:p>Informativo</text:p>
          </table:table-cell>
          <table:table-cell table:number-columns-repeated="6"/>
          <table:table-cell office:value-type="string">
            <text:p>Informativ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text:p>
          </table:table-cell>
          <table:table-cell office:value-type="string">
            <text:p>Inglês</text:p>
          </table:table-cell>
          <table:table-cell table:number-columns-repeated="6"/>
          <table:table-cell office:value-type="string">
            <text:p>Inglés</text:p>
          </table:table-cell>
          <table:table-cell table:number-columns-repeated="1013"/>
        </table:table-row>
        <table:table-row table:style-name="ro2">
          <table:table-cell office:value-type="string">
            <text:p>GCBM</text:p>
          </table:table-cell>
          <table:table-cell office:value-type="string">
            <text:p>frmRenameISO</text:p>
          </table:table-cell>
          <table:table-cell office:value-type="string">
            <text:p>label1.Text</text:p>
          </table:table-cell>
          <table:table-cell office:value-type="string">
            <text:p>Digite o novo nome para o arquivo (lembre-se de incluir a extensão):</text:p>
          </table:table-cell>
          <table:table-cell table:number-columns-repeated="6"/>
          <table:table-cell office:value-type="string">
            <text:p>Ingresa el nuevo nombre del archivo (recuerda incluir la extensión):</text:p>
          </table:table-cell>
          <table:table-cell table:number-columns-repeated="1013"/>
        </table:table-row>
        <table:table-row table:style-name="ro2">
          <table:table-cell office:value-type="string">
            <text:p>GCBM</text:p>
          </table:table-cell>
          <table:table-cell office:value-type="string">
            <text:p>frmSplashScreen</text:p>
          </table:table-cell>
          <table:table-cell office:value-type="string">
            <text:p>lblStartSplashScreen.Text</text:p>
          </table:table-cell>
          <table:table-cell office:value-type="string">
            <text:p>Inicializando...</text:p>
          </table:table-cell>
          <table:table-cell table:number-columns-repeated="6"/>
          <table:table-cell office:value-type="string">
            <text:p>Inicializan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pyTask_String2</text:p>
          </table:table-cell>
          <table:table-cell office:value-type="string">
            <text:p>Instalando jogo... </text:p>
          </table:table-cell>
          <table:table-cell table:number-columns-repeated="6"/>
          <table:table-cell office:value-type="string">
            <text:p>Instalando juego... </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btnGameInstallExactCopy.Text</text:p>
          </table:table-cell>
          <table:table-cell office:value-type="string">
            <text:p>Instalar Jogo (1:1)</text:p>
          </table:table-cell>
          <table:table-cell table:number-columns-repeated="6"/>
          <table:table-cell office:value-type="string">
            <text:p>Instalar Juego (1:1)</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btnGameInstallScrub.Text</text:p>
          </table:table-cell>
          <table:table-cell office:value-type="string">
            <text:p>Instalar Jogo (Scrub)</text:p>
          </table:table-cell>
          <table:table-cell table:number-columns-repeated="6"/>
          <table:table-cell office:value-type="string">
            <text:p>Instalar Juego (Scrub)</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UpdateInterval.Text</text:p>
          </table:table-cell>
          <table:table-cell office:value-type="string">
            <text:p>Intervalo de verificações:</text:p>
          </table:table-cell>
          <table:table-cell table:number-columns-repeated="6"/>
          <table:table-cell office:value-type="string">
            <text:p>Intervalo de verificaci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4</text:p>
          </table:table-cell>
          <table:table-cell office:value-type="string">
            <text:p>Italiano</text:p>
          </table:table-cell>
          <table:table-cell table:number-columns-repeated="6"/>
          <table:table-cell office:value-type="string">
            <text:p>italiano</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rbJapan.Text</text:p>
          </table:table-cell>
          <table:table-cell office:value-type="string">
            <text:p>Japão</text:p>
          </table:table-cell>
          <table:table-cell table:number-columns-repeated="6"/>
          <table:table-cell office:value-type="string">
            <text:p>Jap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7</text:p>
          </table:table-cell>
          <table:table-cell office:value-type="string">
            <text:p>Japonês</text:p>
          </table:table-cell>
          <table:table-cell table:number-columns-repeated="6"/>
          <table:table-cell office:value-type="string">
            <text:p>Japoné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blGamesVerifiedText.Text</text:p>
          </table:table-cell>
          <table:table-cell office:value-type="string">
            <text:p>Jogos verificados:</text:p>
          </table:table-cell>
          <table:table-cell table:number-columns-repeated="6"/>
          <table:table-cell office:value-type="string">
            <text:p>Juego verificad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8.Text</text:p>
          </table:table-cell>
          <table:table-cell office:value-type="string">
            <text:p>Juegos Encontrados:</text:p>
          </table:table-cell>
          <table:table-cell table:number-columns-repeated="6"/>
          <table:table-cell office:value-type="string">
            <text:p>Juegos encontrados:</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PlayersOnline.Text</text:p>
          </table:table-cell>
          <table:table-cell office:value-type="string">
            <text:p>JOGADORES ONLINE:</text:p>
          </table:table-cell>
          <table:table-cell table:number-columns-repeated="6"/>
          <table:table-cell office:value-type="string">
            <text:p>JUGADORES EN LÍNEA:</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5.Text</text:p>
          </table:table-cell>
          <table:table-cell office:value-type="string">
            <text:p>JUGADORES:</text:p>
          </table:table-cell>
          <table:table-cell table:number-columns-repeated="6"/>
          <table:table-cell office:value-type="string">
            <text:p>JUGADORES:</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Players.Text</text:p>
          </table:table-cell>
          <table:table-cell office:value-type="string">
            <text:p>JOGADORES:</text:p>
          </table:table-cell>
          <table:table-cell table:number-columns-repeated="6"/>
          <table:table-cell office:value-type="string">
            <text:p>JUGADORE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3.Text</text:p>
          </table:table-cell>
          <table:table-cell office:value-type="string">
            <text:p>A listagem total de arquivos e o tamanho total dos arquivos, não fazem distinção entre arquivos do Disco 1 (game.iso) e Disco 2 (disc2.iso). Os dados servem apenas como amostragem.</text:p>
          </table:table-cell>
          <table:table-cell table:number-columns-repeated="6"/>
          <table:table-cell office:value-type="string">
            <text:p>La lista total de archivos y del tamaño no distingue entre los archivos del Disco 1 (game.iso) y el Disco 2 (disc2.iso). Los datos son solo para fines de muestra.</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Date.Text</text:p>
          </table:table-cell>
          <table:table-cell office:value-type="string">
            <text:p>LANÇAMENTO:</text:p>
          </table:table-cell>
          <table:table-cell table:number-columns-repeated="6"/>
          <table:table-cell office:value-type="string">
            <text:p>LANZAR:</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this.Text</text:p>
          </table:table-cell>
          <table:table-cell office:value-type="string">
            <text:p>Ler/Editar 'meta.xml'</text:p>
          </table:table-cell>
          <table:table-cell table:number-columns-repeated="6"/>
          <table:table-cell office:value-type="string">
            <text:p>Leer/Editar 'meta.xml'</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MetaXml.Text</text:p>
          </table:table-cell>
          <table:table-cell office:value-type="string">
            <text:p>Ler/Editar 'meta.xml'</text:p>
          </table:table-cell>
          <table:table-cell table:number-columns-repeated="6"/>
          <table:table-cell office:value-type="string">
            <text:p>Leer/Editar 'meta.xml'</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btnClear.Text</text:p>
          </table:table-cell>
          <table:table-cell office:value-type="string">
            <text:p>Limpar</text:p>
          </table:table-cell>
          <table:table-cell table:number-columns-repeated="6"/>
          <table:table-cell office:value-type="string">
            <text:p>Limpi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ScrubFlushSD.Text</text:p>
          </table:table-cell>
          <table:table-cell office:value-type="string">
            <text:p>Limpar os buffers de arquivo para que o cartão SD possa ser ejetado quase imediatamente</text:p>
          </table:table-cell>
          <table:table-cell table:number-columns-repeated="6"/>
          <table:table-cell office:value-type="string">
            <text:p>Limpiar la memoria intermedia de archivos para que la tarjeta SD se pueda expulsar casi de inmediat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ClearListDestination.Text</text:p>
          </table:table-cell>
          <table:table-cell office:value-type="string">
            <text:p>Limpar Lista</text:p>
          </table:table-cell>
          <table:table-cell table:number-columns-repeated="6"/>
          <table:table-cell office:value-type="string">
            <text:p>Limpiar List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ClearListSource.Text</text:p>
          </table:table-cell>
          <table:table-cell office:value-type="string">
            <text:p>Limpar Lista</text:p>
          </table:table-cell>
          <table:table-cell table:number-columns-repeated="6"/>
          <table:table-cell office:value-type="string">
            <text:p>Limpiar List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heckUSBGXFlow_String2</text:p>
          </table:table-cell>
          <table:table-cell office:value-type="string">
            <text:p>Depois vá em 'Capas' -&gt; 'Sincronizar' e marque a opção 'Ativar transferência de capas entre dispositivos'.</text:p>
          </table:table-cell>
          <table:table-cell table:number-columns-repeated="6"/>
          <table:table-cell office:value-type="string">
            <text:p>Luego vaya a 'Skin' -&gt; 'Sincronizar' y marque 'Habilitar transferencia de skins entre dispositiv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rbGeneralDiscDelete.Text</text:p>
          </table:table-cell>
          <table:table-cell office:value-type="string">
            <text:p>Manter somente pasta do disco 1 e excluir pasta do disco 2 (Experimental)</text:p>
          </table:table-cell>
          <table:table-cell table:number-columns-repeated="6"/>
          <table:table-cell office:value-type="string">
            <text:p>Mantener solo la carpeta del disco 1 y eliminar la carpeta del disco 2 (Experimental)</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rbGeneralDiscClean.Text</text:p>
          </table:table-cell>
          <table:table-cell office:value-type="string">
            <text:p>Manter todas as pastas separadas para o disco 1 e disco 2 (Padrão)</text:p>
          </table:table-cell>
          <table:table-cell table:number-columns-repeated="6"/>
          <table:table-cell office:value-type="string">
            <text:p>Mantenga todas las carpetas separadas para el disco 1 y el disco 2 (Predeterminad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blMountUsb.Text</text:p>
          </table:table-cell>
          <table:table-cell office:value-type="string">
            <text:p>Montar USB:</text:p>
          </table:table-cell>
          <table:table-cell table:number-columns-repeated="6"/>
          <table:table-cell office:value-type="string">
            <text:p>Montaje USB:</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Display.Text</text:p>
          </table:table-cell>
          <table:table-cell office:value-type="string">
            <text:p>Exibir</text:p>
          </table:table-cell>
          <table:table-cell table:number-columns-repeated="6"/>
          <table:table-cell office:value-type="string">
            <text:p>Mostra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GeneralFileSize.Text</text:p>
          </table:table-cell>
          <table:table-cell office:value-type="string">
            <text:p>Mostrar tamanho</text:p>
          </table:table-cell>
          <table:table-cell table:number-columns-repeated="6"/>
          <table:table-cell office:value-type="string">
            <text:p>Mostrar tamañ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TransferDisc2</text:p>
          </table:table-cell>
          <table:table-cell office:value-type="string">
            <text:p>Movendo o disco 2...</text:p>
          </table:table-cell>
          <table:table-cell table:number-columns-repeated="6"/>
          <table:table-cell office:value-type="string">
            <text:p>Moviendo disco 2...</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SelectNone.Text</text:p>
          </table:table-cell>
          <table:table-cell office:value-type="string">
            <text:p>Nenhum</text:p>
          </table:table-cell>
          <table:table-cell table:number-columns-repeated="6"/>
          <table:table-cell office:value-type="string">
            <text:p>Ningun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ListSelectNone.Text</text:p>
          </table:table-cell>
          <table:table-cell office:value-type="string">
            <text:p>Nenhum</text:p>
          </table:table-cell>
          <table:table-cell table:number-columns-repeated="6"/>
          <table:table-cell office:value-type="string">
            <text:p>Ningun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validDrive_String3</text:p>
          </table:table-cell>
          <table:table-cell office:value-type="string">
            <text:p>O app Nintendont suporta somente os sistemas de arquivos FAT32 e exFAT.</text:p>
          </table:table-cell>
          <table:table-cell table:number-columns-repeated="6"/>
          <table:table-cell office:value-type="string">
            <text:p>Nintendont solo es compatible con los sistemas de archivos FAT32 y exFAT.</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LOG.Text</text:p>
          </table:table-cell>
          <table:table-cell office:value-type="string">
            <text:p>Nível de LOG:</text:p>
          </table:table-cell>
          <table:table-cell table:number-columns-repeated="6"/>
          <table:table-cell office:value-type="string">
            <text:p>Nivel de LOG:</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reateGamesFolder</text:p>
          </table:table-cell>
          <table:table-cell office:value-type="string">
            <text:p>Não existe pasta GAMES, criar pasta agora?</text:p>
          </table:table-cell>
          <table:table-cell table:number-columns-repeated="6"/>
          <table:table-cell office:value-type="string">
            <text:p>No existe la carpeta GAMES, ¿crearla ahora?</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9.Text</text:p>
          </table:table-cell>
          <table:table-cell office:value-type="string">
            <text:p>Não Recarregar IOS:</text:p>
          </table:table-cell>
          <table:table-cell table:number-columns-repeated="6"/>
          <table:table-cell office:value-type="string">
            <text:p>No recargar I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skDownloadWiiTDB</text:p>
          </table:table-cell>
          <table:table-cell office:value-type="string">
            <text:p>WiiTDB.zip não encontrado, gostaria de baixá-lo agora?</text:p>
          </table:table-cell>
          <table:table-cell table:number-columns-repeated="6"/>
          <table:table-cell office:value-type="string">
            <text:p>No se ha encontrado WiiDB.zip, quieres descargarlo ahora?</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abelCompanyName.Text</text:p>
          </table:table-cell>
          <table:table-cell office:value-type="string">
            <text:p>Nome da Companhia</text:p>
          </table:table-cell>
          <table:table-cell table:number-columns-repeated="6"/>
          <table:table-cell office:value-type="string">
            <text:p>Nombre de Empres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splayFilesSelected_FileName</text:p>
          </table:table-cell>
          <table:table-cell office:value-type="string">
            <text:p>Nome do Arquivo</text:p>
          </table:table-cell>
          <table:table-cell table:number-columns-repeated="6"/>
          <table:table-cell office:value-type="string">
            <text:p>Nombre del Archivo</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abelProductName.Text</text:p>
          </table:table-cell>
          <table:table-cell office:value-type="string">
            <text:p>Nome do Produto</text:p>
          </table:table-cell>
          <table:table-cell table:number-columns-repeated="6"/>
          <table:table-cell office:value-type="string">
            <text:p>Nombre del Producto</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1.Text</text:p>
          </table:table-cell>
          <table:table-cell table:number-columns-repeated="7"/>
          <table:table-cell office:value-type="string">
            <text:p>NOMBRE INTERNO:</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InternalName.Text</text:p>
          </table:table-cell>
          <table:table-cell office:value-type="string">
            <text:p>NOME INTERNO:</text:p>
          </table:table-cell>
          <table:table-cell table:number-columns-repeated="6"/>
          <table:table-cell office:value-type="string">
            <text:p>NOMBRE INTERNO:</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1.Text</text:p>
          </table:table-cell>
          <table:table-cell office:value-type="string">
            <text:p>Nome:</text:p>
          </table:table-cell>
          <table:table-cell table:number-columns-repeated="6"/>
          <table:table-cell office:value-type="string">
            <text:p>Nombre:</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3.Text</text:p>
          </table:table-cell>
          <table:table-cell office:value-type="string">
            <text:p>Nome:</text:p>
          </table:table-cell>
          <table:table-cell table:number-columns-repeated="6"/>
          <table:table-cell office:value-type="string">
            <text:p>Nombre:</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9.Text</text:p>
          </table:table-cell>
          <table:table-cell office:value-type="string">
            <text:p>Nome:</text:p>
          </table:table-cell>
          <table:table-cell table:number-columns-repeated="6"/>
          <table:table-cell office:value-type="string">
            <text:p>Nombre:</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Nomenclature.Text</text:p>
          </table:table-cell>
          <table:table-cell office:value-type="string">
            <text:p>Nomenclatura</text:p>
          </table:table-cell>
          <table:table-cell table:number-columns-repeated="6"/>
          <table:table-cell office:value-type="string">
            <text:p>Nomenclatur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2.Text</text:p>
          </table:table-cell>
          <table:table-cell office:value-type="string">
            <text:p>OBSERVAÇÃO:</text:p>
          </table:table-cell>
          <table:table-cell table:number-columns-repeated="6"/>
          <table:table-cell office:value-type="string">
            <text:p>NO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LanguageComments.Text</text:p>
          </table:table-cell>
          <table:table-cell office:value-type="string">
            <text:p>OBSERVAÇÃO: o ajuste de configuração de idiomas só terá efeito após reiniciar o programa.</text:p>
          </table:table-cell>
          <table:table-cell table:number-columns-repeated="6"/>
          <table:table-cell office:value-type="string">
            <text:p>NOTA: El ajuste de la configuración de idioma solo tendrá efecto después de reiniciar el program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TimeInterval.Text</text:p>
          </table:table-cell>
          <table:table-cell office:value-type="string">
            <text:p>OBSERVAÇÃO: o ajuste de configuração de intervalo de tempo só terá efeito após reiniciar o programa.</text:p>
          </table:table-cell>
          <table:table-cell table:number-columns-repeated="6"/>
          <table:table-cell office:value-type="string">
            <text:p>NOTA: El ajuste de la configuración del intervalo de tiempo solo tendrá efecto después de reiniciar el program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GCBM_TranslatorContact</text:p>
          </table:table-cell>
          <table:table-cell office:value-type="string">
            <text:p>laetemn@hotmail.com</text:p>
          </table:table-cell>
          <table:table-cell table:number-columns-repeated="6"/>
          <table:table-cell office:value-type="string">
            <text:p>onmapsesaelp@gmail.com</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Options.Text</text:p>
          </table:table-cell>
          <table:table-cell office:value-type="string">
            <text:p>Opções</text:p>
          </table:table-cell>
          <table:table-cell table:number-columns-repeated="6"/>
          <table:table-cell office:value-type="string">
            <text:p>Opcione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grpOperations.Text</text:p>
          </table:table-cell>
          <table:table-cell office:value-type="string">
            <text:p>Operações</text:p>
          </table:table-cell>
          <table:table-cell table:number-columns-repeated="6"/>
          <table:table-cell office:value-type="string">
            <text:p>Operaciones</text:p>
          </table:table-cell>
          <table:table-cell table:number-columns-repeated="1013"/>
        </table:table-row>
        <table:table-row table:style-name="ro2">
          <table:table-cell office:value-type="string">
            <text:p>GCBM</text:p>
          </table:table-cell>
          <table:table-cell office:value-type="string">
            <text:p>tools\frmConvertELFtoDOL</text:p>
          </table:table-cell>
          <table:table-cell office:value-type="string">
            <text:p>label4.Text</text:p>
          </table:table-cell>
          <table:table-cell office:value-type="string">
            <text:p>Outra solução, apresentada pelo Cheapo, é renomear (não converter) cada 'boot.elf' válido para 'boot.dol'. O HBC ainda deverá carregar o arquivo perfeitamente e esse programa irá ignorar o arquivo. Não é o ideal, mas somos todos hackers aqui, certo?</text:p>
          </table:table-cell>
          <table:table-cell table:number-columns-repeated="6"/>
          <table:table-cell office:value-type="string">
            <text:p>Otra solución ofrecida por Cheapo, es renombrar (no convertir) cada 'boot.elf' válido a 'boot.dol'. HBC aún cargará el archivo perfectamente y este programa ignorará el archivo. No es lo ideal, pero aquí todos somos hackers, ¿verdad?</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ProcessTaskDelay_String4</text:p>
          </table:table-cell>
          <table:table-cell office:value-type="string">
            <text:p>Para efetuar o download do arquivo (requer conexão com a internet), vá até a aba 'Base de Dados', depois em 'Ferramentas' -&gt; 'Atualização do GameTDB'.</text:p>
          </table:table-cell>
          <table:table-cell table:number-columns-repeated="6"/>
          <table:table-cell office:value-type="string">
            <text:p>Para descargar el archivo (se requiere conexión a Internet), vaya a la pestaña 'Base de datos', luego 'Herramientas' -&gt; 'Actualización de GameTDB'.</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CommentsScrubCopy.Text</text:p>
          </table:table-cell>
          <table:table-cell office:value-type="string">
            <text:p>Para o método Scrub, será sempre utilizado o padrão "Título [Código do Jogo]", baseando-se no nome interno (definido pela desenvolvedora). No modo de cópia Scrub, os discos 1 e 2 sempre serão arnazenados em pastas separadas, exceto em casos específicos, onde o método de detecção consegue identificar nomes comuns dados pela desenvolvedora, nesses casos, os discos 1 e 2 serão armazenados na mesma pasta.</text:p>
          </table:table-cell>
          <table:table-cell table:number-columns-repeated="6"/>
          <table:table-cell office:value-type="string">
            <text:p>Para el método Scrub, siempre se utilizará el "Título [Código del juego]" predeterminado, según el nombre interno (definido por el desarrollador). En el modo de copia Scrub, los discos 1 y 2 siempre se almacenarán en carpetas separadas, excepto en casos específicos, donde el método de detección puede identificar nombres comunes dados por el desarrollador, en cuyo caso, los discos 1 y 2 se almacenarán en la misma carpe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MultipleInstances.Text</text:p>
          </table:table-cell>
          <table:table-cell office:value-type="string">
            <text:p>Permitir a execução de múltiplas instâncias do programa</text:p>
          </table:table-cell>
          <table:table-cell table:number-columns-repeated="6"/>
          <table:table-cell office:value-type="string">
            <text:p>Permitir instancias múltiples del program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olphinEmulator_Not_Found_String_2</text:p>
          </table:table-cell>
          <table:table-cell office:value-type="string">
            <text:p>Por favor, configure o camihno até o executável do emulador Dolphin (dolphin.exe).</text:p>
          </table:table-cell>
          <table:table-cell table:number-columns-repeated="6"/>
          <table:table-cell office:value-type="string">
            <text:p>Por favor, establece la ubicación del ejecutable del emulador Dolphin (dolphin.ex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heckUSBGXFlow_String1</text:p>
          </table:table-cell>
          <table:table-cell office:value-type="string">
            <text:p>Por favor, vá em 'Opções'-&gt; 'Configurações</text:p>
          </table:table-cell>
          <table:table-cell table:number-columns-repeated="6"/>
          <table:table-cell office:value-type="string">
            <text:p>Por favor, vaya a 'Opciones'-&gt;'Configuraci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Covers.Text</text:p>
          </table:table-cell>
          <table:table-cell office:value-type="string">
            <text:p>Capas</text:p>
          </table:table-cell>
          <table:table-cell table:number-columns-repeated="6"/>
          <table:table-cell office:value-type="string">
            <text:p>Portada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Covers.Text</text:p>
          </table:table-cell>
          <table:table-cell office:value-type="string">
            <text:p>Capas</text:p>
          </table:table-cell>
          <table:table-cell table:number-columns-repeated="6"/>
          <table:table-cell office:value-type="string">
            <text:p>Portada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6</text:p>
          </table:table-cell>
          <table:table-cell office:value-type="string">
            <text:p>Português</text:p>
          </table:table-cell>
          <table:table-cell table:number-columns-repeated="6"/>
          <table:table-cell office:value-type="string">
            <text:p>Portugué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DolphinEmulator.Text</text:p>
          </table:table-cell>
          <table:table-cell office:value-type="string">
            <text:p>Testar Jogo (Dolphin Emulator)</text:p>
          </table:table-cell>
          <table:table-cell table:number-columns-repeated="6"/>
          <table:table-cell office:value-type="string">
            <text:p>Probar juego (emulador Dolphin)</text:p>
          </table:table-cell>
          <table:table-cell table:number-columns-repeated="1013"/>
        </table:table-row>
        <table:table-row table:style-name="ro2">
          <table:table-cell office:value-type="string">
            <text:p>GCBM</text:p>
          </table:table-cell>
          <table:table-cell office:value-type="string">
            <text:p>frmDownloadGameTDB</text:p>
          </table:table-cell>
          <table:table-cell office:value-type="string">
            <text:p>lblConverting.Text</text:p>
          </table:table-cell>
          <table:table-cell office:value-type="string">
            <text:p>Processo concluído!</text:p>
          </table:table-cell>
          <table:table-cell table:number-columns-repeated="6"/>
          <table:table-cell office:value-type="string">
            <text:p>Proceso terminad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OfficialGBATemp.Text</text:p>
          </table:table-cell>
          <table:table-cell office:value-type="string">
            <text:p>Post oficial (GBATemp)</text:p>
          </table:table-cell>
          <table:table-cell table:number-columns-repeated="6"/>
          <table:table-cell office:value-type="string">
            <text:p>Publicación oficial (GBATemp)</text:p>
          </table:table-cell>
          <table:table-cell table:number-columns-repeated="1013"/>
        </table:table-row>
        <table:table-row table:style-name="ro2">
          <table:table-cell office:value-type="string">
            <text:p>GCBM</text:p>
          </table:table-cell>
          <table:table-cell office:value-type="string">
            <text:p>tools\frmConvertELFtoDOL</text:p>
          </table:table-cell>
          <table:table-cell office:value-type="string">
            <text:p>label3.Text</text:p>
          </table:table-cell>
          <table:table-cell office:value-type="string">
            <text:p>Você pode usar praticamente qualquer arquivo .ELF lançado antes de outubro de 2008.</text:p>
          </table:table-cell>
          <table:table-cell table:number-columns-repeated="6"/>
          <table:table-cell office:value-type="string">
            <text:p>Puedes utilizar prácticamente cualquier archivo .ELF publicado antes de octubre de 2008.</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blUsbPort.Text</text:p>
          </table:table-cell>
          <table:table-cell office:value-type="string">
            <text:p>Porta USB:</text:p>
          </table:table-cell>
          <table:table-cell table:number-columns-repeated="6"/>
          <table:table-cell office:value-type="string">
            <text:p>Puerto USB:</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RecalculateSelectedGameMD5.Text</text:p>
          </table:table-cell>
          <table:table-cell office:value-type="string">
            <text:p>Recalcular selecionados</text:p>
          </table:table-cell>
          <table:table-cell table:number-columns-repeated="6"/>
          <table:table-cell office:value-type="string">
            <text:p>Recalcular 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RecalculateAllMD5.Text</text:p>
          </table:table-cell>
          <table:table-cell office:value-type="string">
            <text:p>Recalcular tudo</text:p>
          </table:table-cell>
          <table:table-cell table:number-columns-repeated="6"/>
          <table:table-cell office:value-type="string">
            <text:p>Recalcular tod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loadDeviceDrive.Text</text:p>
          </table:table-cell>
          <table:table-cell office:value-type="string">
            <text:p>Recarregar Dispositivo(s)</text:p>
          </table:table-cell>
          <table:table-cell table:number-columns-repeated="6"/>
          <table:table-cell office:value-type="string">
            <text:p>Recargar Dispositiv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loadGameList.Text</text:p>
          </table:table-cell>
          <table:table-cell office:value-type="string">
            <text:p>Recarregar Lista</text:p>
          </table:table-cell>
          <table:table-cell table:number-columns-repeated="6"/>
          <table:table-cell office:value-type="string">
            <text:p>Recargar List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loadGameListDisc.Text</text:p>
          </table:table-cell>
          <table:table-cell office:value-type="string">
            <text:p>Regarregar Lista</text:p>
          </table:table-cell>
          <table:table-cell table:number-columns-repeated="6"/>
          <table:table-cell office:value-type="string">
            <text:p>Recargar List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Database_Region</text:p>
          </table:table-cell>
          <table:table-cell office:value-type="string">
            <text:p>Região</text:p>
          </table:table-cell>
          <table:table-cell table:number-columns-repeated="6"/>
          <table:table-cell office:value-type="string">
            <text:p>Región</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5.Text</text:p>
          </table:table-cell>
          <table:table-cell office:value-type="string">
            <text:p>Região:</text:p>
          </table:table-cell>
          <table:table-cell table:number-columns-repeated="6"/>
          <table:table-cell office:value-type="string">
            <text:p>Región:</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5.Text</text:p>
          </table:table-cell>
          <table:table-cell office:value-type="string">
            <text:p>Região:</text:p>
          </table:table-cell>
          <table:table-cell table:number-columns-repeated="6"/>
          <table:table-cell office:value-type="string">
            <text:p>Región:</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File.Text</text:p>
          </table:table-cell>
          <table:table-cell office:value-type="string">
            <text:p>Região:</text:p>
          </table:table-cell>
          <table:table-cell table:number-columns-repeated="6"/>
          <table:table-cell office:value-type="string">
            <text:p>Región:</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Region.Text</text:p>
          </table:table-cell>
          <table:table-cell table:number-columns-repeated="7"/>
          <table:table-cell office:value-type="string">
            <text:p>REGIÓN:</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Region.Text</text:p>
          </table:table-cell>
          <table:table-cell office:value-type="string">
            <text:p>REGIÃO:</text:p>
          </table:table-cell>
          <table:table-cell table:number-columns-repeated="6"/>
          <table:table-cell office:value-type="string">
            <text:p>REGIÓN:</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groupBox1.Text</text:p>
          </table:table-cell>
          <table:table-cell office:value-type="string">
            <text:p>Regiões</text:p>
          </table:table-cell>
          <table:table-cell table:number-columns-repeated="6"/>
          <table:table-cell office:value-type="string">
            <text:p>Reg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Log.Text</text:p>
          </table:table-cell>
          <table:table-cell office:value-type="string">
            <text:p>LOG</text:p>
          </table:table-cell>
          <table:table-cell table:number-columns-repeated="6"/>
          <table:table-cell office:value-type="string">
            <text:p>Registr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abMainLog.Text</text:p>
          </table:table-cell>
          <table:table-cell office:value-type="string">
            <text:p>Log</text:p>
          </table:table-cell>
          <table:table-cell table:number-columns-repeated="6"/>
          <table:table-cell office:value-type="string">
            <text:p>Registr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Log.Text</text:p>
          </table:table-cell>
          <table:table-cell office:value-type="string">
            <text:p>Registro (LOG)</text:p>
          </table:table-cell>
          <table:table-cell table:number-columns-repeated="6"/>
          <table:table-cell office:value-type="string">
            <text:p>Registr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ExportLog.Text</text:p>
          </table:table-cell>
          <table:table-cell office:value-type="string">
            <text:p>Exportar log...</text:p>
          </table:table-cell>
          <table:table-cell table:number-columns-repeated="6"/>
          <table:table-cell office:value-type="string">
            <text:p>Registro de exportaci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ManagerLogFile.Text</text:p>
          </table:table-cell>
          <table:table-cell office:value-type="string">
            <text:p>LOG para Arquivo</text:p>
          </table:table-cell>
          <table:table-cell table:number-columns-repeated="6"/>
          <table:table-cell office:value-type="string">
            <text:p>Registro para la Archiv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ManagerLogDebugConsole.Text</text:p>
          </table:table-cell>
          <table:table-cell office:value-type="string">
            <text:p>LOG para Console de Debug</text:p>
          </table:table-cell>
          <table:table-cell table:number-columns-repeated="6"/>
          <table:table-cell office:value-type="string">
            <text:p>Registro para la Consola de Depuraci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ManagerLogSystemConsole.Text</text:p>
          </table:table-cell>
          <table:table-cell office:value-type="string">
            <text:p>LOG para Console do Sistema</text:p>
          </table:table-cell>
          <table:table-cell table:number-columns-repeated="6"/>
          <table:table-cell office:value-type="string">
            <text:p>Registro para la Consola del Sistem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ManagerLogWindow.Text</text:p>
          </table:table-cell>
          <table:table-cell office:value-type="string">
            <text:p>LOG para Janela</text:p>
          </table:table-cell>
          <table:table-cell table:number-columns-repeated="6"/>
          <table:table-cell office:value-type="string">
            <text:p>Registro para la Ventana</text:p>
          </table:table-cell>
          <table:table-cell table:number-columns-repeated="1013"/>
        </table:table-row>
        <table:table-row table:style-name="ro2">
          <table:table-cell office:value-type="string">
            <text:p>GCBM</text:p>
          </table:table-cell>
          <table:table-cell office:value-type="string">
            <text:p>tools\frmConvertELFtoDOL</text:p>
          </table:table-cell>
          <table:table-cell office:value-type="string">
            <text:p>labelLogELFtoDOL.Text</text:p>
          </table:table-cell>
          <table:table-cell office:value-type="string">
            <text:p>Log:</text:p>
          </table:table-cell>
          <table:table-cell table:number-columns-repeated="6"/>
          <table:table-cell office:value-type="string">
            <text:p>Registr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nameFolders.Text</text:p>
          </table:table-cell>
          <table:table-cell office:value-type="string">
            <text:p>Renomear pastas</text:p>
          </table:table-cell>
          <table:table-cell table:number-columns-repeated="6"/>
          <table:table-cell office:value-type="string">
            <text:p>Renombrar carpetas</text:p>
          </table:table-cell>
          <table:table-cell table:number-columns-repeated="1013"/>
        </table:table-row>
        <table:table-row table:style-name="ro2">
          <table:table-cell office:value-type="string">
            <text:p>GCBM</text:p>
          </table:table-cell>
          <table:table-cell office:value-type="string">
            <text:p>frmRenameISO</text:p>
          </table:table-cell>
          <table:table-cell office:value-type="string">
            <text:p>$this.Text</text:p>
          </table:table-cell>
          <table:table-cell office:value-type="string">
            <text:p>Renomear ISO/GCM</text:p>
          </table:table-cell>
          <table:table-cell table:number-columns-repeated="6"/>
          <table:table-cell office:value-type="string">
            <text:p>Renombrar ISO/GCM</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RenameISO.Text</text:p>
          </table:table-cell>
          <table:table-cell office:value-type="string">
            <text:p>Renomear ISO/GCM</text:p>
          </table:table-cell>
          <table:table-cell table:number-columns-repeated="6"/>
          <table:table-cell office:value-type="string">
            <text:p>Renombrar ISO/GCM</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7.Text</text:p>
          </table:table-cell>
          <table:table-cell office:value-type="string">
            <text:p>REQUISITOS:</text:p>
          </table:table-cell>
          <table:table-cell table:number-columns-repeated="6"/>
          <table:table-cell office:value-type="string">
            <text:p>REQUISITOS:</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Requirements.Text</text:p>
          </table:table-cell>
          <table:table-cell office:value-type="string">
            <text:p>REQUERIMENTOS:</text:p>
          </table:table-cell>
          <table:table-cell table:number-columns-repeated="6"/>
          <table:table-cell office:value-type="string">
            <text:p>REQUISIT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btnRestore.Text</text:p>
          </table:table-cell>
          <table:table-cell office:value-type="string">
            <text:p>Restaurar Configurações</text:p>
          </table:table-cell>
          <table:table-cell table:number-columns-repeated="6"/>
          <table:table-cell office:value-type="string">
            <text:p>Restaurar Configuracio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LevelLog.Items1</text:p>
          </table:table-cell>
          <table:table-cell office:value-type="string">
            <text:p>Resumido</text:p>
          </table:table-cell>
          <table:table-cell table:number-columns-repeated="6"/>
          <table:table-cell office:value-type="string">
            <text:p>Resumi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TitleLanguage.Items8</text:p>
          </table:table-cell>
          <table:table-cell office:value-type="string">
            <text:p>Russo</text:p>
          </table:table-cell>
          <table:table-cell table:number-columns-repeated="6"/>
          <table:table-cell office:value-type="string">
            <text:p>Rus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DolphinFolder.Text</text:p>
          </table:table-cell>
          <table:table-cell office:value-type="string">
            <text:p>Caminho para o emulador</text:p>
          </table:table-cell>
          <table:table-cell table:number-columns-repeated="6"/>
          <table:table-cell office:value-type="string">
            <text:p>Ruta al emulador</text:p>
          </table:table-cell>
          <table:table-cell table:number-columns-repeated="1013"/>
        </table:table-row>
        <table:table-row table:style-name="ro2">
          <table:table-cell office:value-type="string">
            <text:p>GCBM</text:p>
          </table:table-cell>
          <table:table-cell office:value-type="string">
            <text:p>frmInformation</text:p>
          </table:table-cell>
          <table:table-cell office:value-type="string">
            <text:p>label1.Text</text:p>
          </table:table-cell>
          <table:table-cell office:value-type="string">
            <text:p>Caminho:</text:p>
          </table:table-cell>
          <table:table-cell table:number-columns-repeated="6"/>
          <table:table-cell office:value-type="string">
            <text:p>Rut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Exit.Text</text:p>
          </table:table-cell>
          <table:table-cell office:value-type="string">
            <text:p>Sair</text:p>
          </table:table-cell>
          <table:table-cell table:number-columns-repeated="6"/>
          <table:table-cell office:value-type="string">
            <text:p>Sali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NotifyExit.Text</text:p>
          </table:table-cell>
          <table:table-cell office:value-type="string">
            <text:p>Sair</text:p>
          </table:table-cell>
          <table:table-cell table:number-columns-repeated="6"/>
          <table:table-cell office:value-type="string">
            <text:p>Sali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RecommendedDeleteOrMoveFile</text:p>
          </table:table-cell>
          <table:table-cell office:value-type="string">
            <text:p>É recomendável excluir ou mover o arquivo para outro local.</text:p>
          </table:table-cell>
          <table:table-cell table:number-columns-repeated="6"/>
          <table:table-cell office:value-type="string">
            <text:p>Se recomienda eliminar o mover el archivo a otra ubicació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validDrive_String4</text:p>
          </table:table-cell>
          <table:table-cell office:value-type="string">
            <text:p>É altamente recomendado utilizar o sistema de arquivos FAT32 com 32K clusters para garantir o máximo de compatibilidade com jogos de GameCube, Wii, ROM's, apps, emuladores e tudo mais!</text:p>
          </table:table-cell>
          <table:table-cell table:number-columns-repeated="6"/>
          <table:table-cell office:value-type="string">
            <text:p>Se recomienda mucho utilizar el sistema de archivos FAT32 con clústers de 32K para garantizar la máxima compatibilidad con juegos de GameCube, juegos de Wii, ROMs, aplicaciones, emuladores y todo lo demá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cbFilterDatabase.Items</text:p>
          </table:table-cell>
          <table:table-cell office:value-type="string">
            <text:p>Selecione um item...</text:p>
          </table:table-cell>
          <table:table-cell table:number-columns-repeated="6"/>
          <table:table-cell office:value-type="string">
            <text:p>Selecciona un objet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electFolderContainingIsoGcmFiles</text:p>
          </table:table-cell>
          <table:table-cell office:value-type="string">
            <text:p>Selecione uma pasta contendo arquivos ISO/GCM:</text:p>
          </table:table-cell>
          <table:table-cell table:number-columns-repeated="6"/>
          <table:table-cell office:value-type="string">
            <text:p>Selecciona una carpeta que contenga archivos ISO/GCM:</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DeleteSelectedFile.Text</text:p>
          </table:table-cell>
          <table:table-cell office:value-type="string">
            <text:p>Selecionado(s)</text:p>
          </table:table-cell>
          <table:table-cell table:number-columns-repeated="6"/>
          <table:table-cell office:value-type="string">
            <text:p>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ListDeleteSelectedFile.Text</text:p>
          </table:table-cell>
          <table:table-cell office:value-type="string">
            <text:p>Selecionado(s)</text:p>
          </table:table-cell>
          <table:table-cell table:number-columns-repeated="6"/>
          <table:table-cell office:value-type="string">
            <text:p>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lectGameDisc.Text</text:p>
          </table:table-cell>
          <table:table-cell office:value-type="string">
            <text:p>Selecionar</text:p>
          </table:table-cell>
          <table:table-cell table:number-columns-repeated="6"/>
          <table:table-cell office:value-type="string">
            <text:p>Seleccion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electGameList.Text</text:p>
          </table:table-cell>
          <table:table-cell office:value-type="string">
            <text:p>Selecionar</text:p>
          </table:table-cell>
          <table:table-cell table:number-columns-repeated="6"/>
          <table:table-cell office:value-type="string">
            <text:p>Seleccionar</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ofdXml.Title</text:p>
          </table:table-cell>
          <table:table-cell office:value-type="string">
            <text:p>Selecione o arquivo 'meta.xml':</text:p>
          </table:table-cell>
          <table:table-cell table:number-columns-repeated="6"/>
          <table:table-cell office:value-type="string">
            <text:p>Seleccione el archivo 'meta.xml':</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ofdBanner.Title</text:p>
          </table:table-cell>
          <table:table-cell office:value-type="string">
            <text:p>Selecione o arquivo de imagem:</text:p>
          </table:table-cell>
          <table:table-cell table:number-columns-repeated="6"/>
          <table:table-cell office:value-type="string">
            <text:p>Seleccione el archivo de image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Language.Text</text:p>
          </table:table-cell>
          <table:table-cell office:value-type="string">
            <text:p>Selecionar idioma padrão:</text:p>
          </table:table-cell>
          <table:table-cell table:number-columns-repeated="6"/>
          <table:table-cell office:value-type="string">
            <text:p>Seleccione el idioma predetermina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ServerProxy.Text</text:p>
          </table:table-cell>
          <table:table-cell office:value-type="string">
            <text:p>Servidor proxy:</text:p>
          </table:table-cell>
          <table:table-cell table:number-columns-repeated="6"/>
          <table:table-cell office:value-type="string">
            <text:p>Servidor proxy:</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FilterDatabase_String2</text:p>
          </table:table-cell>
          <table:table-cell office:value-type="string">
            <text:p>Se o arquivo 'wiitdb.xml' estiver instalado corretamente, faça os ajustes necessários nas configurações do programa.</text:p>
          </table:table-cell>
          <table:table-cell table:number-columns-repeated="6"/>
          <table:table-cell office:value-type="string">
            <text:p>Si el archivo 'wiitdb.xml' está instalado correctamente, realice los ajustes necesarios en la configuración del program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NotificationsToggle.Text</text:p>
          </table:table-cell>
          <table:table-cell office:value-type="string">
            <text:p>Silenciar notificações.</text:p>
          </table:table-cell>
          <table:table-cell table:number-columns-repeated="6"/>
          <table:table-cell office:value-type="string">
            <text:p>Silenciar notificac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20.Text</text:p>
          </table:table-cell>
          <table:table-cell office:value-type="string">
            <text:p>Similar ao XCopy com a diferença que é efetuada a limpeza dos dados garbage (lixo) existentes dentro dos arquivos. O tamanho original do arquivo é mantido. Os dados garbage (lixo) são removidos mantendo a integridade dos demais dados.</text:p>
          </table:table-cell>
          <table:table-cell table:number-columns-repeated="6"/>
          <table:table-cell office:value-type="string">
            <text:p>Similar a XCopy, con la diferencia de que se limpian los datos basura existentes dentro de los archivos. Se mantiene el tamaño del archivo original. Los datos basura se eliminan mientras se mantiene la integridad de otros dat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validDrive_String5</text:p>
          </table:table-cell>
          <table:table-cell office:value-type="string">
            <text:p>Entretanto, você pode utilizar dispositivos </text:p>
          </table:table-cell>
          <table:table-cell table:number-columns-repeated="6"/>
          <table:table-cell office:value-type="string">
            <text:p>Sin embargo, puede utilizar dispositivos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pCoversSynchronize.Text</text:p>
          </table:table-cell>
          <table:table-cell office:value-type="string">
            <text:p>Sincronizar</text:p>
          </table:table-cell>
          <table:table-cell table:number-columns-repeated="6"/>
          <table:table-cell office:value-type="string">
            <text:p>Sincronizar</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DownloadCoversSelectedGame.Text</text:p>
          </table:table-cell>
          <table:table-cell office:value-type="string">
            <text:p>Sincronizar e baixar capas (Disco e 3D somente do jogo selecionado)</text:p>
          </table:table-cell>
          <table:table-cell table:number-columns-repeated="6"/>
          <table:table-cell office:value-type="string">
            <text:p>Sincronizar y descargar portadas (Disco y 3D solo para juegos seleccion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yncDownloadAllDiscOnly3DCovers.Text</text:p>
          </table:table-cell>
          <table:table-cell office:value-type="string">
            <text:p>Sincronizar e baixar capas (Disco e 3D de toda a biblioteca do GameCube)</text:p>
          </table:table-cell>
          <table:table-cell table:number-columns-repeated="6"/>
          <table:table-cell office:value-type="string">
            <text:p>Sincronizar y descargar skins (Disco y 3D de toda la biblioteca de GameCube)</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yncDownloadDiscOnly3DCovers.Text</text:p>
          </table:table-cell>
          <table:table-cell office:value-type="string">
            <text:p>Sincronizar e baixar capas (Disco e 3D de todos os jogos listados)</text:p>
          </table:table-cell>
          <table:table-cell table:number-columns-repeated="6"/>
          <table:table-cell office:value-type="string">
            <text:p>Sincronizar y descargar skins (Disco y 3D de todos los juegos enlista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SyncDownloadAllCovers.Text</text:p>
          </table:table-cell>
          <table:table-cell office:value-type="string">
            <text:p>Sincronizar e baixar capas (todas as capas da biblioteca do GameCube)</text:p>
          </table:table-cell>
          <table:table-cell table:number-columns-repeated="6"/>
          <table:table-cell office:value-type="string">
            <text:p>Sincronizar y descargar skins (todas las skins en la biblioteca de GameCube)</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Text</text:p>
          </table:table-cell>
          <table:table-cell table:number-columns-repeated="7"/>
          <table:table-cell office:value-type="string">
            <text:p>SINOPSIS:</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Synopsis.Text</text:p>
          </table:table-cell>
          <table:table-cell office:value-type="string">
            <text:p>SINOPSE:</text:p>
          </table:table-cell>
          <table:table-cell table:number-columns-repeated="6"/>
          <table:table-cell office:value-type="string">
            <text:p>SINÓPSI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TransferSystem.Text</text:p>
          </table:table-cell>
          <table:table-cell office:value-type="string">
            <text:p>Sistema de transferência a ser utilizado</text:p>
          </table:table-cell>
          <table:table-cell table:number-columns-repeated="6"/>
          <table:table-cell office:value-type="string">
            <text:p>Sistema de transferencia a utilizar</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ssemblyInfo_Description</text:p>
          </table:table-cell>
          <table:table-cell office:value-type="string">
            <text:p>Software gerenciador de arquivos ISO e GCM de Nintendo GameCube.</text:p>
          </table:table-cell>
          <table:table-cell table:number-columns-repeated="6"/>
          <table:table-cell office:value-type="string">
            <text:p>Software de gestión de ISO y GCM de Nintendo GameCube.</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splayFilesSelected_Size</text:p>
          </table:table-cell>
          <table:table-cell office:value-type="string">
            <text:p>Tamanho</text:p>
          </table:table-cell>
          <table:table-cell table:number-columns-repeated="6"/>
          <table:table-cell office:value-type="string">
            <text:p>Tamañ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plashFinishing</text:p>
          </table:table-cell>
          <table:table-cell office:value-type="string">
            <text:p>Terminando...</text:p>
          </table:table-cell>
          <table:table-cell table:number-columns-repeated="6"/>
          <table:table-cell office:value-type="string">
            <text:p>Terminand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Database_Type</text:p>
          </table:table-cell>
          <table:table-cell office:value-type="string">
            <text:p>Tipo</text:p>
          </table:table-cell>
          <table:table-cell table:number-columns-repeated="6"/>
          <table:table-cell office:value-type="string">
            <text:p>Tipo</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Type.Text</text:p>
          </table:table-cell>
          <table:table-cell office:value-type="string">
            <text:p>TIPO:</text:p>
          </table:table-cell>
          <table:table-cell table:number-columns-repeated="6"/>
          <table:table-cell office:value-type="string">
            <text:p>TIP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bAdjustNamingStyle.Items</text:p>
          </table:table-cell>
          <table:table-cell office:value-type="string">
            <text:p>Título [Código do Jogo]</text:p>
          </table:table-cell>
          <table:table-cell table:number-columns-repeated="6"/>
          <table:table-cell office:value-type="string">
            <text:p>Título [Código del Jueg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LoadDatabase_GameTitle</text:p>
          </table:table-cell>
          <table:table-cell office:value-type="string">
            <text:p>Título do Jogo</text:p>
          </table:table-cell>
          <table:table-cell table:number-columns-repeated="6"/>
          <table:table-cell office:value-type="string">
            <text:p>Título del Jueg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6.Text</text:p>
          </table:table-cell>
          <table:table-cell office:value-type="string">
            <text:p>Título:</text:p>
          </table:table-cell>
          <table:table-cell table:number-columns-repeated="6"/>
          <table:table-cell office:value-type="string">
            <text:p>Títul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labelTitle.Text</text:p>
          </table:table-cell>
          <table:table-cell office:value-type="string">
            <text:p>Título:</text:p>
          </table:table-cell>
          <table:table-cell table:number-columns-repeated="6"/>
          <table:table-cell office:value-type="string">
            <text:p>Títul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Title.Text</text:p>
          </table:table-cell>
          <table:table-cell office:value-type="string">
            <text:p>Títulos</text:p>
          </table:table-cell>
          <table:table-cell table:number-columns-repeated="6"/>
          <table:table-cell office:value-type="string">
            <text:p>Títul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DeleteAllFiles.Text</text:p>
          </table:table-cell>
          <table:table-cell office:value-type="string">
            <text:p>Todos</text:p>
          </table:table-cell>
          <table:table-cell table:number-columns-repeated="6"/>
          <table:table-cell office:value-type="string">
            <text:p>To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DiscSelectAll.Text</text:p>
          </table:table-cell>
          <table:table-cell office:value-type="string">
            <text:p>Todos</text:p>
          </table:table-cell>
          <table:table-cell table:number-columns-repeated="6"/>
          <table:table-cell office:value-type="string">
            <text:p>To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ListDeleteAllFiles.Text</text:p>
          </table:table-cell>
          <table:table-cell office:value-type="string">
            <text:p>Todos</text:p>
          </table:table-cell>
          <table:table-cell table:number-columns-repeated="6"/>
          <table:table-cell office:value-type="string">
            <text:p>Todos</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GameListSelectAll.Text</text:p>
          </table:table-cell>
          <table:table-cell office:value-type="string">
            <text:p>Todos</text:p>
          </table:table-cell>
          <table:table-cell table:number-columns-repeated="6"/>
          <table:table-cell office:value-type="string">
            <text:p>Todos</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llFilesSuccessfullyDeleted</text:p>
          </table:table-cell>
          <table:table-cell office:value-type="string">
            <text:p>Todos os arquivos foram excluídos com sucesso!</text:p>
          </table:table-cell>
          <table:table-cell table:number-columns-repeated="6"/>
          <table:table-cell office:value-type="string">
            <text:p>Todos los archivos fueron eliminados exitosamente!</text:p>
          </table:table-cell>
          <table:table-cell table:number-columns-repeated="1013"/>
        </table:table-row>
        <table:table-row table:style-name="ro2">
          <table:table-cell office:value-type="string">
            <text:p>GCBM</text:p>
          </table:table-cell>
          <table:table-cell office:value-type="string">
            <text:p>frmSplashScreen</text:p>
          </table:table-cell>
          <table:table-cell office:value-type="string">
            <text:p>lblAllRightsReserved.Text</text:p>
          </table:table-cell>
          <table:table-cell office:value-type="string">
            <text:p>Todos os direitos reservados.</text:p>
          </table:table-cell>
          <table:table-cell table:number-columns-repeated="6"/>
          <table:table-cell office:value-type="string">
            <text:p>Todos los derechos reservados.</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tbTranslator.Text</text:p>
          </table:table-cell>
          <table:table-cell office:value-type="string">
            <text:p>Tradução</text:p>
          </table:table-cell>
          <table:table-cell table:number-columns-repeated="6"/>
          <table:table-cell office:value-type="string">
            <text:p>Traducció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boutTranslator</text:p>
          </table:table-cell>
          <table:table-cell office:value-type="string">
            <text:p>Tradutor: </text:p>
          </table:table-cell>
          <table:table-cell table:number-columns-repeated="6"/>
          <table:table-cell office:value-type="string">
            <text:p>Traductor: </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blAboutTranslator.Text</text:p>
          </table:table-cell>
          <table:table-cell office:value-type="string">
            <text:p>Tradutor: </text:p>
          </table:table-cell>
          <table:table-cell table:number-columns-repeated="6"/>
          <table:table-cell office:value-type="string">
            <text:p>Traductor: </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Transfer.Text</text:p>
          </table:table-cell>
          <table:table-cell office:value-type="string">
            <text:p>Transferir Jogo</text:p>
          </table:table-cell>
          <table:table-cell table:number-columns-repeated="6"/>
          <table:table-cell office:value-type="string">
            <text:p>Transferencia de Juegos</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btnTaskIndeterminate.Text</text:p>
          </table:table-cell>
          <table:table-cell office:value-type="string">
            <text:p>Transferir</text:p>
          </table:table-cell>
          <table:table-cell table:number-columns-repeated="6"/>
          <table:table-cell office:value-type="string">
            <text:p>Transferir</text:p>
          </table:table-cell>
          <table:table-cell table:number-columns-repeated="1013"/>
        </table:table-row>
        <table:table-row table:style-name="ro2">
          <table:table-cell office:value-type="string">
            <text:p>GCBM</text:p>
          </table:table-cell>
          <table:table-cell office:value-type="string">
            <text:p>frmTransferCover</text:p>
          </table:table-cell>
          <table:table-cell office:value-type="string">
            <text:p>$this.Text</text:p>
          </table:table-cell>
          <table:table-cell office:value-type="string">
            <text:p>Transferir Capas</text:p>
          </table:table-cell>
          <table:table-cell table:number-columns-repeated="6"/>
          <table:table-cell office:value-type="string">
            <text:p>Transferir Portada</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TransferDeviceCovers.Text</text:p>
          </table:table-cell>
          <table:table-cell office:value-type="string">
            <text:p>Transferir capas baixadas para dispositivo</text:p>
          </table:table-cell>
          <table:table-cell table:number-columns-repeated="6"/>
          <table:table-cell office:value-type="string">
            <text:p>Transferir skins descargadas al disposit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CopyTask_String1</text:p>
          </table:table-cell>
          <table:table-cell office:value-type="string">
            <text:p>Transferindo arquivo...</text:p>
          </table:table-cell>
          <table:table-cell table:number-columns-repeated="6"/>
          <table:table-cell office:value-type="string">
            <text:p>Transfiriendo arch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InstallGameScrub_Transferring</text:p>
          </table:table-cell>
          <table:table-cell office:value-type="string">
            <text:p>Transferindo...</text:p>
          </table:table-cell>
          <table:table-cell table:number-columns-repeated="6"/>
          <table:table-cell office:value-type="string">
            <text:p>Transfiriend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TitleFileLocation.Text</text:p>
          </table:table-cell>
          <table:table-cell office:value-type="string">
            <text:p>Localização de arquivos</text:p>
          </table:table-cell>
          <table:table-cell table:number-columns-repeated="6"/>
          <table:table-cell office:value-type="string">
            <text:p>Ubicación de archiv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35.Text</text:p>
          </table:table-cell>
          <table:table-cell office:value-type="string">
            <text:p>Localização da pasta:</text:p>
          </table:table-cell>
          <table:table-cell table:number-columns-repeated="6"/>
          <table:table-cell office:value-type="string">
            <text:p>Ubicación de la carpe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6.Text</text:p>
          </table:table-cell>
          <table:table-cell office:value-type="string">
            <text:p>Localização da pasta:</text:p>
          </table:table-cell>
          <table:table-cell table:number-columns-repeated="6"/>
          <table:table-cell office:value-type="string">
            <text:p>Ubicación de la carpe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8.Text</text:p>
          </table:table-cell>
          <table:table-cell office:value-type="string">
            <text:p>Localização da pasta:</text:p>
          </table:table-cell>
          <table:table-cell table:number-columns-repeated="6"/>
          <table:table-cell office:value-type="string">
            <text:p>Ubicación de la carpet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abel9.Text</text:p>
          </table:table-cell>
          <table:table-cell office:value-type="string">
            <text:p>Localização da pasta:</text:p>
          </table:table-cell>
          <table:table-cell table:number-columns-repeated="6"/>
          <table:table-cell office:value-type="string">
            <text:p>Ubicación de la carpeta:</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DisplayFilesSelected_FilePath</text:p>
          </table:table-cell>
          <table:table-cell office:value-type="string">
            <text:p>Caminho do Arquivo</text:p>
          </table:table-cell>
          <table:table-cell table:number-columns-repeated="6"/>
          <table:table-cell office:value-type="string">
            <text:p>Ubicación del Archivo</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SplashFoundDrive</text:p>
          </table:table-cell>
          <table:table-cell office:value-type="string">
            <text:p>Unidade encontrada:</text:p>
          </table:table-cell>
          <table:table-cell table:number-columns-repeated="6"/>
          <table:table-cell office:value-type="string">
            <text:p>Unidad encontrad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rbGameXmlName.Text</text:p>
          </table:table-cell>
          <table:table-cell office:value-type="string">
            <text:p>Usar nome comercial para o jogo via wiitdb.xml (RECOMENDADO! - requer arquivo wiitdb.xml)</text:p>
          </table:table-cell>
          <table:table-cell table:number-columns-repeated="6"/>
          <table:table-cell office:value-type="string">
            <text:p>Usa el nombre comercial del juego (¡RECOMENDADO! - requiere el archivo wiitdb.xml)</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ameTitle.Text</text:p>
          </table:table-cell>
          <table:table-cell office:value-type="string">
            <text:p>Usar GameTDB (titles.txt)</text:p>
          </table:table-cell>
          <table:table-cell table:number-columns-repeated="6"/>
          <table:table-cell office:value-type="string">
            <text:p>Usar la GameTDB (titles.txt)</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ameTitleCustom.Text</text:p>
          </table:table-cell>
          <table:table-cell office:value-type="string">
            <text:p>Usar títulos customizados (custom-titles.txt)</text:p>
          </table:table-cell>
          <table:table-cell table:number-columns-repeated="6"/>
          <table:table-cell office:value-type="string">
            <text:p>Usar títulos personalizados (custom-titles.txt)</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TemporaryBuffer.Text</text:p>
          </table:table-cell>
          <table:table-cell office:value-type="string">
            <text:p>Usar transferências em memória temporária (buffer)</text:p>
          </table:table-cell>
          <table:table-cell table:number-columns-repeated="6"/>
          <table:table-cell office:value-type="string">
            <text:p>Usar transferencias en la memoria intermedia (buffer)</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rbGameInternalName.Text</text:p>
          </table:table-cell>
          <table:table-cell office:value-type="string">
            <text:p>Usar nome interno de produção para o jogo (75% compatível)</text:p>
          </table:table-cell>
          <table:table-cell table:number-columns-repeated="6"/>
          <table:table-cell office:value-type="string">
            <text:p>Usar un nombre de producción interno para el juego (75 % compatible)</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lblUser.Text</text:p>
          </table:table-cell>
          <table:table-cell office:value-type="string">
            <text:p>Usuário:</text:p>
          </table:table-cell>
          <table:table-cell table:number-columns-repeated="6"/>
          <table:table-cell office:value-type="string">
            <text:p>Usuari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CoverRecursiveSearch.Text</text:p>
          </table:table-cell>
          <table:table-cell office:value-type="string">
            <text:p>Usar pesquisa recursiva de capas (pesquisar em todas as regiões)</text:p>
          </table:table-cell>
          <table:table-cell table:number-columns-repeated="6"/>
          <table:table-cell office:value-type="string">
            <text:p>Utilizar la búsqueda recursiva de skins (buscar en todas las regione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UpdateServerProxy.Text</text:p>
          </table:table-cell>
          <table:table-cell office:value-type="string">
            <text:p>Usar servidor proxy</text:p>
          </table:table-cell>
          <table:table-cell table:number-columns-repeated="6"/>
          <table:table-cell office:value-type="string">
            <text:p>Utilizar un servidor proxy</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GeneralDiverse.Text</text:p>
          </table:table-cell>
          <table:table-cell office:value-type="string">
            <text:p>Diversos</text:p>
          </table:table-cell>
          <table:table-cell table:number-columns-repeated="6"/>
          <table:table-cell office:value-type="string">
            <text:p>Vari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tabSettingsSeveral.Text</text:p>
          </table:table-cell>
          <table:table-cell office:value-type="string">
            <text:p>Diversos</text:p>
          </table:table-cell>
          <table:table-cell table:number-columns-repeated="6"/>
          <table:table-cell office:value-type="string">
            <text:p>Varios</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TitleDiverse.Text</text:p>
          </table:table-cell>
          <table:table-cell office:value-type="string">
            <text:p>Diversos (necessário reiniciar programa para ter efeito)</text:p>
          </table:table-cell>
          <table:table-cell table:number-columns-repeated="6"/>
          <table:table-cell office:value-type="string">
            <text:p>Varios (Se requiere reiniciar el programa para que surja efecto)</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StartWindowMaximized.Text</text:p>
          </table:table-cell>
          <table:table-cell office:value-type="string">
            <text:p>Iniciar janela maximizada</text:p>
          </table:table-cell>
          <table:table-cell table:number-columns-repeated="6"/>
          <table:table-cell office:value-type="string">
            <text:p>Ventana de inicio maximizada</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chkGeneralSHA1.Text</text:p>
          </table:table-cell>
          <table:table-cell office:value-type="string">
            <text:p>Verificar assinatura SHA-1 durante transferências</text:p>
          </table:table-cell>
          <table:table-cell table:number-columns-repeated="6"/>
          <table:table-cell office:value-type="string">
            <text:p>Verificar la firma SHA-1 durante las transferencias</text:p>
          </table:table-cell>
          <table:table-cell table:number-columns-repeated="1013"/>
        </table:table-row>
        <table:table-row table:style-name="ro2">
          <table:table-cell office:value-type="string">
            <text:p>GCBM</text:p>
          </table:table-cell>
          <table:table-cell office:value-type="string">
            <text:p>frmAboutBox</text:p>
          </table:table-cell>
          <table:table-cell office:value-type="string">
            <text:p>labelVersion.Text</text:p>
          </table:table-cell>
          <table:table-cell office:value-type="string">
            <text:p>Versão</text:p>
          </table:table-cell>
          <table:table-cell table:number-columns-repeated="6"/>
          <table:table-cell office:value-type="string">
            <text:p>Versión</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boutVersion</text:p>
          </table:table-cell>
          <table:table-cell office:value-type="string">
            <text:p>Versão </text:p>
          </table:table-cell>
          <table:table-cell table:number-columns-repeated="6"/>
          <table:table-cell office:value-type="string">
            <text:p>Versión </text:p>
          </table:table-cell>
          <table:table-cell table:number-columns-repeated="1013"/>
        </table:table-row>
        <table:table-row table:style-name="ro2">
          <table:table-cell office:value-type="string">
            <text:p>GCBM</text:p>
          </table:table-cell>
          <table:table-cell office:value-type="string">
            <text:p>Properties\Resources</text:p>
          </table:table-cell>
          <table:table-cell office:value-type="string">
            <text:p>AboutBox_String2</text:p>
          </table:table-cell>
          <table:table-cell office:value-type="string">
            <text:p>Versão {0}</text:p>
          </table:table-cell>
          <table:table-cell table:number-columns-repeated="6"/>
          <table:table-cell office:value-type="string">
            <text:p>Versión {0}</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abel18.Text</text:p>
          </table:table-cell>
          <table:table-cell office:value-type="string">
            <text:p>VERSIÓN:</text:p>
          </table:table-cell>
          <table:table-cell table:number-columns-repeated="6"/>
          <table:table-cell office:value-type="string">
            <text:p>VERSIÓN:</text:p>
          </table:table-cell>
          <table:table-cell table:number-columns-repeated="1013"/>
        </table:table-row>
        <table:table-row table:style-name="ro2">
          <table:table-cell office:value-type="string">
            <text:p>GCBM</text:p>
          </table:table-cell>
          <table:table-cell office:value-type="string">
            <text:p>tools\frmMetaXml</text:p>
          </table:table-cell>
          <table:table-cell office:value-type="string">
            <text:p>label3.Text</text:p>
          </table:table-cell>
          <table:table-cell office:value-type="string">
            <text:p>Versão:</text:p>
          </table:table-cell>
          <table:table-cell table:number-columns-repeated="6"/>
          <table:table-cell office:value-type="string">
            <text:p>Versión:</text:p>
          </table:table-cell>
          <table:table-cell table:number-columns-repeated="1013"/>
        </table:table-row>
        <table:table-row table:style-name="ro2">
          <table:table-cell office:value-type="string">
            <text:p>GCBM</text:p>
          </table:table-cell>
          <table:table-cell office:value-type="string">
            <text:p>frmInfoAdditional</text:p>
          </table:table-cell>
          <table:table-cell office:value-type="string">
            <text:p>lblVersion.Text</text:p>
          </table:table-cell>
          <table:table-cell office:value-type="string">
            <text:p>VERSÃO:</text:p>
          </table:table-cell>
          <table:table-cell table:number-columns-repeated="6"/>
          <table:table-cell office:value-type="string">
            <text:p>VERSIÓN:</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grbDolphinVideo.Text</text:p>
          </table:table-cell>
          <table:table-cell office:value-type="string">
            <text:p>Vídeo</text:p>
          </table:table-cell>
          <table:table-cell table:number-columns-repeated="6"/>
          <table:table-cell office:value-type="string">
            <text:p>Vide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tsmiOfficialGitHub.Text</text:p>
          </table:table-cell>
          <table:table-cell office:value-type="string">
            <text:p>Site oficial (GitHub)</text:p>
          </table:table-cell>
          <table:table-cell table:number-columns-repeated="6"/>
          <table:table-cell office:value-type="string">
            <text:p>Web oficial (GitHub)</text:p>
          </table:table-cell>
          <table:table-cell table:number-columns-repeated="1013"/>
        </table:table-row>
        <table:table-row table:style-name="ro2">
          <table:table-cell office:value-type="string">
            <text:p>GCBM</text:p>
          </table:table-cell>
          <table:table-cell office:value-type="string">
            <text:p>frmConfig</text:p>
          </table:table-cell>
          <table:table-cell office:value-type="string">
            <text:p>rbTransferSystemXCopy.Text</text:p>
          </table:table-cell>
          <table:table-cell office:value-type="string">
            <text:p>XCopy (Padrão)</text:p>
          </table:table-cell>
          <table:table-cell table:number-columns-repeated="6"/>
          <table:table-cell office:value-type="string">
            <text:p>XCopy (Predeterminado)</text:p>
          </table:table-cell>
          <table:table-cell table:number-columns-repeated="1013"/>
        </table:table-row>
        <table:table-row table:style-name="ro2">
          <table:table-cell office:value-type="string">
            <text:p>GCBM</text:p>
          </table:table-cell>
          <table:table-cell office:value-type="string">
            <text:p>frmMain</text:p>
          </table:table-cell>
          <table:table-cell office:value-type="string">
            <text:p>boxArtToolStripMenuItem.Text</text:p>
          </table:table-cell>
          <table:table-cell office:value-type="string">
            <text:p>BoxArt</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CoverDirectory.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DirectoryCover2D.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DirectoryCover3D.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DirectoryCoverDisc.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DirectoryCoverFull.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tools\frmConvertELFtoDOL</text:p>
          </table:table-cell>
          <table:table-cell office:value-type="string">
            <text:p>btnSearchELF.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SelectFile.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TemporaryFolder.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Title.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btnTitleCustom.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1</text:p>
          </table:table-cell>
          <table:table-cell office:value-type="string">
            <text:p>GameCub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10</text:p>
          </table:table-cell>
          <table:table-cell office:value-type="string">
            <text:p>VC-C64</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11</text:p>
          </table:table-cell>
          <table:table-cell office:value-type="string">
            <text:p>VC-MSX</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12</text:p>
          </table:table-cell>
          <table:table-cell office:value-type="string">
            <text:p>VC-Arcad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13</text:p>
          </table:table-cell>
          <table:table-cell office:value-type="string">
            <text:p>Channel</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14</text:p>
          </table:table-cell>
          <table:table-cell office:value-type="string">
            <text:p>Homebrew</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2</text:p>
          </table:table-cell>
          <table:table-cell office:value-type="string">
            <text:p>WiiWar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3</text:p>
          </table:table-cell>
          <table:table-cell office:value-type="string">
            <text:p>VC-NES</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4</text:p>
          </table:table-cell>
          <table:table-cell office:value-type="string">
            <text:p>VC-SNES</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5</text:p>
          </table:table-cell>
          <table:table-cell office:value-type="string">
            <text:p>VC-SMS</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6</text:p>
          </table:table-cell>
          <table:table-cell office:value-type="string">
            <text:p>VC-MD</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7</text:p>
          </table:table-cell>
          <table:table-cell office:value-type="string">
            <text:p>VC-N64</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8</text:p>
          </table:table-cell>
          <table:table-cell office:value-type="string">
            <text:p>VC-NEOGEO</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bFilterDatabase.Items9</text:p>
          </table:table-cell>
          <table:table-cell office:value-type="string">
            <text:p>VC-PC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GeneralFileSize.Items1</text:p>
          </table:table-cell>
          <table:table-cell office:value-type="string">
            <text:p>Kilobyt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GeneralFileSize.Items2</text:p>
          </table:table-cell>
          <table:table-cell office:value-type="string">
            <text:p>Megabytes</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GeneralFileSize.Items3</text:p>
          </table:table-cell>
          <table:table-cell office:value-type="string">
            <text:p>Gigabytes</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GeneralFileSize.Items4</text:p>
          </table:table-cell>
          <table:table-cell office:value-type="string">
            <text:p>Terabyt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Language.Items</text:p>
          </table:table-cell>
          <table:table-cell office:value-type="string">
            <text:p>Português [Brasil]</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Language.Items1</text:p>
          </table:table-cell>
          <table:table-cell office:value-type="string">
            <text:p>English [US]</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Language.Items2</text:p>
          </table:table-cell>
          <table:table-cell office:value-type="string">
            <text:p>Español [ES]</text:p>
          </table:table-cell>
          <table:table-cell table:number-columns-repeated="1020"/>
        </table:table-row>
        <table:table-row table:style-name="ro5">
          <table:table-cell office:value-type="string">
            <text:p>GCBM</text:p>
          </table:table-cell>
          <table:table-cell office:value-type="string">
            <text:p>frmConfig</text:p>
          </table:table-cell>
          <table:table-cell office:value-type="string">
            <text:p>cbLanguage.Items3</text:p>
          </table:table-cell>
          <table:table-cell office:value-type="string">
            <text:p>한국어 [KR]</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Language.Items4</text:p>
          </table:table-cell>
          <table:table-cell office:value-type="string">
            <text:p>Français [FR]</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Language.Items5</text:p>
          </table:table-cell>
          <table:table-cell office:value-type="string">
            <text:p>Deutsch [DE]</text:p>
          </table:table-cell>
          <table:table-cell table:number-columns-repeated="1020"/>
        </table:table-row>
        <table:table-row table:style-name="ro5">
          <table:table-cell office:value-type="string">
            <text:p>GCBM</text:p>
          </table:table-cell>
          <table:table-cell office:value-type="string">
            <text:p>frmConfig</text:p>
          </table:table-cell>
          <table:table-cell office:value-type="string">
            <text:p>cbLanguage.Items6</text:p>
          </table:table-cell>
          <table:table-cell office:value-type="string">
            <text:p>日本 [JA]</text:p>
          </table:table-cell>
          <table:table-cell table:number-columns-repeated="1020"/>
        </table:table-row>
        <table:table-row table:style-name="ro2">
          <table:table-cell office:value-type="string">
            <text:p>GCBM</text:p>
          </table:table-cell>
          <table:table-cell office:value-type="string">
            <text:p>tools\frmMetaXml</text:p>
          </table:table-cell>
          <table:table-cell office:value-type="string">
            <text:p>cbMountUSB.Items1</text:p>
          </table:table-cell>
          <table:table-cell office:value-type="string">
            <text:p>0</text:p>
          </table:table-cell>
          <table:table-cell table:number-columns-repeated="1020"/>
        </table:table-row>
        <table:table-row table:style-name="ro2">
          <table:table-cell office:value-type="string">
            <text:p>GCBM</text:p>
          </table:table-cell>
          <table:table-cell office:value-type="string">
            <text:p>tools\frmMetaXml</text:p>
          </table:table-cell>
          <table:table-cell office:value-type="string">
            <text:p>cbMountUSB.Items2</text:p>
          </table:table-cell>
          <table:table-cell office:value-type="string">
            <text:p>1</text:p>
          </table:table-cell>
          <table:table-cell table:number-columns-repeated="1020"/>
        </table:table-row>
        <table:table-row table:style-name="ro2">
          <table:table-cell office:value-type="string">
            <text:p>GCBM</text:p>
          </table:table-cell>
          <table:table-cell office:value-type="string">
            <text:p>tools\frmMetaXml</text:p>
          </table:table-cell>
          <table:table-cell office:value-type="string">
            <text:p>cbPortUSB.Items1</text:p>
          </table:table-cell>
          <table:table-cell office:value-type="string">
            <text:p>0</text:p>
          </table:table-cell>
          <table:table-cell table:number-columns-repeated="1020"/>
        </table:table-row>
        <table:table-row table:style-name="ro2">
          <table:table-cell office:value-type="string">
            <text:p>GCBM</text:p>
          </table:table-cell>
          <table:table-cell office:value-type="string">
            <text:p>tools\frmMetaXml</text:p>
          </table:table-cell>
          <table:table-cell office:value-type="string">
            <text:p>cbPortUSB.Items2</text:p>
          </table:table-cell>
          <table:table-cell office:value-type="string">
            <text:p>1</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ScrubAlign.Items1</text:p>
          </table:table-cell>
          <table:table-cell office:value-type="string">
            <text:p>4 bytes</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ScrubAlign.Items2</text:p>
          </table:table-cell>
          <table:table-cell office:value-type="string">
            <text:p>32 bytes</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ScrubAlign.Items3</text:p>
          </table:table-cell>
          <table:table-cell office:value-type="string">
            <text:p>32 KB</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ScrubFormat.Items</text:p>
          </table:table-cell>
          <table:table-cell office:value-type="string">
            <text:p>GCReEx</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cbScrubFormat.Items1</text:p>
          </table:table-cell>
          <table:table-cell office:value-type="string">
            <text:p>DiscEx</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Chk.HeaderText</text:p>
          </table:table-cell>
          <table:table-cell table:number-columns-repeated="1021"/>
        </table:table-row>
        <table:table-row table:style-name="ro2">
          <table:table-cell office:value-type="string">
            <text:p>GCBM</text:p>
          </table:table-cell>
          <table:table-cell office:value-type="string">
            <text:p>frmMain</text:p>
          </table:table-cell>
          <table:table-cell office:value-type="string">
            <text:p>clmDiscExtension.HeaderText</text:p>
          </table:table-cell>
          <table:table-cell office:value-type="string">
            <text:p>Typ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DiscID.HeaderText</text:p>
          </table:table-cell>
          <table:table-cell office:value-type="string">
            <text:p>ID</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DiscPath.HeaderText</text:p>
          </table:table-cell>
          <table:table-cell office:value-type="string">
            <text:p>Path</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DiscRegion.HeaderText</text:p>
          </table:table-cell>
          <table:table-cell office:value-type="string">
            <text:p>Region</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DiscSize.HeaderText</text:p>
          </table:table-cell>
          <table:table-cell office:value-type="string">
            <text:p>Siz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DiscTitle.HeaderText</text:p>
          </table:table-cell>
          <table:table-cell office:value-type="string">
            <text:p>Titl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Extension.HeaderText</text:p>
          </table:table-cell>
          <table:table-cell office:value-type="string">
            <text:p>Typ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ID.HeaderText</text:p>
          </table:table-cell>
          <table:table-cell office:value-type="string">
            <text:p>ID (Game ID)</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Path.HeaderText</text:p>
          </table:table-cell>
          <table:table-cell office:value-type="string">
            <text:p>File Path</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Region.HeaderText</text:p>
          </table:table-cell>
          <table:table-cell office:value-type="string">
            <text:p>Region</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Size.HeaderText</text:p>
          </table:table-cell>
          <table:table-cell office:value-type="string">
            <text:p>Siz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clmTitle.HeaderText</text:p>
          </table:table-cell>
          <table:table-cell office:value-type="string">
            <text:p>Game Title</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dgvMainDiscCheck.HeaderText</text:p>
          </table:table-cell>
          <table:table-cell table:number-columns-repeated="1021"/>
        </table:table-row>
        <table:table-row table:style-name="ro2">
          <table:table-cell office:value-type="string">
            <text:p>GCBM</text:p>
          </table:table-cell>
          <table:table-cell office:value-type="string">
            <text:p>frmAboutBox</text:p>
          </table:table-cell>
          <table:table-cell office:value-type="string">
            <text:p>Game_GenerateTreeView_GenerateTreeView___error__dir2dir_not_found</text:p>
          </table:table-cell>
          <table:table-cell office:value-type="string">
            <text:p>GenerateTreeView() error: dir2dir not found</text:p>
          </table:table-cell>
          <table:table-cell table:number-columns-repeated="1020"/>
        </table:table-row>
        <table:table-row table:style-name="ro2">
          <table:table-cell office:value-type="string">
            <text:p>GCBM</text:p>
          </table:table-cell>
          <table:table-cell office:value-type="string">
            <text:p>frmInfoAdditional</text:p>
          </table:table-cell>
          <table:table-cell office:value-type="string">
            <text:p>groupBox1.Text</text:p>
          </table:table-cell>
          <table:table-cell office:value-type="string">
            <text:p>ESRB</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grpDetailsSource.Text</text:p>
          </table:table-cell>
          <table:table-cell office:value-type="string">
            <text:p>Detalhes</text:p>
          </table:table-cell>
          <table:table-cell table:number-columns-repeated="1020"/>
        </table:table-row>
        <table:table-row table:style-name="ro2">
          <table:table-cell office:value-type="string">
            <text:p>GCBM</text:p>
          </table:table-cell>
          <table:table-cell office:value-type="string">
            <text:p>tools\frmConvertELFtoDOL</text:p>
          </table:table-cell>
          <table:table-cell office:value-type="string">
            <text:p>label1.Text</text:p>
          </table:table-cell>
          <table:table-cell office:value-type="string">
            <text:p>ELF:</text:p>
          </table:table-cell>
          <table:table-cell table:number-columns-repeated="1020"/>
        </table:table-row>
        <table:table-row table:style-name="ro2">
          <table:table-cell office:value-type="string">
            <text:p>GCBM</text:p>
          </table:table-cell>
          <table:table-cell office:value-type="string">
            <text:p>frmInformation</text:p>
          </table:table-cell>
          <table:table-cell office:value-type="string">
            <text:p>label12.Text</text:p>
          </table:table-cell>
          <table:table-cell office:value-type="string">
            <text:p>Banner:</text:p>
          </table:table-cell>
          <table:table-cell table:number-columns-repeated="1020"/>
        </table:table-row>
        <table:table-row table:style-name="ro2">
          <table:table-cell office:value-type="string">
            <text:p>GCBM</text:p>
          </table:table-cell>
          <table:table-cell office:value-type="string">
            <text:p>tools\frmConvertELFtoDOL</text:p>
          </table:table-cell>
          <table:table-cell office:value-type="string">
            <text:p>label2.Text</text:p>
          </table:table-cell>
          <table:table-cell office:value-type="string">
            <text:p>DOL:</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abel34.Text</text:p>
          </table:table-cell>
          <table:table-cell office:value-type="string">
            <text:p>MakerCod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label4.Text</text:p>
          </table:table-cell>
          <table:table-cell office:value-type="string">
            <text:p>titles.txt</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label5.Text</text:p>
          </table:table-cell>
          <table:table-cell office:value-type="string">
            <text:p>custom-titles.txt</text:p>
          </table:table-cell>
          <table:table-cell table:number-columns-repeated="1020"/>
        </table:table-row>
        <table:table-row table:style-name="ro2">
          <table:table-cell office:value-type="string">
            <text:p>GCBM</text:p>
          </table:table-cell>
          <table:table-cell office:value-type="string">
            <text:p>frmAboutBox</text:p>
          </table:table-cell>
          <table:table-cell office:value-type="string">
            <text:p>lbl_DataAtualizacao.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AboutBox</text:p>
          </table:table-cell>
          <table:table-cell office:value-type="string">
            <text:p>lblAboutVersion.Text</text:p>
          </table:table-cell>
          <table:table-cell office:value-type="string">
            <text:p>.</text:p>
          </table:table-cell>
          <table:table-cell table:number-columns-repeated="1020"/>
        </table:table-row>
        <table:table-row table:style-name="ro2">
          <table:table-cell office:value-type="string">
            <text:p>GCBM</text:p>
          </table:table-cell>
          <table:table-cell office:value-type="string">
            <text:p>frmInfoAdditional</text:p>
          </table:table-cell>
          <table:table-cell office:value-type="string">
            <text:p>lblCrc.Text</text:p>
          </table:table-cell>
          <table:table-cell office:value-type="string">
            <text:p>CRC:</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blDestinationCount.Text</text:p>
          </table:table-cell>
          <table:table-cell office:value-type="string">
            <text:p>0</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lblFST.Text</text:p>
          </table:table-cell>
          <table:table-cell office:value-type="string">
            <text:p>FST: </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blInstallStatusGameIndex.Text</text:p>
          </table:table-cell>
          <table:table-cell office:value-type="string">
            <text:p>0 <text:s/>/ <text:s/>0</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blInstallStatusGameTitle.Text</text:p>
          </table:table-cell>
          <table:table-cell office:value-type="string">
            <text:p>Aguardando...</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blInstallStatusPercent.Text</text:p>
          </table:table-cell>
          <table:table-cell office:value-type="string">
            <text:p>0 %</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blInstallStatusText.Text</text:p>
          </table:table-cell>
          <table:table-cell office:value-type="string">
            <text:p>Instalando jogo...</text:p>
          </table:table-cell>
          <table:table-cell table:number-columns-repeated="1020"/>
        </table:table-row>
        <table:table-row table:style-name="ro2">
          <table:table-cell office:value-type="string">
            <text:p>GCBM</text:p>
          </table:table-cell>
          <table:table-cell office:value-type="string">
            <text:p>tools\frmMetaXml</text:p>
          </table:table-cell>
          <table:table-cell office:value-type="string">
            <text:p>lblIOS.Text</text:p>
          </table:table-cell>
          <table:table-cell office:value-type="string">
            <text:p>IOS/cIOS:</text:p>
          </table:table-cell>
          <table:table-cell table:number-columns-repeated="1020"/>
        </table:table-row>
        <table:table-row table:style-name="ro2">
          <table:table-cell office:value-type="string">
            <text:p>GCBM</text:p>
          </table:table-cell>
          <table:table-cell office:value-type="string">
            <text:p>frmInfoAdditional</text:p>
          </table:table-cell>
          <table:table-cell office:value-type="string">
            <text:p>lblMd5.Text</text:p>
          </table:table-cell>
          <table:table-cell office:value-type="string">
            <text:p>MD5:</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lblScrub.Text</text:p>
          </table:table-cell>
          <table:table-cell office:value-type="string">
            <text:p>Scrub:</text:p>
          </table:table-cell>
          <table:table-cell table:number-columns-repeated="1020"/>
        </table:table-row>
        <table:table-row table:style-name="ro2">
          <table:table-cell office:value-type="string">
            <text:p>GCBM</text:p>
          </table:table-cell>
          <table:table-cell office:value-type="string">
            <text:p>frmInfoAdditional</text:p>
          </table:table-cell>
          <table:table-cell office:value-type="string">
            <text:p>lblSha1.Text</text:p>
          </table:table-cell>
          <table:table-cell office:value-type="string">
            <text:p>SHA1:</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lblSourceCount.Text</text:p>
          </table:table-cell>
          <table:table-cell office:value-type="string">
            <text:p>0</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lblWipe.Text</text:p>
          </table:table-cell>
          <table:table-cell office:value-type="string">
            <text:p>Wip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lblXCopy.Text</text:p>
          </table:table-cell>
          <table:table-cell office:value-type="string">
            <text:p>XCopy:</text:p>
          </table:table-cell>
          <table:table-cell table:number-columns-repeated="1020"/>
        </table:table-row>
        <table:table-row table:style-name="ro2">
          <table:table-cell office:value-type="string">
            <text:p>GCBM</text:p>
          </table:table-cell>
          <table:table-cell office:value-type="string">
            <text:p>Properties\Resources</text:p>
          </table:table-cell>
          <table:table-cell office:value-type="string">
            <text:p>LoadDatabase_Editor</text:p>
          </table:table-cell>
          <table:table-cell office:value-type="string">
            <text:p>Editor</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notifyIcon.Text</text:p>
          </table:table-cell>
          <table:table-cell office:value-type="string">
            <text:p>GameCube Backup Manager</text:p>
          </table:table-cell>
          <table:table-cell table:number-columns-repeated="1020"/>
        </table:table-row>
        <table:table-row table:style-name="ro2">
          <table:table-cell office:value-type="string">
            <text:p>GCBM</text:p>
          </table:table-cell>
          <table:table-cell office:value-type="string">
            <text:p>tools\frmConvertELFtoDOL</text:p>
          </table:table-cell>
          <table:table-cell office:value-type="string">
            <text:p>ofdELF.Filter</text:p>
          </table:table-cell>
          <table:table-cell office:value-type="string">
            <text:p>Arquivos ELF|*.elf</text:p>
          </table:table-cell>
          <table:table-cell table:number-columns-repeated="1020"/>
        </table:table-row>
        <table:table-row table:style-name="ro2">
          <table:table-cell office:value-type="string">
            <text:p>GCBM</text:p>
          </table:table-cell>
          <table:table-cell office:value-type="string">
            <text:p>frmAboutBox</text:p>
          </table:table-cell>
          <table:table-cell office:value-type="string">
            <text:p>okButton.Text</text:p>
          </table:table-cell>
          <table:table-cell office:value-type="string">
            <text:p>&amp;OK</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CoverUSBLoaderGX.Text</text:p>
          </table:table-cell>
          <table:table-cell office:value-type="string">
            <text:p>USB Loader GX / USB Loader GX Tab MOD</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CoverWiiFlow.Text</text:p>
          </table:table-cell>
          <table:table-cell office:value-type="string">
            <text:p>WiiFlow / WiiFlow Fusion / WiiFlow Lit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DSPLLE.Text</text:p>
          </table:table-cell>
          <table:table-cell office:value-type="string">
            <text:p>DSP LL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DX11.Text</text:p>
          </table:table-cell>
          <table:table-cell office:value-type="string">
            <text:p>D3D11</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DX12.Text</text:p>
          </table:table-cell>
          <table:table-cell office:value-type="string">
            <text:p>D3D12</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TransferSystemFST.Text</text:p>
          </table:table-cell>
          <table:table-cell office:value-type="string">
            <text:p>FST (FileSystem Table)</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TransferSystemWipe.Text</text:p>
          </table:table-cell>
          <table:table-cell office:value-type="string">
            <text:p>Wipe</text:p>
          </table:table-cell>
          <table:table-cell table:number-columns-repeated="1020"/>
        </table:table-row>
        <table:table-row table:style-name="ro2">
          <table:table-cell office:value-type="string">
            <text:p>GCBM</text:p>
          </table:table-cell>
          <table:table-cell office:value-type="string">
            <text:p>frmTransferCover</text:p>
          </table:table-cell>
          <table:table-cell office:value-type="string">
            <text:p>rbUsa.Text</text:p>
          </table:table-cell>
          <table:table-cell office:value-type="string">
            <text:p>USA</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rbVkGL.Text</text:p>
          </table:table-cell>
          <table:table-cell office:value-type="string">
            <text:p>Vulkan/OpenGL</text:p>
          </table:table-cell>
          <table:table-cell table:number-columns-repeated="1020"/>
        </table:table-row>
        <table:table-row table:style-name="ro2">
          <table:table-cell office:value-type="string">
            <text:p>GCBM</text:p>
          </table:table-cell>
          <table:table-cell office:value-type="string">
            <text:p>Properties\Resources</text:p>
          </table:table-cell>
          <table:table-cell office:value-type="string">
            <text:p>SplashSettingUp</text:p>
          </table:table-cell>
          <table:table-cell table:number-columns-repeated="1021"/>
        </table:table-row>
        <table:table-row table:style-name="ro2">
          <table:table-cell office:value-type="string">
            <text:p>GCBM</text:p>
          </table:table-cell>
          <table:table-cell office:value-type="string">
            <text:p>Properties\Resources</text:p>
          </table:table-cell>
          <table:table-cell office:value-type="string">
            <text:p>SplashWiiTDB</text:p>
          </table:table-cell>
          <table:table-cell table:number-columns-repeated="1021"/>
        </table:table-row>
        <table:table-row table:style-name="ro2">
          <table:table-cell office:value-type="string">
            <text:p>GCBM</text:p>
          </table:table-cell>
          <table:table-cell office:value-type="string">
            <text:p>frmConfig</text:p>
          </table:table-cell>
          <table:table-cell office:value-type="string">
            <text:p>tabCover3D.Text</text:p>
          </table:table-cell>
          <table:table-cell office:value-type="string">
            <text:p>3D</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tabCoverFront.Text</text:p>
          </table:table-cell>
          <table:table-cell office:value-type="string">
            <text:p>2D</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tabSettingsDolphin.Text</text:p>
          </table:table-cell>
          <table:table-cell office:value-type="string">
            <text:p>Dolphin Emulator</text:p>
          </table:table-cell>
          <table:table-cell table:number-columns-repeated="1020"/>
        </table:table-row>
        <table:table-row table:style-name="ro2">
          <table:table-cell office:value-type="string">
            <text:p>GCBM</text:p>
          </table:table-cell>
          <table:table-cell office:value-type="string">
            <text:p>frmAboutBox</text:p>
          </table:table-cell>
          <table:table-cell office:value-type="string">
            <text:p>tbGameTDB.Text</text:p>
          </table:table-cell>
          <table:table-cell office:value-type="string">
            <text:p>GameTDB</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tbTitle.Text</text:p>
          </table:table-cell>
          <table:table-cell office:value-type="string">
            <text:p>%APP%\titles.txt</text:p>
          </table:table-cell>
          <table:table-cell table:number-columns-repeated="1020"/>
        </table:table-row>
        <table:table-row table:style-name="ro2">
          <table:table-cell office:value-type="string">
            <text:p>GCBM</text:p>
          </table:table-cell>
          <table:table-cell office:value-type="string">
            <text:p>frmConfig</text:p>
          </table:table-cell>
          <table:table-cell office:value-type="string">
            <text:p>tbTitleCustom.Text</text:p>
          </table:table-cell>
          <table:table-cell office:value-type="string">
            <text:p>%APP%\custom-titles.txt</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toolStripMenuItem11.Text</text:p>
          </table:table-cell>
          <table:table-cell office:value-type="string">
            <text:p>Atualização do GameTDB</text:p>
          </table:table-cell>
          <table:table-cell table:number-columns-repeated="1020"/>
        </table:table-row>
        <table:table-row table:style-name="ro2">
          <table:table-cell office:value-type="string">
            <text:p>GCBM</text:p>
          </table:table-cell>
          <table:table-cell office:value-type="string">
            <text:p>frmAboutBox</text:p>
          </table:table-cell>
          <table:table-cell office:value-type="string">
            <text:p>tpGCBM.Text</text:p>
          </table:table-cell>
          <table:table-cell office:value-type="string">
            <text:p>GCBM</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tsmiExportCSV.Text</text:p>
          </table:table-cell>
          <table:table-cell office:value-type="string">
            <text:p>CSV</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tsmiExportHTML.Text</text:p>
          </table:table-cell>
          <table:table-cell office:value-type="string">
            <text:p>HTML</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tsmiExportTXT.Text</text:p>
          </table:table-cell>
          <table:table-cell office:value-type="string">
            <text:p>TXT</text:p>
          </table:table-cell>
          <table:table-cell table:number-columns-repeated="1020"/>
        </table:table-row>
        <table:table-row table:style-name="ro2">
          <table:table-cell office:value-type="string">
            <text:p>GCBM</text:p>
          </table:table-cell>
          <table:table-cell office:value-type="string">
            <text:p>frmMain</text:p>
          </table:table-cell>
          <table:table-cell office:value-type="string">
            <text:p>tsmiWebsiteFacebook.Text</text:p>
          </table:table-cell>
          <table:table-cell office:value-type="string">
            <text:p>Nintendo Wii Brasil (Facebook)</text:p>
          </table:table-cell>
          <table:table-cell table:number-columns-repeated="1020"/>
        </table:table-row>
        <table:table-row table:style-name="ro1" table:number-rows-repeated="1047966">
          <table:table-cell table:number-columns-repeated="1024"/>
        </table:table-row>
        <table:table-row table:style-name="ro1">
          <table:table-cell table:number-columns-repeated="1024"/>
        </table:table-row>
      </table:table>
      <table:table table:name="Sheet2" table:style-name="ta1" table:print="false">
        <table:table-column table:style-name="co5" table:default-cell-style-name="Default"/>
        <table:table-row table:style-name="ro6">
          <table:table-cell/>
        </table:table-row>
      </table:table>
      <table:table table:name="Sheet3" table:style-name="ta1" table:print="false">
        <table:table-column table:style-name="co5" table:default-cell-style-name="Default"/>
        <table:table-row table:style-name="ro6">
          <table:table-cell/>
        </table:table-row>
      </table:table>
      <table:database-ranges>
        <table:database-range table:target-range-address="Sheet1.A1:Sheet1.K609">
          <table:sort>
            <table:sort-by table:field-number="1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18">09/18/2022</text:date>, <text:time>22:12: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Johnson</meta:initial-creator>
    <meta:creation-date>2022-09-18T22:08:23.07</meta:creation-date>
    <dc:date>2022-09-18T22:12:37.06</dc:date>
    <dc:creator>Sean Johnson</dc:creator>
    <meta:editing-duration>PT4M16S</meta:editing-duration>
    <meta:editing-cycles>1</meta:editing-cycles>
    <meta:document-statistic meta:table-count="3" meta:cell-count="2918" meta:object-count="0"/>
    <meta:generator>OpenOffice/4.1.13$Win32 OpenOffice.org_project/4113m1$Build-9810</meta:generator>
  </office:meta>
</office:document-meta>
</file>